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457in"/>
    </style:style>
    <style:style style:name="co2" style:family="table-column">
      <style:table-column-properties fo:break-before="auto" style:column-width="1.5902in"/>
    </style:style>
    <style:style style:name="co3" style:family="table-column">
      <style:table-column-properties fo:break-before="auto" style:column-width="1.7598in"/>
    </style:style>
    <style:style style:name="co4" style:family="table-column">
      <style:table-column-properties fo:break-before="auto" style:column-width="1.1508in"/>
    </style:style>
    <style:style style:name="co5" style:family="table-column">
      <style:table-column-properties fo:break-before="auto" style:column-width="0.902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3693in"/>
    </style:style>
    <style:style style:name="co8" style:family="table-column">
      <style:table-column-properties fo:break-before="auto" style:column-width="1.9634in"/>
    </style:style>
    <style:style style:name="co9" style:family="table-column">
      <style:table-column-properties fo:break-before="auto" style:column-width="1.3201in"/>
    </style:style>
    <style:style style:name="co10" style:family="table-column">
      <style:table-column-properties fo:break-before="auto" style:column-width="1.1953in"/>
    </style:style>
    <style:style style:name="co11" style:family="table-column">
      <style:table-column-properties fo:break-before="auto" style:column-width="1.2744in"/>
    </style:style>
    <style:style style:name="co12" style:family="table-column">
      <style:table-column-properties fo:break-before="auto" style:column-width="1.3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60"/>
    <style:style style:name="ce6" style:family="table-cell" style:parent-style-name="Default" style:data-style-name="N60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133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36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/>
    <style:style style:name="ce10" style:family="table-cell" style:parent-style-name="Default" style:data-style-name="N133"/>
    <style:style style:name="ce11" style:family="table-cell" style:parent-style-name="Default" style:data-style-name="N133">
      <style:table-cell-properties fo:border-bottom="none" fo:border-left="0.06pt solid #000000" fo:border-right="0.06pt solid #000000" fo:border-top="none"/>
    </style:style>
    <style:style style:name="ce12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133">
      <style:table-cell-properties style:text-align-source="fix" style:repeat-content="false"/>
      <style:paragraph-properties fo:text-align="center" fo:margin-left="0in"/>
      <style:text-properties style:font-name="Arial" style:font-name-asian="WenQuanYi Micro Hei" style:font-name-complex="Lohit Hindi"/>
    </style:style>
    <style:style style:name="ce14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132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61"/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2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31">
      <style:table-cell-properties fo:border-bottom="none" fo:border-left="0.06pt solid #000000" fo:border-right="0.06pt solid #000000" fo:border-top="none"/>
    </style:style>
    <style:style style:name="ce23" style:family="table-cell" style:parent-style-name="Default" style:data-style-name="N130">
      <style:table-cell-properties fo:border-bottom="none" fo:border-left="0.06pt solid #000000" fo:border-right="0.06pt solid #000000" fo:border-top="none"/>
    </style:style>
    <style:style style:name="ce24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Hindi"/>
    </style:style>
    <style:style style:name="ce26" style:family="table-cell" style:parent-style-name="Default" style:data-style-name="N133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Hindi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3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3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7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132"/>
    <style:style style:name="ce36" style:family="table-cell" style:parent-style-name="Default" style:data-style-name="N127"/>
    <style:style style:name="ce37" style:family="table-cell" style:parent-style-name="Default" style:data-style-name="N130"/>
    <style:style style:name="ce38" style:family="table-cell" style:parent-style-name="Default" style:data-style-name="N128"/>
    <style:style style:name="T1" style:family="text">
      <style:text-properties style:text-position="33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number-columns-repeated="13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***Efficiency Tests. Measurements from Maestro for live time and from Radware for photopeak area.***</text:p>
          </table:table-cell>
          <table:table-cell table:number-columns-repeated="37"/>
        </table:table-row>
        <table:table-row table:style-name="ro1">
          <table:table-cell/>
          <table:table-cell table:style-name="ce2" office:value-type="string" calcext:value-type="string">
            <text:p>Source Data</text:p>
          </table:table-cell>
          <table:table-cell table:style-name="ce2" table:number-columns-repeated="2"/>
          <table:table-cell table:style-name="ce2" office:value-type="string" calcext:value-type="string">
            <text:p>Error</text:p>
          </table:table-cell>
          <table:table-cell table:number-columns-repeated="33"/>
        </table:table-row>
        <table:table-row table:style-name="ro1">
          <table:table-cell table:style-name="ce2" office:value-type="string" calcext:value-type="string">
            <text:p>original activity (s<text:span text:style-name="T1">-1</text:span>)</text:p>
          </table:table-cell>
          <table:table-cell table:style-name="ce3" table:formula="of:=38480" office:value-type="float" office:value="38480" calcext:value-type="float">
            <text:p>38480</text:p>
          </table:table-cell>
          <table:table-cell table:style-name="ce3" table:number-columns-repeated="2"/>
          <table:table-cell table:style-name="ce3" table:formula="of:=0.01*[.B3]" office:value-type="float" office:value="384.8" calcext:value-type="float">
            <text:p>384.8</text:p>
          </table:table-cell>
          <table:table-cell table:number-columns-repeated="33"/>
        </table:table-row>
        <table:table-row table:style-name="ro1">
          <table:table-cell table:style-name="ce2" office:value-type="string" calcext:value-type="string">
            <text:p>half life (s)</text:p>
          </table:table-cell>
          <table:table-cell table:style-name="ce7" table:formula="of:=5.272*365.25*24*60*60" office:value-type="float" office:value="166371667.2" calcext:value-type="float">
            <text:p>166371667.2</text:p>
          </table:table-cell>
          <table:table-cell table:style-name="ce7" table:number-columns-repeated="2"/>
          <table:table-cell table:style-name="ce13" table:formula="of:=0.001*365.25*24*60*60" office:value-type="float" office:value="31557.6" calcext:value-type="float">
            <text:p>31557.6</text:p>
          </table:table-cell>
          <table:table-cell table:number-columns-repeated="4"/>
          <table:table-cell table:formula="of:=0.02*100/0.4" office:value-type="float" office:value="5" calcext:value-type="float">
            <text:p>5</text:p>
          </table:table-cell>
          <table:table-cell table:number-columns-repeated="2"/>
          <table:table-cell table:formula="of:=2^13" office:value-type="float" office:value="8192" calcext:value-type="float">
            <text:p>8192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lifetime (s)</text:p>
          </table:table-cell>
          <table:table-cell table:style-name="ce7" table:formula="of:=[.B4]/LN(2)" office:value-type="float" office:value="240023579.213869" calcext:value-type="float">
            <text:p>240023579.2</text:p>
          </table:table-cell>
          <table:table-cell table:style-name="ce7" table:number-columns-repeated="2"/>
          <table:table-cell table:style-name="ce13" table:formula="of:=[.B5]*([.E4]/[.B4])" office:value-type="float" office:value="45527.9930223576" calcext:value-type="float">
            <text:p>45528.0</text:p>
          </table:table-cell>
          <table:table-cell table:number-columns-repeated="33"/>
        </table:table-row>
        <table:table-row table:style-name="ro1">
          <table:table-cell table:style-name="ce2" office:value-type="string" calcext:value-type="string">
            <text:p>date of calibration</text:p>
          </table:table-cell>
          <table:table-cell table:style-name="ce8" office:value-type="date" office:date-value="2007-06-01" calcext:value-type="date">
            <text:p>06/01/2007</text:p>
          </table:table-cell>
          <table:table-cell table:style-name="ce8" table:number-columns-repeated="2"/>
          <table:table-cell table:style-name="ce3" office:value-type="string" calcext:value-type="string">
            <text:p>---</text:p>
          </table:table-cell>
          <table:table-cell table:number-columns-repeated="8"/>
          <table:table-cell table:style-name="ce27" table:number-columns-repeated="2"/>
          <table:table-cell table:number-columns-repeated="23"/>
        </table:table-row>
        <table:table-row table:style-name="ro1">
          <table:table-cell table:style-name="ce2"/>
          <table:table-cell table:style-name="ce8" table:number-columns-repeated="3"/>
          <table:table-cell table:style-name="ce3"/>
          <table:table-cell table:number-columns-repeated="5"/>
          <table:table-cell table:formula="of:=4096*2" office:value-type="float" office:value="8192" calcext:value-type="float">
            <text:p>8192</text:p>
          </table:table-cell>
          <table:table-cell table:number-columns-repeated="2"/>
          <table:table-cell table:style-name="ce27" table:number-columns-repeated="2"/>
          <table:table-cell table:number-columns-repeated="23"/>
        </table:table-row>
        <table:table-row table:style-name="ro1">
          <table:table-cell table:style-name="ce1" office:value-type="string" calcext:value-type="string">
            <text:p>All Data taken with the source 25 cm below the bottom face of the detector unless otherwise stated</text:p>
          </table:table-cell>
          <table:table-cell table:style-name="ce8" table:number-columns-repeated="3"/>
          <table:table-cell table:style-name="ce3"/>
          <table:table-cell table:number-columns-repeated="8"/>
          <table:table-cell table:style-name="ce27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Channel 1</text:p>
          </table:table-cell>
          <table:table-cell table:number-columns-repeated="12"/>
          <table:table-cell table:style-name="ce28" table:number-columns-spanned="2" table:number-rows-spanned="1"/>
          <table:covered-table-cell table:style-name="ce27"/>
          <table:table-cell table:number-columns-repeated="23"/>
        </table:table-row>
        <table:table-row table:style-name="ro1">
          <table:table-cell table:number-columns-repeated="4"/>
          <table:table-cell table:style-name="ce2" office:value-type="string" calcext:value-type="string">
            <text:p>date of measurement</text:p>
          </table:table-cell>
          <table:table-cell table:style-name="ce2" office:value-type="string" calcext:value-type="string">
            <text:p>N photopeak</text:p>
          </table:table-cell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measurement live time (s)</text:p>
          </table:table-cell>
          <table:table-cell table:style-name="ce2" office:value-type="string" calcext:value-type="string">
            <text:p>dt (s)</text:p>
          </table:table-cell>
          <table:table-cell table:style-name="ce2" office:value-type="string" calcext:value-type="string">
            <text:p>time since source calibration (s)</text:p>
          </table:table-cell>
          <table:table-cell table:style-name="ce2" office:value-type="string" calcext:value-type="string">
            <text:p>current source activity (s<text:span text:style-name="T1">-1</text:span>)</text:p>
          </table:table-cell>
          <table:table-cell table:style-name="ce2" office:value-type="string" calcext:value-type="string">
            <text:p>dA (s<text:span text:style-name="T1">-1</text:span>)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dEff</text:p>
          </table:table-cell>
          <table:table-cell table:style-name="ce31" table:number-columns-repeated="2"/>
          <table:table-cell table:style-name="ce36"/>
          <table:table-cell/>
          <table:table-cell table:style-name="ce38" table:number-columns-repeated="3"/>
          <table:table-cell table:number-columns-repeated="17"/>
        </table:table-row>
        <table:table-row table:style-name="ro1">
          <table:table-cell table:style-name="ce2" office:value-type="float" office:value="1173.228" calcext:value-type="float">
            <text:p>1173.228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8" office:value-type="date" office:date-value="2014-09-29" calcext:value-type="date">
            <text:p>09/29/2014</text:p>
          </table:table-cell>
          <table:table-cell table:style-name="ce17" office:value-type="float" office:value="4875622" calcext:value-type="float">
            <text:p>4.88E+06</text:p>
          </table:table-cell>
          <table:table-cell table:style-name="ce17" office:value-type="float" office:value="3034" calcext:value-type="float">
            <text:p>3.03E+03</text:p>
          </table:table-cell>
          <table:table-cell table:style-name="ce3" office:value-type="float" office:value="155298" calcext:value-type="float">
            <text:p>15529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DAYS([.E11]; [.$B$6])*24*3600" office:value-type="float" office:value="231292800" calcext:value-type="float">
            <text:p>231292800</text:p>
          </table:table-cell>
          <table:table-cell table:style-name="ce21" table:formula="of:=[.$B$3]*EXP(-[.J11]/[.$B$5])" office:value-type="float" office:value="14680.4004119016" calcext:value-type="float">
            <text:p>14680</text:p>
          </table:table-cell>
          <table:table-cell table:style-name="ce21" table:formula="of:=EXP(-[.J11]/[.$B$5])*SQRT(([.$E$3])^2+([.I11]*[.$B$3]/[.$B$5])^2+([.$E$5]*[.J11]*[.$B$3]/([.$B$5]^2))^2)" office:value-type="float" office:value="146.828525066403" calcext:value-type="float">
            <text:p>147</text:p>
          </table:table-cell>
          <table:table-cell table:style-name="ce24" table:formula="of:=[.F11]/([.K11]*[.H11])" office:value-type="float" office:value="0.00213858375759807" calcext:value-type="float">
            <text:p>0.0021386</text:p>
          </table:table-cell>
          <table:table-cell table:style-name="ce24" table:formula="of:=[.M11]*SQRT(([.G11]/[.F11])^2 + ([.I11]/[.H11])^2 + ([.L11]/[.K11])^2)" office:value-type="float" office:value="0.0000214307691798567" calcext:value-type="float">
            <text:p>0.0000214</text:p>
          </table:table-cell>
          <table:table-cell table:style-name="ce32" table:formula="of:=[.A11]" office:value-type="float" office:value="1173.228" calcext:value-type="float">
            <text:p>1173.22800000</text:p>
          </table:table-cell>
          <table:table-cell table:style-name="ce34" table:formula="of:=[.M11]" office:value-type="float" office:value="0.00213858375759807" calcext:value-type="float">
            <text:p>0.00214</text:p>
          </table:table-cell>
          <table:table-cell table:style-name="ce37" table:formula="of:=[.N11]" office:value-type="float" office:value="0.0000214307691798567" calcext:value-type="float">
            <text:p>0.00002</text:p>
          </table:table-cell>
          <table:table-cell table:formula="of:=[.Q11]*100/[.P11]" office:value-type="float" office:value="1.00210099808887" calcext:value-type="float">
            <text:p>1.0021009981</text:p>
          </table:table-cell>
          <table:table-cell table:style-name="ce38" table:formula="of:=LOG([.A11];10)" office:value-type="float" office:value="3.06938241920826" calcext:value-type="float">
            <text:p>3.0693824</text:p>
          </table:table-cell>
          <table:table-cell table:style-name="ce38" table:formula="of:=LOG([.M11];10)" office:value-type="float" office:value="-2.66987373593776" calcext:value-type="float">
            <text:p>-2.6698737</text:p>
          </table:table-cell>
          <table:table-cell table:style-name="ce38" table:formula="of:=[.N11]/(2.30258509*[.M11])" office:value-type="float" office:value="0.00435206934345635" calcext:value-type="float">
            <text:p>0.0043521</text:p>
          </table:table-cell>
          <table:table-cell/>
          <table:table-cell table:formula="of:=[.$T$62]+[.$T$63]*[.S11]+[.$T$64]*[.S11]^2" office:value-type="float" office:value="-2.66563216869294" calcext:value-type="float">
            <text:p>-2.6656321687</text:p>
          </table:table-cell>
          <table:table-cell/>
          <table:table-cell table:formula="of:=[.T11]-[.W11]" office:value-type="float" office:value="-0.00424156724482438" calcext:value-type="float">
            <text:p>-0.0042415672</text:p>
          </table:table-cell>
          <table:table-cell table:number-columns-repeated="2"/>
          <table:table-cell office:value-type="float" office:value="661" calcext:value-type="float">
            <text:p>661</text:p>
          </table:table-cell>
          <table:table-cell table:formula="of:=LOG([.AB11];10)" office:value-type="float" office:value="2.82020145948564" calcext:value-type="float">
            <text:p>2.8202014595</text:p>
          </table:table-cell>
          <table:table-cell/>
          <table:table-cell table:formula="of:=10^([.$T$62]+[.$T$63]*[.AC11]+[.$T$64]*[.AC11]^2)*100" office:value-type="float" office:value="0.331230899017962" calcext:value-type="float">
            <text:p>0.331230899</text:p>
          </table:table-cell>
          <table:table-cell table:number-columns-repeated="7"/>
        </table:table-row>
        <table:table-row table:style-name="ro1">
          <table:table-cell table:style-name="ce2" office:value-type="float" office:value="1332.492" calcext:value-type="float">
            <text:p>1332.492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table:style-name="ce8" office:value-type="date" office:date-value="2014-09-29" calcext:value-type="date">
            <text:p>09/29/2014</text:p>
          </table:table-cell>
          <table:table-cell table:style-name="ce17" office:value-type="float" office:value="4480062" calcext:value-type="float">
            <text:p>4.48E+06</text:p>
          </table:table-cell>
          <table:table-cell table:style-name="ce17" office:value-type="float" office:value="4200" calcext:value-type="float">
            <text:p>4.20E+03</text:p>
          </table:table-cell>
          <table:table-cell table:style-name="ce3" office:value-type="float" office:value="155298" calcext:value-type="float">
            <text:p>15529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DAYS([.E12]; [.$B$6])*24*3600" office:value-type="float" office:value="231292800" calcext:value-type="float">
            <text:p>231292800</text:p>
          </table:table-cell>
          <table:table-cell table:style-name="ce21" table:formula="of:=[.$B$3]*EXP(-[.J12]/[.$B$5])" office:value-type="float" office:value="14680.4004119016" calcext:value-type="float">
            <text:p>14680</text:p>
          </table:table-cell>
          <table:table-cell table:style-name="ce21" table:formula="of:=EXP(-[.J12]/[.$B$5])*SQRT(([.$E$3])^2+([.I12]*[.$B$3]/[.$B$5])^2+([.$E$5]*[.J12]*[.$B$3]/([.$B$5]^2))^2)" office:value-type="float" office:value="146.828525066403" calcext:value-type="float">
            <text:p>147</text:p>
          </table:table-cell>
          <table:table-cell table:style-name="ce24" table:formula="of:=[.F12]/([.K12]*[.H12])" office:value-type="float" office:value="0.00196508011208259" calcext:value-type="float">
            <text:p>0.0019651</text:p>
          </table:table-cell>
          <table:table-cell table:style-name="ce24" table:formula="of:=[.M12]*SQRT(([.G12]/[.F12])^2 + ([.I12]/[.H12])^2 + ([.L12]/[.K12])^2)" office:value-type="float" office:value="0.0000197402338658205" calcext:value-type="float">
            <text:p>0.0000197</text:p>
          </table:table-cell>
          <table:table-cell table:style-name="ce32" table:formula="of:=[.A12]" office:value-type="float" office:value="1332.492" calcext:value-type="float">
            <text:p>1332.49200000</text:p>
          </table:table-cell>
          <table:table-cell table:style-name="ce34" table:formula="of:=[.M12]" office:value-type="float" office:value="0.00196508011208259" calcext:value-type="float">
            <text:p>0.00197</text:p>
          </table:table-cell>
          <table:table-cell table:style-name="ce37" table:formula="of:=[.N12]" office:value-type="float" office:value="0.0000197402338658205" calcext:value-type="float">
            <text:p>0.00002</text:p>
          </table:table-cell>
          <table:table-cell table:formula="of:=[.Q12]*100/[.P12]" office:value-type="float" office:value="1.00455109918648" calcext:value-type="float">
            <text:p>1.0045510992</text:p>
          </table:table-cell>
          <table:table-cell table:style-name="ce38" table:formula="of:=LOG([.A12];10)" office:value-type="float" office:value="3.12466461029427" calcext:value-type="float">
            <text:p>3.1246646</text:p>
          </table:table-cell>
          <table:table-cell table:style-name="ce38" table:formula="of:=LOG([.M12];10)" office:value-type="float" office:value="-2.70661973967726" calcext:value-type="float">
            <text:p>-2.7066197</text:p>
          </table:table-cell>
          <table:table-cell table:style-name="ce38" table:formula="of:=[.N12]/(2.30258509*[.M12])" office:value-type="float" office:value="0.00436270999733814" calcext:value-type="float">
            <text:p>0.0043627</text:p>
          </table:table-cell>
          <table:table-cell/>
          <table:table-cell table:formula="of:=[.$T$62]+[.$T$63]*[.S12]+[.$T$64]*[.S12]^2" office:value-type="float" office:value="-2.70799071503269" calcext:value-type="float">
            <text:p>-2.707990715</text:p>
          </table:table-cell>
          <table:table-cell/>
          <table:table-cell table:formula="of:=[.T12]-[.W12]" office:value-type="float" office:value="0.00137097535543385" calcext:value-type="float">
            <text:p>0.0013709754</text:p>
          </table:table-cell>
          <table:table-cell table:number-columns-repeated="5"/>
          <table:table-cell table:formula="of:=[.Y12]^2/[.U12]^2" office:value-type="float" office:value="0.098752160497836" calcext:value-type="float">
            <text:p>0.0987521605</text:p>
          </table:table-cell>
          <table:table-cell/>
          <table:table-cell table:formula="of:=SUM([.AE11:.AE12])" office:value-type="float" office:value="0.429983059515798" calcext:value-type="float">
            <text:p>0.4299830595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3" table:number-columns-repeated="3"/>
          <table:table-cell table:style-name="ce14"/>
          <table:table-cell table:style-name="ce18" table:number-columns-repeated="2"/>
          <table:table-cell table:style-name="ce19"/>
          <table:table-cell table:style-name="ce14" table:number-columns-repeated="2"/>
          <table:table-cell table:style-name="ce3"/>
          <table:table-cell table:style-name="ce14"/>
          <table:table-cell table:style-name="ce3"/>
          <table:table-cell table:style-name="ce29"/>
          <table:table-cell table:style-name="ce14"/>
          <table:table-cell table:number-columns-repeated="3"/>
          <table:table-cell table:style-name="ce38" table:number-columns-repeated="3"/>
          <table:table-cell table:number-columns-repeated="17"/>
        </table:table-row>
        <table:table-row table:style-name="ro1">
          <table:table-cell table:style-name="ce2"/>
          <table:table-cell table:style-name="ce3" table:number-columns-repeated="3"/>
          <table:table-cell table:style-name="ce14"/>
          <table:table-cell table:style-name="ce3"/>
          <table:table-cell table:style-name="ce14"/>
          <table:table-cell table:style-name="ce19"/>
          <table:table-cell table:style-name="ce14"/>
          <table:table-cell table:style-name="ce3" table:number-columns-repeated="3"/>
          <table:table-cell table:style-name="ce14"/>
          <table:table-cell table:style-name="ce30"/>
          <table:table-cell table:style-name="ce33"/>
          <table:table-cell table:number-columns-repeated="3"/>
          <table:table-cell table:style-name="ce38" table:number-columns-repeated="3"/>
          <table:table-cell table:number-columns-repeated="17"/>
        </table:table-row>
        <table:table-row table:style-name="ro1">
          <table:table-cell table:style-name="ce3" table:number-columns-repeated="6"/>
          <table:table-cell table:style-name="ce2"/>
          <table:table-cell table:style-name="ce19"/>
          <table:table-cell table:style-name="ce14"/>
          <table:table-cell/>
          <table:table-cell table:style-name="ce3" table:number-columns-repeated="2"/>
          <table:table-cell table:style-name="ce2"/>
          <table:table-cell table:style-name="ce19"/>
          <table:table-cell table:style-name="ce14"/>
          <table:table-cell table:number-columns-repeated="3"/>
          <table:table-cell table:style-name="ce38" table:number-columns-repeated="3"/>
          <table:table-cell table:number-columns-repeated="17"/>
        </table:table-row>
        <table:table-row table:style-name="ro1">
          <table:table-cell table:number-columns-repeated="18"/>
          <table:table-cell table:style-name="ce38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Eu-152</text:p>
          </table:table-cell>
          <table:table-cell table:number-columns-repeated="17"/>
          <table:table-cell table:style-name="ce38" table:number-columns-repeated="3"/>
          <table:table-cell table:number-columns-repeated="17"/>
        </table:table-row>
        <table:table-row table:style-name="ro1"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Error</text:p>
          </table:table-cell>
          <table:table-cell table:style-name="ce4" table:number-columns-repeated="2"/>
          <table:table-cell table:style-name="ce4" office:value-type="string" calcext:value-type="string">
            <text:p>Energy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br(E)</text:p>
          </table:table-cell>
          <table:table-cell table:style-name="ce4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Branching Ratio</text:p>
          </table:table-cell>
          <table:table-cell table:style-name="ce4" office:value-type="string" calcext:value-type="string">
            <text:p>Error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Relative Efficiency</text:p>
          </table:table-cell>
          <table:table-cell table:style-name="ce4" office:value-type="string" calcext:value-type="string">
            <text:p>Error</text:p>
          </table:table-cell>
          <table:table-cell/>
          <table:table-cell table:style-name="ce38" table:number-columns-repeated="3"/>
          <table:table-cell table:number-columns-repeated="17"/>
        </table:table-row>
        <table:table-row table:style-name="ro1">
          <table:table-cell table:style-name="ce5" office:value-type="float" office:value="1344184" calcext:value-type="float">
            <text:p>1.34E+006</text:p>
          </table:table-cell>
          <table:table-cell table:style-name="ce5" office:value-type="float" office:value="3487" calcext:value-type="float">
            <text:p>3.49E+003</text:p>
          </table:table-cell>
          <table:table-cell table:style-name="ce9" table:formula="of:=[.A19]/1000" office:value-type="float" office:value="1344.184" calcext:value-type="float">
            <text:p>1344</text:p>
          </table:table-cell>
          <table:table-cell table:style-name="ce9" table:formula="of:=[.B19]/1000" office:value-type="float" office:value="3.487" calcext:value-type="float">
            <text:p>3</text:p>
          </table:table-cell>
          <table:table-cell table:style-name="ce4" office:value-type="float" office:value="121.777" calcext:value-type="float">
            <text:p>121.777</text:p>
          </table:table-cell>
          <table:table-cell table:style-name="ce4" office:value-type="float" office:value="0.005" calcext:value-type="float">
            <text:p>0.005</text:p>
          </table:table-cell>
          <table:table-cell table:style-name="ce16" office:value-type="float" office:value="28.53" calcext:value-type="float">
            <text:p>28.530</text:p>
          </table:table-cell>
          <table:table-cell table:style-name="ce4" office:value-type="float" office:value="0.016" calcext:value-type="float">
            <text:p>0.016</text:p>
          </table:table-cell>
          <table:table-cell table:style-name="ce15" table:formula="of:=[.A19]/[.$A$29]" office:value-type="float" office:value="6.1909442200432" calcext:value-type="float">
            <text:p>6.19</text:p>
          </table:table-cell>
          <table:table-cell table:style-name="ce15" table:formula="of:=[.I19]*SQRT(([.B19]*[.B19])/([.A19]*[.A19])+([.$B$29]*[.$B$29])/([.$A$29]*[.$A$29]))" office:value-type="float" office:value="0.032180515510948" calcext:value-type="float">
            <text:p>0.03</text:p>
          </table:table-cell>
          <table:table-cell table:style-name="ce16" table:formula="of:=([.G19]/[.$G$29])" office:value-type="float" office:value="1.36703402012458" calcext:value-type="float">
            <text:p>1.367</text:p>
          </table:table-cell>
          <table:table-cell table:style-name="ce16" table:formula="of:=[.K19]*SQRT(([.H19]*[.H19])/([.G19]*[.G19])+([.$H$29]*[.$H$29])/([.$G$29]*[.$G$29]))" office:value-type="float" office:value="0.00594485245217768" calcext:value-type="float">
            <text:p>0.006</text:p>
          </table:table-cell>
          <table:table-cell table:style-name="ce25"/>
          <table:table-cell/>
          <table:table-cell table:style-name="ce22" table:formula="of:=[.E19]" office:value-type="float" office:value="121.777" calcext:value-type="float">
            <text:p>121.7770</text:p>
          </table:table-cell>
          <table:table-cell table:style-name="ce15" table:formula="of:=[.I19]/[.K19]" office:value-type="float" office:value="4.52874188125838" calcext:value-type="float">
            <text:p>4.53</text:p>
          </table:table-cell>
          <table:table-cell table:style-name="ce15" table:formula="of:=[.P19]*SQRT(([.J19]*[.J19])/([.I19]*[.I19])+([.L19]*[.L19])/([.K19]*[.K19]))" office:value-type="float" office:value="0.0306922348800227" calcext:value-type="float">
            <text:p>0.03</text:p>
          </table:table-cell>
          <table:table-cell table:formula="of:=[.Q19]*100/[.P19]" office:value-type="float" office:value="0.677721002538003" calcext:value-type="float">
            <text:p>0.6777210025</text:p>
          </table:table-cell>
          <table:table-cell table:style-name="ce38" table:formula="of:=LOG([.O19];10)" office:value-type="float" office:value="2.08556527092154" calcext:value-type="float">
            <text:p>2.0855653</text:p>
          </table:table-cell>
          <table:table-cell table:style-name="ce38" table:formula="of:=LOG([.P19];10)" office:value-type="float" office:value="0.65597756847724" calcext:value-type="float">
            <text:p>0.6559776</text:p>
          </table:table-cell>
          <table:table-cell table:style-name="ce38" table:formula="of:=[.Q19]/(2.30258509*[.P19])" office:value-type="float" office:value="0.00294330492054912" calcext:value-type="float">
            <text:p>0.0029433</text:p>
          </table:table-cell>
          <table:table-cell/>
          <table:table-cell table:formula="of:=[.P19]/10^[.$T$66]" office:value-type="float" office:value="0.00858383910172945" calcext:value-type="float">
            <text:p>0.0085838391</text:p>
          </table:table-cell>
          <table:table-cell/>
          <table:table-cell table:formula="of:=[.T19]-[.W19]" office:value-type="float" office:value="0.647393729375511" calcext:value-type="float">
            <text:p>0.6473937294</text:p>
          </table:table-cell>
          <table:table-cell table:number-columns-repeated="5"/>
          <table:table-cell table:formula="of:=[.Y19]^2/[.U19]^2" office:value-type="float" office:value="48380.0668487821" calcext:value-type="float">
            <text:p>48380.0668487821</text:p>
          </table:table-cell>
          <table:table-cell table:number-columns-repeated="2"/>
          <table:table-cell table:formula="of:=TINV(0.1;24)" office:value-type="float" office:value="1.71088207990943" calcext:value-type="float">
            <text:p>1.7108820799</text:p>
          </table:table-cell>
          <table:table-cell table:number-columns-repeated="4"/>
        </table:table-row>
        <table:table-row table:style-name="ro1">
          <table:table-cell table:style-name="ce5" office:value-type="float" office:value="278802" calcext:value-type="float">
            <text:p>2.79E+005</text:p>
          </table:table-cell>
          <table:table-cell table:style-name="ce5" office:value-type="float" office:value="3654" calcext:value-type="float">
            <text:p>3.65E+003</text:p>
          </table:table-cell>
          <table:table-cell table:style-name="ce9" table:formula="of:=[.A20]/1000" office:value-type="float" office:value="278.802" calcext:value-type="float">
            <text:p>279</text:p>
          </table:table-cell>
          <table:table-cell table:style-name="ce9" table:formula="of:=[.B20]/1000" office:value-type="float" office:value="3.654" calcext:value-type="float">
            <text:p>4</text:p>
          </table:table-cell>
          <table:table-cell table:style-name="ce15" office:value-type="float" office:value="244.7" calcext:value-type="float">
            <text:p>244.70</text:p>
          </table:table-cell>
          <table:table-cell table:style-name="ce4" office:value-type="float" office:value="0.01" calcext:value-type="float">
            <text:p>0.01</text:p>
          </table:table-cell>
          <table:table-cell table:style-name="ce15" office:value-type="float" office:value="7.55" calcext:value-type="float">
            <text:p>7.55</text:p>
          </table:table-cell>
          <table:table-cell table:style-name="ce4" office:value-type="float" office:value="0.04" calcext:value-type="float">
            <text:p>0.04</text:p>
          </table:table-cell>
          <table:table-cell table:style-name="ce16" table:formula="of:=[.A20]/[.$A$29]" office:value-type="float" office:value="1.28408583232391" calcext:value-type="float">
            <text:p>1.284</text:p>
          </table:table-cell>
          <table:table-cell table:style-name="ce16" table:formula="of:=[.I20]*SQRT(([.B20]*[.B20])/([.A20]*[.A20])+([.$B$29]*[.$B$29])/([.$A$29]*[.$A$29]))" office:value-type="float" office:value="0.0177955411856418" calcext:value-type="float">
            <text:p>0.018</text:p>
          </table:table-cell>
          <table:table-cell table:style-name="ce16" table:formula="of:=([.G20]/[.$G$29])" office:value-type="float" office:value="0.361763296597987" calcext:value-type="float">
            <text:p>0.362</text:p>
          </table:table-cell>
          <table:table-cell table:style-name="ce16" table:formula="of:=[.K20]*SQRT(([.H20]*[.H20])/([.G20]*[.G20])+([.$H$29]*[.$H$29])/([.$G$29]*[.$G$29]))" office:value-type="float" office:value="0.00247129152569505" calcext:value-type="float">
            <text:p>0.002</text:p>
          </table:table-cell>
          <table:table-cell table:style-name="ce26"/>
          <table:table-cell/>
          <table:table-cell table:style-name="ce22" table:formula="of:=[.E20]" office:value-type="float" office:value="244.7" calcext:value-type="float">
            <text:p>244.7000</text:p>
          </table:table-cell>
          <table:table-cell table:style-name="ce15" table:formula="of:=[.I20]/[.K20]" office:value-type="float" office:value="3.54951938021193" calcext:value-type="float">
            <text:p>3.55</text:p>
          </table:table-cell>
          <table:table-cell table:style-name="ce15" table:formula="of:=[.P20]*SQRT(([.J20]*[.J20])/([.I20]*[.I20])+([.L20]*[.L20])/([.K20]*[.K20]))" office:value-type="float" office:value="0.0548426200546842" calcext:value-type="float">
            <text:p>0.05</text:p>
          </table:table-cell>
          <table:table-cell table:formula="of:=[.Q20]*100/[.P20]" office:value-type="float" office:value="1.54507171760842" calcext:value-type="float">
            <text:p>1.5450717176</text:p>
          </table:table-cell>
          <table:table-cell table:style-name="ce38" table:formula="of:=LOG([.O20];10)" office:value-type="float" office:value="2.38863396935179" calcext:value-type="float">
            <text:p>2.3886340</text:p>
          </table:table-cell>
          <table:table-cell table:style-name="ce38" table:formula="of:=LOG([.P20];10)" office:value-type="float" office:value="0.550169551744471" calcext:value-type="float">
            <text:p>0.5501696</text:p>
          </table:table-cell>
          <table:table-cell table:style-name="ce38" table:formula="of:=[.Q20]/(2.30258509*[.P20])" office:value-type="float" office:value="0.00671016121974638" calcext:value-type="float">
            <text:p>0.0067102</text:p>
          </table:table-cell>
          <table:table-cell/>
          <table:table-cell table:formula="of:=[.P20]*100/10^[.$T$66]" office:value-type="float" office:value="0.672780742358041" calcext:value-type="float">
            <text:p>0.6727807424</text:p>
          </table:table-cell>
          <table:table-cell/>
          <table:table-cell table:formula="of:=[.T20]-[.W20]" office:value-type="float" office:value="-0.12261119061357" calcext:value-type="float">
            <text:p>-0.1226111906</text:p>
          </table:table-cell>
          <table:table-cell table:number-columns-repeated="5"/>
          <table:table-cell table:formula="of:=[.Y20]^2/[.U20]^2" office:value-type="float" office:value="333.883002127464" calcext:value-type="float">
            <text:p>333.8830021275</text:p>
          </table:table-cell>
          <table:table-cell table:number-columns-repeated="7"/>
        </table:table-row>
        <table:table-row table:style-name="ro1">
          <table:table-cell table:style-name="ce5" office:value-type="float" office:value="773570" calcext:value-type="float">
            <text:p>7.74E+005</text:p>
          </table:table-cell>
          <table:table-cell table:style-name="ce5" office:value-type="float" office:value="3038" calcext:value-type="float">
            <text:p>3.04E+003</text:p>
          </table:table-cell>
          <table:table-cell table:style-name="ce9" table:formula="of:=[.A21]/1000" office:value-type="float" office:value="773.57" calcext:value-type="float">
            <text:p>774</text:p>
          </table:table-cell>
          <table:table-cell table:style-name="ce9" table:formula="of:=[.B21]/1000" office:value-type="float" office:value="3.038" calcext:value-type="float">
            <text:p>3</text:p>
          </table:table-cell>
          <table:table-cell table:style-name="ce4" office:value-type="float" office:value="344.2785" calcext:value-type="float">
            <text:p>344.2785</text:p>
          </table:table-cell>
          <table:table-cell table:style-name="ce4" office:value-type="float" office:value="0.0012" calcext:value-type="float">
            <text:p>0.0012</text:p>
          </table:table-cell>
          <table:table-cell table:style-name="ce11" office:value-type="float" office:value="26.59" calcext:value-type="float">
            <text:p>26.6</text:p>
          </table:table-cell>
          <table:table-cell table:style-name="ce4" office:value-type="float" office:value="0.02" calcext:value-type="float">
            <text:p>0.02</text:p>
          </table:table-cell>
          <table:table-cell table:style-name="ce15" table:formula="of:=[.A21]/[.$A$29]" office:value-type="float" office:value="3.56285205023927" calcext:value-type="float">
            <text:p>3.56</text:p>
          </table:table-cell>
          <table:table-cell table:style-name="ce15" table:formula="of:=[.I21]*SQRT(([.B21]*[.B21])/([.A21]*[.A21])+([.$B$29]*[.$B$29])/([.$A$29]*[.$A$29]))" office:value-type="float" office:value="0.0212916976404864" calcext:value-type="float">
            <text:p>0.02</text:p>
          </table:table-cell>
          <table:table-cell table:style-name="ce16" table:formula="of:=([.G21]/[.$G$29])" office:value-type="float" office:value="1.27407762338285" calcext:value-type="float">
            <text:p>1.274</text:p>
          </table:table-cell>
          <table:table-cell table:style-name="ce16" table:formula="of:=[.K21]*SQRT(([.H21]*[.H21])/([.G21]*[.G21])+([.$H$29]*[.$H$29])/([.$G$29]*[.$G$29]))" office:value-type="float" office:value="0.00557729276857676" calcext:value-type="float">
            <text:p>0.006</text:p>
          </table:table-cell>
          <table:table-cell table:style-name="ce26"/>
          <table:table-cell/>
          <table:table-cell table:style-name="ce22" table:formula="of:=[.E21]" office:value-type="float" office:value="344.2785" calcext:value-type="float">
            <text:p>344.2785</text:p>
          </table:table-cell>
          <table:table-cell table:style-name="ce15" table:formula="of:=[.I21]/[.K21]" office:value-type="float" office:value="2.79641678407272" calcext:value-type="float">
            <text:p>2.80</text:p>
          </table:table-cell>
          <table:table-cell table:style-name="ce15" table:formula="of:=[.P21]*SQRT(([.J21]*[.J21])/([.I21]*[.I21])+([.L21]*[.L21])/([.K21]*[.K21]))" office:value-type="float" office:value="0.0207152999398784" calcext:value-type="float">
            <text:p>0.02</text:p>
          </table:table-cell>
          <table:table-cell table:formula="of:=[.Q21]*100/[.P21]" office:value-type="float" office:value="0.740780131841023" calcext:value-type="float">
            <text:p>0.7407801318</text:p>
          </table:table-cell>
          <table:table-cell table:style-name="ce38" table:formula="of:=LOG([.O21];10)" office:value-type="float" office:value="2.53690990210371" calcext:value-type="float">
            <text:p>2.5369099</text:p>
          </table:table-cell>
          <table:table-cell table:style-name="ce38" table:formula="of:=LOG([.P21];10)" office:value-type="float" office:value="0.446601900097039" calcext:value-type="float">
            <text:p>0.4466019</text:p>
          </table:table-cell>
          <table:table-cell table:style-name="ce38" table:formula="of:=[.Q21]/(2.30258509*[.P21])" office:value-type="float" office:value="0.00321716723980447" calcext:value-type="float">
            <text:p>0.0032172</text:p>
          </table:table-cell>
          <table:table-cell/>
          <table:table-cell table:formula="of:=[.P21]*100/10^[.$T$66]" office:value-type="float" office:value="0.530036649586795" calcext:value-type="float">
            <text:p>0.5300366496</text:p>
          </table:table-cell>
          <table:table-cell/>
          <table:table-cell table:formula="of:=[.T21]-[.W21]" office:value-type="float" office:value="-0.0834347494897564" calcext:value-type="float">
            <text:p>-0.0834347495</text:p>
          </table:table-cell>
          <table:table-cell table:number-columns-repeated="5"/>
          <table:table-cell table:formula="of:=[.Y21]^2/[.U21]^2" office:value-type="float" office:value="672.584194507862" calcext:value-type="float">
            <text:p>672.5841945079</text:p>
          </table:table-cell>
          <table:table-cell table:number-columns-repeated="7"/>
        </table:table-row>
        <table:table-row table:style-name="ro1">
          <table:table-cell table:style-name="ce5" office:value-type="float" office:value="72419" calcext:value-type="float">
            <text:p>7.24E+004</text:p>
          </table:table-cell>
          <table:table-cell table:style-name="ce5" office:value-type="float" office:value="1721" calcext:value-type="float">
            <text:p>1.72E+003</text:p>
          </table:table-cell>
          <table:table-cell table:style-name="ce9" table:formula="of:=[.A22]/1000" office:value-type="float" office:value="72.419" calcext:value-type="float">
            <text:p>72</text:p>
          </table:table-cell>
          <table:table-cell table:style-name="ce9" table:formula="of:=[.B22]/1000" office:value-type="float" office:value="1.721" calcext:value-type="float">
            <text:p>2</text:p>
          </table:table-cell>
          <table:table-cell table:style-name="ce4" office:value-type="float" office:value="443.965" calcext:value-type="float">
            <text:p>443.965</text:p>
          </table:table-cell>
          <table:table-cell table:style-name="ce4" office:value-type="float" office:value="0.003" calcext:value-type="float">
            <text:p>0.003</text:p>
          </table:table-cell>
          <table:table-cell table:style-name="ce15" table:formula="of:=2.827+0.327" office:value-type="float" office:value="3.154" calcext:value-type="float">
            <text:p>3.15</text:p>
          </table:table-cell>
          <table:table-cell table:style-name="ce15" table:formula="of:=SQRT(0.014^2+0.019^2)" office:value-type="float" office:value="0.0236008474424119" calcext:value-type="float">
            <text:p>0.02</text:p>
          </table:table-cell>
          <table:table-cell table:style-name="ce16" table:formula="of:=[.A22]/[.$A$29]" office:value-type="float" office:value="0.333542126279816" calcext:value-type="float">
            <text:p>0.334</text:p>
          </table:table-cell>
          <table:table-cell table:style-name="ce16" table:formula="of:=[.I22]*SQRT(([.B22]*[.B22])/([.A22]*[.A22])+([.$B$29]*[.$B$29])/([.$A$29]*[.$A$29]))" office:value-type="float" office:value="0.00806758507028031" calcext:value-type="float">
            <text:p>0.008</text:p>
          </table:table-cell>
          <table:table-cell table:style-name="ce22" table:formula="of:=([.G22]/[.$G$29])" office:value-type="float" office:value="0.151126018207954" calcext:value-type="float">
            <text:p>0.1511</text:p>
          </table:table-cell>
          <table:table-cell table:style-name="ce22" table:formula="of:=[.K22]*SQRT(([.H22]*[.H22])/([.G22]*[.G22])+([.$H$29]*[.$H$29])/([.$G$29]*[.$G$29]))" office:value-type="float" office:value="0.00130520424513032" calcext:value-type="float">
            <text:p>0.0013</text:p>
          </table:table-cell>
          <table:table-cell table:style-name="ce26"/>
          <table:table-cell/>
          <table:table-cell table:style-name="ce22" table:formula="of:=[.E22]" office:value-type="float" office:value="443.965" calcext:value-type="float">
            <text:p>443.9650</text:p>
          </table:table-cell>
          <table:table-cell table:style-name="ce15" table:formula="of:=[.I22]/[.K22]" office:value-type="float" office:value="2.20704634605573" calcext:value-type="float">
            <text:p>2.21</text:p>
          </table:table-cell>
          <table:table-cell table:style-name="ce15" table:formula="of:=[.P22]*SQRT(([.J22]*[.J22])/([.I22]*[.I22])+([.L22]*[.L22])/([.K22]*[.K22]))" office:value-type="float" office:value="0.0566841454077469" calcext:value-type="float">
            <text:p>0.06</text:p>
          </table:table-cell>
          <table:table-cell table:formula="of:=[.Q22]*100/[.P22]" office:value-type="float" office:value="2.56832601223117" calcext:value-type="float">
            <text:p>2.5683260122</text:p>
          </table:table-cell>
          <table:table-cell table:style-name="ce38" table:formula="of:=LOG([.O22];10)" office:value-type="float" office:value="2.64734873383982" calcext:value-type="float">
            <text:p>2.6473487</text:p>
          </table:table-cell>
          <table:table-cell table:style-name="ce38" table:formula="of:=LOG([.P22];10)" office:value-type="float" office:value="0.343811453064204" calcext:value-type="float">
            <text:p>0.3438115</text:p>
          </table:table-cell>
          <table:table-cell table:style-name="ce38" table:formula="of:=[.Q22]/(2.30258509*[.P22])" office:value-type="float" office:value="0.0111540981629095" calcext:value-type="float">
            <text:p>0.0111541</text:p>
          </table:table-cell>
          <table:table-cell/>
          <table:table-cell table:formula="of:=[.P22]*100/10^[.$T$66]" office:value-type="float" office:value="0.418326573280837" calcext:value-type="float">
            <text:p>0.4183265733</text:p>
          </table:table-cell>
          <table:table-cell/>
          <table:table-cell table:formula="of:=[.T22]-[.W22]" office:value-type="float" office:value="-0.0745151202166327" calcext:value-type="float">
            <text:p>-0.0745151202</text:p>
          </table:table-cell>
          <table:table-cell table:number-columns-repeated="5"/>
          <table:table-cell table:formula="of:=[.Y22]^2/[.U22]^2" office:value-type="float" office:value="44.6292808183632" calcext:value-type="float">
            <text:p>44.6292808184</text:p>
          </table:table-cell>
          <table:table-cell table:number-columns-repeated="7"/>
        </table:table-row>
        <table:table-row table:style-name="ro1">
          <table:table-cell table:style-name="ce5" office:value-type="float" office:value="200665" calcext:value-type="float">
            <text:p>2.01E+005</text:p>
          </table:table-cell>
          <table:table-cell table:style-name="ce5" office:value-type="float" office:value="1278" calcext:value-type="float">
            <text:p>1.28E+003</text:p>
          </table:table-cell>
          <table:table-cell table:style-name="ce10" table:formula="of:=[.A23]/1000" office:value-type="float" office:value="200.665" calcext:value-type="float">
            <text:p>200.7</text:p>
          </table:table-cell>
          <table:table-cell table:style-name="ce10" table:formula="of:=[.B23]/1000" office:value-type="float" office:value="1.278" calcext:value-type="float">
            <text:p>1.3</text:p>
          </table:table-cell>
          <table:table-cell table:style-name="ce4" office:value-type="float" office:value="778.9045" calcext:value-type="float">
            <text:p>778.9045</text:p>
          </table:table-cell>
          <table:table-cell table:style-name="ce4" office:value-type="float" office:value="0.00024" calcext:value-type="float">
            <text:p>0.00024</text:p>
          </table:table-cell>
          <table:table-cell table:style-name="ce15" office:value-type="float" office:value="12.93" calcext:value-type="float">
            <text:p>12.93</text:p>
          </table:table-cell>
          <table:table-cell table:style-name="ce4" office:value-type="float" office:value="0.08" calcext:value-type="float">
            <text:p>0.08</text:p>
          </table:table-cell>
          <table:table-cell table:style-name="ce16" table:formula="of:=[.A23]/[.$A$29]" office:value-type="float" office:value="0.924208160426674" calcext:value-type="float">
            <text:p>0.924</text:p>
          </table:table-cell>
          <table:table-cell table:style-name="ce16" table:formula="of:=[.I23]*SQRT(([.B23]*[.B23])/([.A23]*[.A23])+([.$B$29]*[.$B$29])/([.$A$29]*[.$A$29]))" office:value-type="float" office:value="0.00720950736369163" calcext:value-type="float">
            <text:p>0.007</text:p>
          </table:table-cell>
          <table:table-cell table:style-name="ce16" table:formula="of:=([.G23]/[.$G$29])" office:value-type="float" office:value="0.619549592716818" calcext:value-type="float">
            <text:p>0.620</text:p>
          </table:table-cell>
          <table:table-cell table:style-name="ce16" table:formula="of:=[.K23]*SQRT(([.H23]*[.H23])/([.G23]*[.G23])+([.$H$29]*[.$H$29])/([.$G$29]*[.$G$29]))" office:value-type="float" office:value="0.00467248228624621" calcext:value-type="float">
            <text:p>0.005</text:p>
          </table:table-cell>
          <table:table-cell table:style-name="ce26"/>
          <table:table-cell/>
          <table:table-cell table:style-name="ce22" table:formula="of:=[.E23]" office:value-type="float" office:value="778.9045" calcext:value-type="float">
            <text:p>778.9045</text:p>
          </table:table-cell>
          <table:table-cell table:style-name="ce15" table:formula="of:=[.I23]/[.K23]" office:value-type="float" office:value="1.4917420191883" calcext:value-type="float">
            <text:p>1.49</text:p>
          </table:table-cell>
          <table:table-cell table:style-name="ce15" table:formula="of:=[.P23]*SQRT(([.J23]*[.J23])/([.I23]*[.I23])+([.L23]*[.L23])/([.K23]*[.K23]))" office:value-type="float" office:value="0.016185874661306" calcext:value-type="float">
            <text:p>0.02</text:p>
          </table:table-cell>
          <table:table-cell table:formula="of:=[.Q23]*100/[.P23]" office:value-type="float" office:value="1.08503175838093" calcext:value-type="float">
            <text:p>1.0850317584</text:p>
          </table:table-cell>
          <table:table-cell table:style-name="ce38" table:formula="of:=LOG([.O23];10)" office:value-type="float" office:value="2.89148421291581" calcext:value-type="float">
            <text:p>2.8914842</text:p>
          </table:table-cell>
          <table:table-cell table:style-name="ce38" table:formula="of:=LOG([.P23];10)" office:value-type="float" office:value="0.173693723049231" calcext:value-type="float">
            <text:p>0.1736937</text:p>
          </table:table-cell>
          <table:table-cell table:style-name="ce38" table:formula="of:=[.Q23]/(2.30258509*[.P23])" office:value-type="float" office:value="0.0047122330596735" calcext:value-type="float">
            <text:p>0.0047122</text:p>
          </table:table-cell>
          <table:table-cell/>
          <table:table-cell table:formula="of:=[.P23]*100/10^[.$T$66]" office:value-type="float" office:value="0.282746815997456" calcext:value-type="float">
            <text:p>0.282746816</text:p>
          </table:table-cell>
          <table:table-cell/>
          <table:table-cell table:formula="of:=[.T23]-[.W23]" office:value-type="float" office:value="-0.109053092948225" calcext:value-type="float">
            <text:p>-0.1090530929</text:p>
          </table:table-cell>
          <table:table-cell table:number-columns-repeated="5"/>
          <table:table-cell table:formula="of:=[.Y23]^2/[.U23]^2" office:value-type="float" office:value="535.577657366468" calcext:value-type="float">
            <text:p>535.5776573665</text:p>
          </table:table-cell>
          <table:table-cell table:number-columns-repeated="7"/>
        </table:table-row>
        <table:table-row table:style-name="ro1">
          <table:table-cell table:style-name="ce5" office:value-type="float" office:value="60834" calcext:value-type="float">
            <text:p>6.08E+004</text:p>
          </table:table-cell>
          <table:table-cell table:style-name="ce5" office:value-type="float" office:value="864" calcext:value-type="float">
            <text:p>8.64E+002</text:p>
          </table:table-cell>
          <table:table-cell table:style-name="ce10" table:formula="of:=[.A24]/1000" office:value-type="float" office:value="60.834" calcext:value-type="float">
            <text:p>60.8</text:p>
          </table:table-cell>
          <table:table-cell table:style-name="ce10" table:formula="of:=[.B24]/1000" office:value-type="float" office:value="0.864" calcext:value-type="float">
            <text:p>0.9</text:p>
          </table:table-cell>
          <table:table-cell table:style-name="ce16" office:value-type="float" office:value="867.38" calcext:value-type="float">
            <text:p>867.380</text:p>
          </table:table-cell>
          <table:table-cell table:style-name="ce4" office:value-type="float" office:value="0.003" calcext:value-type="float">
            <text:p>0.003</text:p>
          </table:table-cell>
          <table:table-cell table:style-name="ce15" office:value-type="float" office:value="4.23" calcext:value-type="float">
            <text:p>4.23</text:p>
          </table:table-cell>
          <table:table-cell table:style-name="ce4" office:value-type="float" office:value="0.03" calcext:value-type="float">
            <text:p>0.03</text:p>
          </table:table-cell>
          <table:table-cell table:style-name="ce16" table:formula="of:=[.A24]/[.$A$29]" office:value-type="float" office:value="0.280184781757637" calcext:value-type="float">
            <text:p>0.280</text:p>
          </table:table-cell>
          <table:table-cell table:style-name="ce16" table:formula="of:=[.I24]*SQRT(([.B24]*[.B24])/([.A24]*[.A24])+([.$B$29]*[.$B$29])/([.$A$29]*[.$A$29]))" office:value-type="float" office:value="0.00417468762895781" calcext:value-type="float">
            <text:p>0.004</text:p>
          </table:table-cell>
          <table:table-cell table:style-name="ce16" table:formula="of:=([.G24]/[.$G$29])" office:value-type="float" office:value="0.20268327743172" calcext:value-type="float">
            <text:p>0.203</text:p>
          </table:table-cell>
          <table:table-cell table:style-name="ce16" table:formula="of:=[.K24]*SQRT(([.H24]*[.H24])/([.G24]*[.G24])+([.$H$29]*[.$H$29])/([.$G$29]*[.$G$29]))" office:value-type="float" office:value="0.00168234643913546" calcext:value-type="float">
            <text:p>0.002</text:p>
          </table:table-cell>
          <table:table-cell table:style-name="ce26"/>
          <table:table-cell/>
          <table:table-cell table:style-name="ce22" table:formula="of:=[.E24]" office:value-type="float" office:value="867.38" calcext:value-type="float">
            <text:p>867.3800</text:p>
          </table:table-cell>
          <table:table-cell table:style-name="ce15" table:formula="of:=[.I24]/[.K24]" office:value-type="float" office:value="1.3823773984118" calcext:value-type="float">
            <text:p>1.38</text:p>
          </table:table-cell>
          <table:table-cell table:style-name="ce15" table:formula="of:=[.P24]*SQRT(([.J24]*[.J24])/([.I24]*[.I24])+([.L24]*[.L24])/([.K24]*[.K24]))" office:value-type="float" office:value="0.023577506612109" calcext:value-type="float">
            <text:p>0.02</text:p>
          </table:table-cell>
          <table:table-cell table:formula="of:=[.Q24]*100/[.P24]" office:value-type="float" office:value="1.70557668544038" calcext:value-type="float">
            <text:p>1.7055766854</text:p>
          </table:table-cell>
          <table:table-cell table:style-name="ce38" table:formula="of:=LOG([.O24];10)" office:value-type="float" office:value="2.93820940399008" calcext:value-type="float">
            <text:p>2.9382094</text:p>
          </table:table-cell>
          <table:table-cell table:style-name="ce38" table:formula="of:=LOG([.P24];10)" office:value-type="float" office:value="0.140626624566761" calcext:value-type="float">
            <text:p>0.1406266</text:p>
          </table:table-cell>
          <table:table-cell table:style-name="ce38" table:formula="of:=[.Q24]/(2.30258509*[.P24])" office:value-type="float" office:value="0.00740722543912759" calcext:value-type="float">
            <text:p>0.0074072</text:p>
          </table:table-cell>
          <table:table-cell/>
          <table:table-cell table:formula="of:=[.P24]*100/10^[.$T$66]" office:value-type="float" office:value="0.262017696679526" calcext:value-type="float">
            <text:p>0.2620176967</text:p>
          </table:table-cell>
          <table:table-cell/>
          <table:table-cell table:formula="of:=[.T24]-[.W24]" office:value-type="float" office:value="-0.121391072112765" calcext:value-type="float">
            <text:p>-0.1213910721</text:p>
          </table:table-cell>
          <table:table-cell table:number-columns-repeated="5"/>
          <table:table-cell table:formula="of:=[.Y24]^2/[.U24]^2" office:value-type="float" office:value="268.573011499339" calcext:value-type="float">
            <text:p>268.5730114993</text:p>
          </table:table-cell>
          <table:table-cell table:number-columns-repeated="7"/>
        </table:table-row>
        <table:table-row table:style-name="ro1">
          <table:table-cell table:style-name="ce5" office:value-type="float" office:value="197944" calcext:value-type="float">
            <text:p>1.98E+005</text:p>
          </table:table-cell>
          <table:table-cell table:style-name="ce5" office:value-type="float" office:value="1147" calcext:value-type="float">
            <text:p>1.15E+003</text:p>
          </table:table-cell>
          <table:table-cell table:style-name="ce10" table:formula="of:=[.A25]/1000" office:value-type="float" office:value="197.944" calcext:value-type="float">
            <text:p>197.9</text:p>
          </table:table-cell>
          <table:table-cell table:style-name="ce10" table:formula="of:=[.B25]/1000" office:value-type="float" office:value="1.147" calcext:value-type="float">
            <text:p>1.1</text:p>
          </table:table-cell>
          <table:table-cell table:style-name="ce4" office:value-type="float" office:value="964.057" calcext:value-type="float">
            <text:p>964.057</text:p>
          </table:table-cell>
          <table:table-cell table:style-name="ce4" office:value-type="float" office:value="0.005" calcext:value-type="float">
            <text:p>0.005</text:p>
          </table:table-cell>
          <table:table-cell table:style-name="ce15" office:value-type="float" office:value="14.51" calcext:value-type="float">
            <text:p>14.51</text:p>
          </table:table-cell>
          <table:table-cell table:style-name="ce4" office:value-type="float" office:value="0.07" calcext:value-type="float">
            <text:p>0.07</text:p>
          </table:table-cell>
          <table:table-cell table:style-name="ce16" table:formula="of:=[.A25]/[.$A$29]" office:value-type="float" office:value="0.911675977910934" calcext:value-type="float">
            <text:p>0.912</text:p>
          </table:table-cell>
          <table:table-cell table:style-name="ce16" table:formula="of:=[.I25]*SQRT(([.B25]*[.B25])/([.A25]*[.A25])+([.$B$29]*[.$B$29])/([.$A$29]*[.$A$29]))" office:value-type="float" office:value="0.00669114561209282" calcext:value-type="float">
            <text:p>0.007</text:p>
          </table:table-cell>
          <table:table-cell table:style-name="ce16" table:formula="of:=([.G25]/[.$G$29])" office:value-type="float" office:value="0.695256348826066" calcext:value-type="float">
            <text:p>0.695</text:p>
          </table:table-cell>
          <table:table-cell table:style-name="ce16" table:formula="of:=[.K25]*SQRT(([.H25]*[.H25])/([.G25]*[.G25])+([.$H$29]*[.$H$29])/([.$G$29]*[.$G$29]))" office:value-type="float" office:value="0.00449881669468575" calcext:value-type="float">
            <text:p>0.004</text:p>
          </table:table-cell>
          <table:table-cell table:style-name="ce26"/>
          <table:table-cell/>
          <table:table-cell table:style-name="ce22" table:formula="of:=[.E25]" office:value-type="float" office:value="964.057" calcext:value-type="float">
            <text:p>964.0570</text:p>
          </table:table-cell>
          <table:table-cell table:style-name="ce15" table:formula="of:=[.I25]/[.K25]" office:value-type="float" office:value="1.31128033487258" calcext:value-type="float">
            <text:p>1.31</text:p>
          </table:table-cell>
          <table:table-cell table:style-name="ce15" table:formula="of:=[.P25]*SQRT(([.J25]*[.J25])/([.I25]*[.I25])+([.L25]*[.L25])/([.K25]*[.K25]))" office:value-type="float" office:value="0.0128302602138956" calcext:value-type="float">
            <text:p>0.01</text:p>
          </table:table-cell>
          <table:table-cell table:formula="of:=[.Q25]*100/[.P25]" office:value-type="float" office:value="0.978452880950308" calcext:value-type="float">
            <text:p>0.978452881</text:p>
          </table:table-cell>
          <table:table-cell table:style-name="ce38" table:formula="of:=LOG([.O25];10)" office:value-type="float" office:value="2.98410271238171" calcext:value-type="float">
            <text:p>2.9841027</text:p>
          </table:table-cell>
          <table:table-cell table:style-name="ce38" table:formula="of:=LOG([.P25];10)" office:value-type="float" office:value="0.117695548191423" calcext:value-type="float">
            <text:p>0.1176955</text:p>
          </table:table-cell>
          <table:table-cell table:style-name="ce38" table:formula="of:=[.Q25]/(2.30258509*[.P25])" office:value-type="float" office:value="0.00424936687551601" calcext:value-type="float">
            <text:p>0.0042494</text:p>
          </table:table-cell>
          <table:table-cell/>
          <table:table-cell table:formula="of:=[.P25]*100/10^[.$T$66]" office:value-type="float" office:value="0.248541862330218" calcext:value-type="float">
            <text:p>0.2485418623</text:p>
          </table:table-cell>
          <table:table-cell/>
          <table:table-cell table:formula="of:=[.T25]-[.W25]" office:value-type="float" office:value="-0.130846314138795" calcext:value-type="float">
            <text:p>-0.1308463141</text:p>
          </table:table-cell>
          <table:table-cell table:number-columns-repeated="5"/>
          <table:table-cell table:formula="of:=[.Y25]^2/[.U25]^2" office:value-type="float" office:value="948.144500394576" calcext:value-type="float">
            <text:p>948.1445003946</text:p>
          </table:table-cell>
          <table:table-cell table:number-columns-repeated="7"/>
        </table:table-row>
        <table:table-row table:style-name="ro1">
          <table:table-cell table:style-name="ce5" office:value-type="float" office:value="170846" calcext:value-type="float">
            <text:p>1.71E+005</text:p>
          </table:table-cell>
          <table:table-cell table:style-name="ce5" office:value-type="float" office:value="1509" calcext:value-type="float">
            <text:p>1.51E+003</text:p>
          </table:table-cell>
          <table:table-cell table:style-name="ce9" table:formula="of:=[.A26]/1000" office:value-type="float" office:value="170.846" calcext:value-type="float">
            <text:p>171</text:p>
          </table:table-cell>
          <table:table-cell table:style-name="ce9" table:formula="of:=[.B26]/1000" office:value-type="float" office:value="1.509" calcext:value-type="float">
            <text:p>2</text:p>
          </table:table-cell>
          <table:table-cell table:style-name="ce4" office:value-type="float" office:value="1112.069" calcext:value-type="float">
            <text:p>1112.069</text:p>
          </table:table-cell>
          <table:table-cell table:style-name="ce4" office:value-type="float" office:value="0.03" calcext:value-type="float">
            <text:p>0.03</text:p>
          </table:table-cell>
          <table:table-cell table:style-name="ce15" office:value-type="float" office:value="13.67" calcext:value-type="float">
            <text:p>13.67</text:p>
          </table:table-cell>
          <table:table-cell table:style-name="ce4" office:value-type="float" office:value="0.08" calcext:value-type="float">
            <text:p>0.08</text:p>
          </table:table-cell>
          <table:table-cell table:style-name="ce16" table:formula="of:=[.A26]/[.$A$29]" office:value-type="float" office:value="0.786869994150727" calcext:value-type="float">
            <text:p>0.787</text:p>
          </table:table-cell>
          <table:table-cell table:style-name="ce16" table:formula="of:=[.I26]*SQRT(([.B26]*[.B26])/([.A26]*[.A26])+([.$B$29]*[.$B$29])/([.$A$29]*[.$A$29]))" office:value-type="float" office:value="0.00780164684104857" calcext:value-type="float">
            <text:p>0.008</text:p>
          </table:table-cell>
          <table:table-cell table:style-name="ce16" table:formula="of:=([.G26]/[.$G$29])" office:value-type="float" office:value="0.655007187350263" calcext:value-type="float">
            <text:p>0.655</text:p>
          </table:table-cell>
          <table:table-cell table:style-name="ce16" table:formula="of:=[.K26]*SQRT(([.H26]*[.H26])/([.G26]*[.G26])+([.$H$29]*[.$H$29])/([.$G$29]*[.$G$29]))" office:value-type="float" office:value="0.0047615684731189" calcext:value-type="float">
            <text:p>0.005</text:p>
          </table:table-cell>
          <table:table-cell table:style-name="ce26"/>
          <table:table-cell/>
          <table:table-cell table:style-name="ce22" table:formula="of:=[.E26]" office:value-type="float" office:value="1112.069" calcext:value-type="float">
            <text:p>1112.0690</text:p>
          </table:table-cell>
          <table:table-cell table:style-name="ce15" table:formula="of:=[.I26]/[.K26]" office:value-type="float" office:value="1.20131505324987" calcext:value-type="float">
            <text:p>1.20</text:p>
          </table:table-cell>
          <table:table-cell table:style-name="ce15" table:formula="of:=[.P26]*SQRT(([.J26]*[.J26])/([.I26]*[.I26])+([.L26]*[.L26])/([.K26]*[.K26]))" office:value-type="float" office:value="0.014769261249356" calcext:value-type="float">
            <text:p>0.01</text:p>
          </table:table-cell>
          <table:table-cell table:formula="of:=[.Q26]*100/[.P26]" office:value-type="float" office:value="1.22942447190696" calcext:value-type="float">
            <text:p>1.2294244719</text:p>
          </table:table-cell>
          <table:table-cell table:style-name="ce38" table:formula="of:=LOG([.O26];10)" office:value-type="float" office:value="3.04613173453883" calcext:value-type="float">
            <text:p>3.0461317</text:p>
          </table:table-cell>
          <table:table-cell table:style-name="ce38" table:formula="of:=LOG([.P26];10)" office:value-type="float" office:value="0.0796569190969796" calcext:value-type="float">
            <text:p>0.0796569</text:p>
          </table:table-cell>
          <table:table-cell table:style-name="ce38" table:formula="of:=[.Q26]/(2.30258509*[.P26])" office:value-type="float" office:value="0.00533932264760285" calcext:value-type="float">
            <text:p>0.0053393</text:p>
          </table:table-cell>
          <table:table-cell/>
          <table:table-cell table:formula="of:=[.P26]*100/10^[.$T$66]" office:value-type="float" office:value="0.227698892936621" calcext:value-type="float">
            <text:p>0.2276988929</text:p>
          </table:table-cell>
          <table:table-cell/>
          <table:table-cell table:formula="of:=[.T26]-[.W26]" office:value-type="float" office:value="-0.148041973839641" calcext:value-type="float">
            <text:p>-0.1480419738</text:p>
          </table:table-cell>
          <table:table-cell table:number-columns-repeated="5"/>
          <table:table-cell table:formula="of:=[.Y26]^2/[.U26]^2" office:value-type="float" office:value="768.771726890315" calcext:value-type="float">
            <text:p>768.7717268903</text:p>
          </table:table-cell>
          <table:table-cell table:number-columns-repeated="7"/>
        </table:table-row>
        <table:table-row table:style-name="ro1">
          <table:table-cell table:style-name="ce5" office:value-type="float" office:value="15961" calcext:value-type="float">
            <text:p>1.60E+004</text:p>
          </table:table-cell>
          <table:table-cell table:style-name="ce5" office:value-type="float" office:value="414" calcext:value-type="float">
            <text:p>4.14E+002</text:p>
          </table:table-cell>
          <table:table-cell table:style-name="ce10" table:formula="of:=[.A27]/1000" office:value-type="float" office:value="15.961" calcext:value-type="float">
            <text:p>16.0</text:p>
          </table:table-cell>
          <table:table-cell table:style-name="ce10" table:formula="of:=[.B27]/1000" office:value-type="float" office:value="0.414" calcext:value-type="float">
            <text:p>0.4</text:p>
          </table:table-cell>
          <table:table-cell table:style-name="ce4" office:value-type="float" office:value="1212.948" calcext:value-type="float">
            <text:p>1212.948</text:p>
          </table:table-cell>
          <table:table-cell table:style-name="ce4" office:value-type="float" office:value="0.011" calcext:value-type="float">
            <text:p>0.011</text:p>
          </table:table-cell>
          <table:table-cell table:style-name="ce16" office:value-type="float" office:value="1.415" calcext:value-type="float">
            <text:p>1.415</text:p>
          </table:table-cell>
          <table:table-cell table:style-name="ce4" office:value-type="float" office:value="0.008" calcext:value-type="float">
            <text:p>0.008</text:p>
          </table:table-cell>
          <table:table-cell table:style-name="ce16" table:formula="of:=[.A27]/[.$A$29]" office:value-type="float" office:value="0.0735120048268017" calcext:value-type="float">
            <text:p>0.074</text:p>
          </table:table-cell>
          <table:table-cell table:style-name="ce16" table:formula="of:=[.I27]*SQRT(([.B27]*[.B27])/([.A27]*[.A27])+([.$B$29]*[.$B$29])/([.$A$29]*[.$A$29]))" office:value-type="float" office:value="0.00193530892279211" calcext:value-type="float">
            <text:p>0.002</text:p>
          </table:table-cell>
          <table:table-cell table:style-name="ce22" table:formula="of:=([.G27]/[.$G$29])" office:value-type="float" office:value="0.0678006708193579" calcext:value-type="float">
            <text:p>0.0678</text:p>
          </table:table-cell>
          <table:table-cell table:style-name="ce22" table:formula="of:=[.K27]*SQRT(([.H27]*[.H27])/([.G27]*[.G27])+([.$H$29]*[.$H$29])/([.$G$29]*[.$G$29]))" office:value-type="float" office:value="0.00048210673274131" calcext:value-type="float">
            <text:p>0.0005</text:p>
          </table:table-cell>
          <table:table-cell table:style-name="ce26"/>
          <table:table-cell/>
          <table:table-cell table:style-name="ce22" table:formula="of:=[.E27]" office:value-type="float" office:value="1212.948" calcext:value-type="float">
            <text:p>1212.9480</text:p>
          </table:table-cell>
          <table:table-cell table:style-name="ce15" table:formula="of:=[.I27]/[.K27]" office:value-type="float" office:value="1.08423713126173" calcext:value-type="float">
            <text:p>1.08</text:p>
          </table:table-cell>
          <table:table-cell table:style-name="ce15" table:formula="of:=[.P27]*SQRT(([.J27]*[.J27])/([.I27]*[.I27])+([.L27]*[.L27])/([.K27]*[.K27]))" office:value-type="float" office:value="0.0295669384965222" calcext:value-type="float">
            <text:p>0.03</text:p>
          </table:table-cell>
          <table:table-cell table:formula="of:=[.Q27]*100/[.P27]" office:value-type="float" office:value="2.72698080927325" calcext:value-type="float">
            <text:p>2.7269808093</text:p>
          </table:table-cell>
          <table:table-cell table:style-name="ce38" table:formula="of:=LOG([.O27];10)" office:value-type="float" office:value="3.08384218273208" calcext:value-type="float">
            <text:p>3.0838422</text:p>
          </table:table-cell>
          <table:table-cell table:style-name="ce38" table:formula="of:=LOG([.P27];10)" office:value-type="float" office:value="0.0351242762391205" calcext:value-type="float">
            <text:p>0.0351243</text:p>
          </table:table-cell>
          <table:table-cell table:style-name="ce38" table:formula="of:=[.Q27]/(2.30258509*[.P27])" office:value-type="float" office:value="0.0118431271926339" calcext:value-type="float">
            <text:p>0.0118431</text:p>
          </table:table-cell>
          <table:table-cell/>
          <table:table-cell table:formula="of:=[.P27]*100/10^[.$T$66]" office:value-type="float" office:value="0.205507783991552" calcext:value-type="float">
            <text:p>0.205507784</text:p>
          </table:table-cell>
          <table:table-cell/>
          <table:table-cell table:formula="of:=[.T27]-[.W27]" office:value-type="float" office:value="-0.170383507752431" calcext:value-type="float">
            <text:p>-0.1703835078</text:p>
          </table:table-cell>
          <table:table-cell table:number-columns-repeated="5"/>
          <table:table-cell table:formula="of:=[.Y27]^2/[.U27]^2" office:value-type="float" office:value="206.977112036165" calcext:value-type="float">
            <text:p>206.9771120362</text:p>
          </table:table-cell>
          <table:table-cell table:number-columns-repeated="7"/>
        </table:table-row>
        <table:table-row table:style-name="ro1">
          <table:table-cell table:style-name="ce5" office:value-type="float" office:value="17519" calcext:value-type="float">
            <text:p>1.75E+004</text:p>
          </table:table-cell>
          <table:table-cell table:style-name="ce5" office:value-type="float" office:value="384" calcext:value-type="float">
            <text:p>3.84E+002</text:p>
          </table:table-cell>
          <table:table-cell table:style-name="ce10" table:formula="of:=[.A28]/1000" office:value-type="float" office:value="17.519" calcext:value-type="float">
            <text:p>17.5</text:p>
          </table:table-cell>
          <table:table-cell table:style-name="ce10" table:formula="of:=[.B28]/1000" office:value-type="float" office:value="0.384" calcext:value-type="float">
            <text:p>0.4</text:p>
          </table:table-cell>
          <table:table-cell table:style-name="ce4" office:value-type="float" office:value="1299.142" calcext:value-type="float">
            <text:p>1299.142</text:p>
          </table:table-cell>
          <table:table-cell table:style-name="ce4" office:value-type="float" office:value="0.008" calcext:value-type="float">
            <text:p>0.008</text:p>
          </table:table-cell>
          <table:table-cell table:style-name="ce16" office:value-type="float" office:value="1.633" calcext:value-type="float">
            <text:p>1.633</text:p>
          </table:table-cell>
          <table:table-cell table:style-name="ce4" office:value-type="float" office:value="0.011" calcext:value-type="float">
            <text:p>0.011</text:p>
          </table:table-cell>
          <table:table-cell table:style-name="ce16" table:formula="of:=[.A28]/[.$A$29]" office:value-type="float" office:value="0.0806877271199009" calcext:value-type="float">
            <text:p>0.081</text:p>
          </table:table-cell>
          <table:table-cell table:style-name="ce16" table:formula="of:=[.I28]*SQRT(([.B28]*[.B28])/([.A28]*[.A28])+([.$B$29]*[.$B$29])/([.$A$29]*[.$A$29]))" office:value-type="float" office:value="0.00180555766812355" calcext:value-type="float">
            <text:p>0.002</text:p>
          </table:table-cell>
          <table:table-cell table:style-name="ce22" table:formula="of:=([.G28]/[.$G$29])" office:value-type="float" office:value="0.0782462865356972" calcext:value-type="float">
            <text:p>0.0782</text:p>
          </table:table-cell>
          <table:table-cell table:style-name="ce22" table:formula="of:=[.K28]*SQRT(([.H28]*[.H28])/([.G28]*[.G28])+([.$H$29]*[.$H$29])/([.$G$29]*[.$G$29]))" office:value-type="float" office:value="0.000625830907217361" calcext:value-type="float">
            <text:p>0.0006</text:p>
          </table:table-cell>
          <table:table-cell table:style-name="ce26"/>
          <table:table-cell/>
          <table:table-cell table:style-name="ce22" table:formula="of:=[.E28]" office:value-type="float" office:value="1299.142" calcext:value-type="float">
            <text:p>1299.1420</text:p>
          </table:table-cell>
          <table:table-cell table:style-name="ce15" table:formula="of:=[.I28]/[.K28]" office:value-type="float" office:value="1.03120199938293" calcext:value-type="float">
            <text:p>1.03</text:p>
          </table:table-cell>
          <table:table-cell table:style-name="ce15" table:formula="of:=[.P28]*SQRT(([.J28]*[.J28])/([.I28]*[.I28])+([.L28]*[.L28])/([.K28]*[.K28]))" office:value-type="float" office:value="0.0245050198379827" calcext:value-type="float">
            <text:p>0.02</text:p>
          </table:table-cell>
          <table:table-cell table:formula="of:=[.Q28]*100/[.P28]" office:value-type="float" office:value="2.37635495786921" calcext:value-type="float">
            <text:p>2.3763549579</text:p>
          </table:table-cell>
          <table:table-cell table:style-name="ce38" table:formula="of:=LOG([.O28];10)" office:value-type="float" office:value="3.1136566233178" calcext:value-type="float">
            <text:p>3.1136566</text:p>
          </table:table-cell>
          <table:table-cell table:style-name="ce38" table:formula="of:=LOG([.P28];10)" office:value-type="float" office:value="0.0133437463935756" calcext:value-type="float">
            <text:p>0.0133437</text:p>
          </table:table-cell>
          <table:table-cell table:style-name="ce38" table:formula="of:=[.Q28]/(2.30258509*[.P28])" office:value-type="float" office:value="0.0103203784658798" calcext:value-type="float">
            <text:p>0.0103204</text:p>
          </table:table-cell>
          <table:table-cell/>
          <table:table-cell table:formula="of:=[.P28]*100/10^[.$T$66]" office:value-type="float" office:value="0.195455432792854" calcext:value-type="float">
            <text:p>0.1954554328</text:p>
          </table:table-cell>
          <table:table-cell/>
          <table:table-cell table:formula="of:=[.T28]-[.W28]" office:value-type="float" office:value="-0.182111686399278" calcext:value-type="float">
            <text:p>-0.1821116864</text:p>
          </table:table-cell>
          <table:table-cell table:number-columns-repeated="5"/>
          <table:table-cell table:formula="of:=[.Y28]^2/[.U28]^2" office:value-type="float" office:value="311.375461567402" calcext:value-type="float">
            <text:p>311.3754615674</text:p>
          </table:table-cell>
          <table:table-cell table:number-columns-repeated="7"/>
        </table:table-row>
        <table:table-row table:style-name="ro1">
          <table:table-cell table:style-name="ce5" office:value-type="float" office:value="217121" calcext:value-type="float">
            <text:p>2.17E+005</text:p>
          </table:table-cell>
          <table:table-cell table:style-name="ce5" office:value-type="float" office:value="978" calcext:value-type="float">
            <text:p>9.78E+002</text:p>
          </table:table-cell>
          <table:table-cell table:style-name="ce9" table:formula="of:=[.A29]/1000" office:value-type="float" office:value="217.121" calcext:value-type="float">
            <text:p>217</text:p>
          </table:table-cell>
          <table:table-cell table:style-name="ce9" table:formula="of:=[.B29]/1000" office:value-type="float" office:value="0.978" calcext:value-type="float">
            <text:p>1</text:p>
          </table:table-cell>
          <table:table-cell table:style-name="ce4" office:value-type="float" office:value="1408.006" calcext:value-type="float">
            <text:p>1408.006</text:p>
          </table:table-cell>
          <table:table-cell table:style-name="ce4" office:value-type="float" office:value="0.003" calcext:value-type="float">
            <text:p>0.003</text:p>
          </table:table-cell>
          <table:table-cell table:style-name="ce15" office:value-type="float" office:value="20.87" calcext:value-type="float">
            <text:p>20.87</text:p>
          </table:table-cell>
          <table:table-cell table:style-name="ce4" office:value-type="float" office:value="0.09" calcext:value-type="float">
            <text:p>0.09</text:p>
          </table:table-cell>
          <table:table-cell table:style-name="ce16" table:formula="of:=[.A29]/[.$A$29]" office:value-type="float" office:value="1" calcext:value-type="float">
            <text:p>1.000</text:p>
          </table:table-cell>
          <table:table-cell table:style-name="ce16" table:formula="of:=[.I29]*SQRT(([.B29]*[.B29])/([.A29]*[.A29])+([.$B$29]*[.$B$29])/([.$A$29]*[.$A$29]))" office:value-type="float" office:value="0.00637018466201283" calcext:value-type="float">
            <text:p>0.006</text:p>
          </table:table-cell>
          <table:table-cell table:style-name="ce16" table:formula="of:=([.G29]/[.$G$29])" office:value-type="float" office:value="1" calcext:value-type="float">
            <text:p>1.000</text:p>
          </table:table-cell>
          <table:table-cell table:style-name="ce16" table:formula="of:=[.K29]*SQRT(([.H29]*[.H29])/([.G29]*[.G29])+([.$H$29]*[.$H$29])/([.$G$29]*[.$G$29]))" office:value-type="float" office:value="0.00609866893213122" calcext:value-type="float">
            <text:p>0.006</text:p>
          </table:table-cell>
          <table:table-cell table:style-name="ce26"/>
          <table:table-cell/>
          <table:table-cell table:style-name="ce22" table:formula="of:=[.E29]" office:value-type="float" office:value="1408.006" calcext:value-type="float">
            <text:p>1408.0060</text:p>
          </table:table-cell>
          <table:table-cell table:style-name="ce15" table:formula="of:=[.I29]/[.K29]" office:value-type="float" office:value="1" calcext:value-type="float">
            <text:p>1.00</text:p>
          </table:table-cell>
          <table:table-cell table:style-name="ce15" table:formula="of:=[.P29]*SQRT(([.J29]*[.J29])/([.I29]*[.I29])+([.L29]*[.L29])/([.K29]*[.K29]))" office:value-type="float" office:value="0.00881890102971374" calcext:value-type="float">
            <text:p>0.01</text:p>
          </table:table-cell>
          <table:table-cell table:formula="of:=[.Q29]*100/[.P29]" office:value-type="float" office:value="0.881890102971374" calcext:value-type="float">
            <text:p>0.881890103</text:p>
          </table:table-cell>
          <table:table-cell table:style-name="ce38" table:formula="of:=LOG([.O29];10)" office:value-type="float" office:value="3.14860450548886" calcext:value-type="float">
            <text:p>3.1486045</text:p>
          </table:table-cell>
          <table:table-cell table:style-name="ce38" table:formula="of:=LOG([.P29];10)" office:value-type="float" office:value="0" calcext:value-type="float">
            <text:p>0.0000000</text:p>
          </table:table-cell>
          <table:table-cell table:style-name="ce38" table:formula="of:=[.Q29]/(2.30258509*[.P29])" office:value-type="float" office:value="0.00383000005863572" calcext:value-type="float">
            <text:p>0.0038300</text:p>
          </table:table-cell>
          <table:table-cell/>
          <table:table-cell table:formula="of:=[.P29]*100/10^[.$T$66]" office:value-type="float" office:value="0.189541363292365" calcext:value-type="float">
            <text:p>0.1895413633</text:p>
          </table:table-cell>
          <table:table-cell/>
          <table:table-cell table:formula="of:=[.T29]-[.W29]" office:value-type="float" office:value="-0.189541363292365" calcext:value-type="float">
            <text:p>-0.1895413633</text:p>
          </table:table-cell>
          <table:table-cell table:number-columns-repeated="5"/>
          <table:table-cell table:formula="of:=[.Y29]^2/[.U29]^2" office:value-type="float" office:value="2449.1221085907" calcext:value-type="float">
            <text:p>2449.1221085907</text:p>
          </table:table-cell>
          <table:table-cell/>
          <table:table-cell table:formula="of:=SUM([.AE19:.AE29])" office:value-type="float" office:value="54919.7049045808" calcext:value-type="float">
            <text:p>54919.7049045808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  <table:table-cell table:style-name="ce38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Ba-133</text:p>
          </table:table-cell>
          <table:table-cell table:number-columns-repeated="17"/>
          <table:table-cell table:style-name="ce38" table:number-columns-repeated="3"/>
          <table:table-cell table:number-columns-repeated="17"/>
        </table:table-row>
        <table:table-row table:style-name="ro1"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Error</text:p>
          </table:table-cell>
          <table:table-cell table:style-name="ce4" table:number-columns-repeated="2"/>
          <table:table-cell table:style-name="ce4" office:value-type="string" calcext:value-type="string">
            <text:p>Energy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Branching Ratio</text:p>
          </table:table-cell>
          <table:table-cell table:style-name="ce4" office:value-type="string" calcext:value-type="string">
            <text:p>Error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Relative Efficiency</text:p>
          </table:table-cell>
          <table:table-cell table:style-name="ce4" office:value-type="string" calcext:value-type="string">
            <text:p>Error</text:p>
          </table:table-cell>
          <table:table-cell/>
          <table:table-cell table:style-name="ce38" table:number-columns-repeated="3"/>
          <table:table-cell table:number-columns-repeated="17"/>
        </table:table-row>
        <table:table-row table:style-name="ro1">
          <table:table-cell table:style-name="ce6" office:value-type="float" office:value="12952" calcext:value-type="float">
            <text:p>1.30E+004</text:p>
          </table:table-cell>
          <table:table-cell table:style-name="ce6" office:value-type="float" office:value="601" calcext:value-type="float">
            <text:p>6.01E+002</text:p>
          </table:table-cell>
          <table:table-cell table:style-name="ce11" table:formula="of:=[.A34]/1000" office:value-type="float" office:value="12.952" calcext:value-type="float">
            <text:p>13.0</text:p>
          </table:table-cell>
          <table:table-cell table:style-name="ce11" table:formula="of:=[.B34]/1000" office:value-type="float" office:value="0.601" calcext:value-type="float">
            <text:p>0.6</text:p>
          </table:table-cell>
          <table:table-cell office:value-type="float" office:value="53.1622" calcext:value-type="float">
            <text:p>53.1622</text:p>
          </table:table-cell>
          <table:table-cell office:value-type="float" office:value="0.0006" calcext:value-type="float">
            <text:p>0.0006</text:p>
          </table:table-cell>
          <table:table-cell table:style-name="ce4" office:value-type="float" office:value="2.14" calcext:value-type="float">
            <text:p>2.14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table:formula="of:=[.A34]/[.$A$39]" office:value-type="float" office:value="0.046695075962419" calcext:value-type="float">
            <text:p>0.046695076</text:p>
          </table:table-cell>
          <table:table-cell table:style-name="ce4" table:formula="of:=[.I34]*SQRT(([.B34]*[.B34])/([.A34]*[.A34])+([.$B$39]*[.$B$39])/([.$A$39]*[.$A$39]))" office:value-type="float" office:value="0.00217022238193877" calcext:value-type="float">
            <text:p>0.0021702224</text:p>
          </table:table-cell>
          <table:table-cell table:style-name="ce15" table:formula="of:=([.G34]/[.$G$39])" office:value-type="float" office:value="0.239373601789709" calcext:value-type="float">
            <text:p>0.24</text:p>
          </table:table-cell>
          <table:table-cell table:style-name="ce15" table:formula="of:=[.K34]*SQRT(([.H34]*[.H34])/([.G34]*[.G34])+([.$H$39]*[.$H$39])/([.$G$39]*[.$G$39]))" office:value-type="float" office:value="0.0037204443666076" calcext:value-type="float">
            <text:p>0.00</text:p>
          </table:table-cell>
          <table:table-cell table:number-columns-repeated="2"/>
          <table:table-cell table:style-name="ce23" table:formula="of:=[.E34]" office:value-type="float" office:value="53.1622" calcext:value-type="float">
            <text:p>53.16220</text:p>
          </table:table-cell>
          <table:table-cell table:style-name="ce16" table:formula="of:=[.I34]/[.K34]" office:value-type="float" office:value="0.195071952852348" calcext:value-type="float">
            <text:p>0.195</text:p>
          </table:table-cell>
          <table:table-cell table:style-name="ce16" table:formula="of:=[.P34]*SQRT(([.J34]*[.J34])/([.I34]*[.I34])+([.L34]*[.L34])/([.K34]*[.K34]))" office:value-type="float" office:value="0.00955977797455853" calcext:value-type="float">
            <text:p>0.010</text:p>
          </table:table-cell>
          <table:table-cell table:formula="of:=[.Q34]*100/[.P34]" office:value-type="float" office:value="4.90064196045365" calcext:value-type="float">
            <text:p>4.9006419605</text:p>
          </table:table-cell>
          <table:table-cell table:style-name="ce38" table:formula="of:=LOG([.O34];10)" office:value-type="float" office:value="1.72560294495862" calcext:value-type="float">
            <text:p>1.7256029</text:p>
          </table:table-cell>
          <table:table-cell table:style-name="ce38" table:formula="of:=LOG([.P34];10)" office:value-type="float" office:value="-0.709805168314754" calcext:value-type="float">
            <text:p>-0.7098052</text:p>
          </table:table-cell>
          <table:table-cell table:style-name="ce38" table:formula="of:=[.Q34]/(2.30258509*[.P34])" office:value-type="float" office:value="0.02128321763976" calcext:value-type="float">
            <text:p>0.0212832</text:p>
          </table:table-cell>
          <table:table-cell table:formula="of:=[.Q34]*100/[.P34]" office:value-type="float" office:value="4.90064196045365" calcext:value-type="float">
            <text:p>4.9006419605</text:p>
          </table:table-cell>
          <table:table-cell table:formula="of:=[.$V$62]+[.$V$63]*[.S34]+[.$T$65]*[.S34]^2+[.$T$67]" office:value-type="float" office:value="-0.878755403496815" calcext:value-type="float">
            <text:p>-0.8787554035</text:p>
          </table:table-cell>
          <table:table-cell/>
          <table:table-cell table:formula="of:=[.T34]-[.W34]" office:value-type="float" office:value="0.168950235182061" calcext:value-type="float">
            <text:p>0.1689502352</text:p>
          </table:table-cell>
          <table:table-cell table:number-columns-repeated="5"/>
          <table:table-cell table:formula="of:=[.Y34]^2/[.U34]^2" office:value-type="float" office:value="63.0148677464237" calcext:value-type="float">
            <text:p>63.0148677464</text:p>
          </table:table-cell>
          <table:table-cell table:number-columns-repeated="7"/>
        </table:table-row>
        <table:table-row table:style-name="ro1">
          <table:table-cell table:style-name="ce5" office:value-type="float" office:value="971926" calcext:value-type="float">
            <text:p>9.72E+005</text:p>
          </table:table-cell>
          <table:table-cell table:style-name="ce5" office:value-type="float" office:value="1912" calcext:value-type="float">
            <text:p>1.91E+003</text:p>
          </table:table-cell>
          <table:table-cell table:style-name="ce11" table:formula="of:=[.A35]/1000" office:value-type="float" office:value="971.926" calcext:value-type="float">
            <text:p>971.9</text:p>
          </table:table-cell>
          <table:table-cell table:style-name="ce11" table:formula="of:=[.B35]/1000" office:value-type="float" office:value="1.912" calcext:value-type="float">
            <text:p>1.9</text:p>
          </table:table-cell>
          <table:table-cell table:style-name="ce4" office:value-type="float" office:value="80.9979" calcext:value-type="float">
            <text:p>80.9979</text:p>
          </table:table-cell>
          <table:table-cell table:style-name="ce4" office:value-type="float" office:value="0.0011" calcext:value-type="float">
            <text:p>0.0011</text:p>
          </table:table-cell>
          <table:table-cell table:style-name="ce11" table:formula="of:=32.9+2.65" office:value-type="float" office:value="35.55" calcext:value-type="float">
            <text:p>35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formula="of:=[.A35]/[.$A$39]" office:value-type="float" office:value="3.50402705372529" calcext:value-type="float">
            <text:p>3.5040270537</text:p>
          </table:table-cell>
          <table:table-cell table:style-name="ce4" table:formula="of:=[.I35]*SQRT(([.B35]*[.B35])/([.A35]*[.A35])+([.$B$39]*[.$B$39])/([.$A$39]*[.$A$39]))" office:value-type="float" office:value="0.0115034215406337" calcext:value-type="float">
            <text:p>0.0115034215</text:p>
          </table:table-cell>
          <table:table-cell table:style-name="ce15" table:formula="of:=([.G35]/[.$G$39])" office:value-type="float" office:value="3.97651006711409" calcext:value-type="float">
            <text:p>3.98</text:p>
          </table:table-cell>
          <table:table-cell table:style-name="ce15" table:formula="of:=[.K35]*SQRT(([.H35]*[.H35])/([.G35]*[.G35])+([.$H$39]*[.$H$39])/([.$G$39]*[.$G$39]))" office:value-type="float" office:value="0.0428756813776163" calcext:value-type="float">
            <text:p>0.04</text:p>
          </table:table-cell>
          <table:table-cell table:style-name="ce11"/>
          <table:table-cell/>
          <table:table-cell table:style-name="ce23" table:formula="of:=[.E35]" office:value-type="float" office:value="80.9979" calcext:value-type="float">
            <text:p>80.99790</text:p>
          </table:table-cell>
          <table:table-cell table:style-name="ce16" table:formula="of:=[.I35]/[.K35]" office:value-type="float" office:value="0.881181486928386" calcext:value-type="float">
            <text:p>0.881</text:p>
          </table:table-cell>
          <table:table-cell table:style-name="ce16" table:formula="of:=[.P35]*SQRT(([.J35]*[.J35])/([.I35]*[.I35])+([.L35]*[.L35])/([.K35]*[.K35]))" office:value-type="float" office:value="0.0099317481475401" calcext:value-type="float">
            <text:p>0.010</text:p>
          </table:table-cell>
          <table:table-cell table:formula="of:=[.Q35]*100/[.P35]" office:value-type="float" office:value="1.12709450832428" calcext:value-type="float">
            <text:p>1.1270945083</text:p>
          </table:table-cell>
          <table:table-cell table:style-name="ce38" table:formula="of:=LOG([.O35];10)" office:value-type="float" office:value="1.90847375924612" calcext:value-type="float">
            <text:p>1.9084738</text:p>
          </table:table-cell>
          <table:table-cell table:style-name="ce38" table:formula="of:=LOG([.P35];10)" office:value-type="float" office:value="-0.0549346356807154" calcext:value-type="float">
            <text:p>-0.0549346</text:p>
          </table:table-cell>
          <table:table-cell table:style-name="ce38" table:formula="of:=[.Q35]/(2.30258509*[.P35])" office:value-type="float" office:value="0.00489490926185179" calcext:value-type="float">
            <text:p>0.0048949</text:p>
          </table:table-cell>
          <table:table-cell/>
          <table:table-cell table:formula="of:=[.$V$62]+[.$V$63]*[.S35]+[.$T$65]*[.S35]^2+[.$T$67]" office:value-type="float" office:value="-0.153384319064881" calcext:value-type="float">
            <text:p>-0.1533843191</text:p>
          </table:table-cell>
          <table:table-cell/>
          <table:table-cell table:formula="of:=[.T35]-[.W35]" office:value-type="float" office:value="0.0984496833841653" calcext:value-type="float">
            <text:p>0.0984496834</text:p>
          </table:table-cell>
          <table:table-cell table:number-columns-repeated="5"/>
          <table:table-cell table:formula="of:=[.Y35]^2/[.U35]^2" office:value-type="float" office:value="404.519401837129" calcext:value-type="float">
            <text:p>404.5194018371</text:p>
          </table:table-cell>
          <table:table-cell table:number-columns-repeated="7"/>
        </table:table-row>
        <table:table-row table:style-name="ro1">
          <table:table-cell table:style-name="ce5" office:value-type="float" office:value="283944" calcext:value-type="float">
            <text:p>2.84E+005</text:p>
          </table:table-cell>
          <table:table-cell table:style-name="ce5" office:value-type="float" office:value="1003" calcext:value-type="float">
            <text:p>1.00E+003</text:p>
          </table:table-cell>
          <table:table-cell table:style-name="ce11" table:formula="of:=[.A36]/1000" office:value-type="float" office:value="283.944" calcext:value-type="float">
            <text:p>283.9</text:p>
          </table:table-cell>
          <table:table-cell table:style-name="ce11" table:formula="of:=[.B36]/1000" office:value-type="float" office:value="1.003" calcext:value-type="float">
            <text:p>1.0</text:p>
          </table:table-cell>
          <table:table-cell table:style-name="ce4" office:value-type="float" office:value="276.3989" calcext:value-type="float">
            <text:p>276.3989</text:p>
          </table:table-cell>
          <table:table-cell table:style-name="ce4" office:value-type="float" office:value="0.0012" calcext:value-type="float">
            <text:p>0.0012</text:p>
          </table:table-cell>
          <table:table-cell table:style-name="ce11" office:value-type="float" office:value="7.16" calcext:value-type="float">
            <text:p>7.2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formula="of:=[.A36]/[.$A$39]" office:value-type="float" office:value="1.02368643059551" calcext:value-type="float">
            <text:p>1.0236864306</text:p>
          </table:table-cell>
          <table:table-cell table:style-name="ce4" table:formula="of:=[.I36]*SQRT(([.B36]*[.B36])/([.A36]*[.A36])+([.$B$39]*[.$B$39])/([.$A$39]*[.$A$39]))" office:value-type="float" office:value="0.00450716219304435" calcext:value-type="float">
            <text:p>0.0045071622</text:p>
          </table:table-cell>
          <table:table-cell table:style-name="ce16" table:formula="of:=([.G36]/[.$G$39])" office:value-type="float" office:value="0.80089485458613" calcext:value-type="float">
            <text:p>0.801</text:p>
          </table:table-cell>
          <table:table-cell table:style-name="ce16" table:formula="of:=[.K36]*SQRT(([.H36]*[.H36])/([.G36]*[.G36])+([.$H$39]*[.$H$39])/([.$G$39]*[.$G$39]))" office:value-type="float" office:value="0.00775705677158113" calcext:value-type="float">
            <text:p>0.008</text:p>
          </table:table-cell>
          <table:table-cell table:style-name="ce11"/>
          <table:table-cell/>
          <table:table-cell table:style-name="ce23" table:formula="of:=[.E36]" office:value-type="float" office:value="276.3989" calcext:value-type="float">
            <text:p>276.39890</text:p>
          </table:table-cell>
          <table:table-cell table:style-name="ce16" table:formula="of:=[.I36]/[.K36]" office:value-type="float" office:value="1.27817830859272" calcext:value-type="float">
            <text:p>1.278</text:p>
          </table:table-cell>
          <table:table-cell table:style-name="ce16" table:formula="of:=[.P36]*SQRT(([.J36]*[.J36])/([.I36]*[.I36])+([.L36]*[.L36])/([.K36]*[.K36]))" office:value-type="float" office:value="0.0135988776403373" calcext:value-type="float">
            <text:p>0.014</text:p>
          </table:table-cell>
          <table:table-cell table:formula="of:=[.Q36]*100/[.P36]" office:value-type="float" office:value="1.06392649201736" calcext:value-type="float">
            <text:p>1.063926492</text:p>
          </table:table-cell>
          <table:table-cell table:style-name="ce38" table:formula="of:=LOG([.O36];10)" office:value-type="float" office:value="2.44153631031981" calcext:value-type="float">
            <text:p>2.4415363</text:p>
          </table:table-cell>
          <table:table-cell table:style-name="ce38" table:formula="of:=LOG([.P36];10)" office:value-type="float" office:value="0.106591443052609" calcext:value-type="float">
            <text:p>0.1065914</text:p>
          </table:table-cell>
          <table:table-cell table:style-name="ce38" table:formula="of:=[.Q36]/(2.30258509*[.P36])" office:value-type="float" office:value="0.00462057405234634" calcext:value-type="float">
            <text:p>0.0046206</text:p>
          </table:table-cell>
          <table:table-cell/>
          <table:table-cell table:formula="of:=[.$T$62]+[.$T$63]*[.S36]+[.$T$64]*[.S36]^2+[.$T$67]" office:value-type="float" office:value="0.0998635946576232" calcext:value-type="float">
            <text:p>0.0998635947</text:p>
          </table:table-cell>
          <table:table-cell/>
          <table:table-cell table:formula="of:=[.T36]-[.W36]" office:value-type="float" office:value="0.00672784839498583" calcext:value-type="float">
            <text:p>0.0067278484</text:p>
          </table:table-cell>
          <table:table-cell table:number-columns-repeated="5"/>
          <table:table-cell table:formula="of:=[.Y36]^2/[.U36]^2" office:value-type="float" office:value="2.12012039186238" calcext:value-type="float">
            <text:p>2.1201203919</text:p>
          </table:table-cell>
          <table:table-cell table:number-columns-repeated="7"/>
        </table:table-row>
        <table:table-row table:style-name="ro1">
          <table:table-cell table:style-name="ce5" office:value-type="float" office:value="660505" calcext:value-type="float">
            <text:p>6.61E+005</text:p>
          </table:table-cell>
          <table:table-cell table:style-name="ce5" office:value-type="float" office:value="1428" calcext:value-type="float">
            <text:p>1.43E+003</text:p>
          </table:table-cell>
          <table:table-cell table:style-name="ce11" table:formula="of:=[.A37]/1000" office:value-type="float" office:value="660.505" calcext:value-type="float">
            <text:p>660.5</text:p>
          </table:table-cell>
          <table:table-cell table:style-name="ce11" table:formula="of:=[.B37]/1000" office:value-type="float" office:value="1.428" calcext:value-type="float">
            <text:p>1.4</text:p>
          </table:table-cell>
          <table:table-cell table:style-name="ce4" office:value-type="float" office:value="302.8508" calcext:value-type="float">
            <text:p>302.8508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11" office:value-type="float" office:value="18.34" calcext:value-type="float">
            <text:p>18.3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table:formula="of:=[.A37]/[.$A$39]" office:value-type="float" office:value="2.38127942777622" calcext:value-type="float">
            <text:p>2.3812794278</text:p>
          </table:table-cell>
          <table:table-cell table:style-name="ce4" table:formula="of:=[.I37]*SQRT(([.B37]*[.B37])/([.A37]*[.A37])+([.$B$39]*[.$B$39])/([.$A$39]*[.$A$39]))" office:value-type="float" office:value="0.00810394874349823" calcext:value-type="float">
            <text:p>0.0081039487</text:p>
          </table:table-cell>
          <table:table-cell table:style-name="ce15" table:formula="of:=([.G37]/[.$G$39])" office:value-type="float" office:value="2.05145413870246" calcext:value-type="float">
            <text:p>2.05</text:p>
          </table:table-cell>
          <table:table-cell table:style-name="ce15" table:formula="of:=[.K37]*SQRT(([.H37]*[.H37])/([.G37]*[.G37])+([.$H$39]*[.$H$39])/([.$G$39]*[.$G$39]))" office:value-type="float" office:value="0.020025330258765" calcext:value-type="float">
            <text:p>0.02</text:p>
          </table:table-cell>
          <table:table-cell table:style-name="ce11"/>
          <table:table-cell/>
          <table:table-cell table:style-name="ce23" table:formula="of:=[.E37]" office:value-type="float" office:value="302.8508" calcext:value-type="float">
            <text:p>302.85080</text:p>
          </table:table-cell>
          <table:table-cell table:style-name="ce16" table:formula="of:=[.I37]/[.K37]" office:value-type="float" office:value="1.16077634047543" calcext:value-type="float">
            <text:p>1.161</text:p>
          </table:table-cell>
          <table:table-cell table:style-name="ce16" table:formula="of:=[.P37]*SQRT(([.J37]*[.J37])/([.I37]*[.I37])+([.L37]*[.L37])/([.K37]*[.K37]))" office:value-type="float" office:value="0.0119998208773348" calcext:value-type="float">
            <text:p>0.012</text:p>
          </table:table-cell>
          <table:table-cell table:formula="of:=[.Q37]*100/[.P37]" office:value-type="float" office:value="1.03377545345384" calcext:value-type="float">
            <text:p>1.0337754535</text:p>
          </table:table-cell>
          <table:table-cell table:style-name="ce38" table:formula="of:=LOG([.O37];10)" office:value-type="float" office:value="2.48122872521783" calcext:value-type="float">
            <text:p>2.4812287</text:p>
          </table:table-cell>
          <table:table-cell table:style-name="ce38" table:formula="of:=LOG([.P37];10)" office:value-type="float" office:value="0.0647485475123103" calcext:value-type="float">
            <text:p>0.0647485</text:p>
          </table:table-cell>
          <table:table-cell table:style-name="ce38" table:formula="of:=[.Q37]/(2.30258509*[.P37])" office:value-type="float" office:value="0.00448962975545823" calcext:value-type="float">
            <text:p>0.0044896</text:p>
          </table:table-cell>
          <table:table-cell/>
          <table:table-cell table:formula="of:=[.$T$62]+[.$T$63]*[.S37]+[.$T$64]*[.S37]^2+[.$T$67]" office:value-type="float" office:value="0.0728859470712098" calcext:value-type="float">
            <text:p>0.0728859471</text:p>
          </table:table-cell>
          <table:table-cell/>
          <table:table-cell table:formula="of:=[.T37]-[.W37]" office:value-type="float" office:value="-0.00813739955889947" calcext:value-type="float">
            <text:p>-0.0081373996</text:p>
          </table:table-cell>
          <table:table-cell table:number-columns-repeated="5"/>
          <table:table-cell table:formula="of:=[.Y37]^2/[.U37]^2" office:value-type="float" office:value="3.28511234860928" calcext:value-type="float">
            <text:p>3.2851123486</text:p>
          </table:table-cell>
          <table:table-cell table:number-columns-repeated="7"/>
        </table:table-row>
        <table:table-row table:style-name="ro1">
          <table:table-cell table:style-name="ce5" office:value-type="float" office:value="2035463" calcext:value-type="float">
            <text:p>2.04E+006</text:p>
          </table:table-cell>
          <table:table-cell table:style-name="ce5" office:value-type="float" office:value="2287" calcext:value-type="float">
            <text:p>2.29E+003</text:p>
          </table:table-cell>
          <table:table-cell table:style-name="ce11" table:formula="of:=[.A38]/1000" office:value-type="float" office:value="2035.463" calcext:value-type="float">
            <text:p>2035.5</text:p>
          </table:table-cell>
          <table:table-cell table:style-name="ce11" table:formula="of:=[.B38]/1000" office:value-type="float" office:value="2.287" calcext:value-type="float">
            <text:p>2.3</text:p>
          </table:table-cell>
          <table:table-cell table:style-name="ce4" office:value-type="float" office:value="356.0129" calcext:value-type="float">
            <text:p>356.0129</text:p>
          </table:table-cell>
          <table:table-cell table:style-name="ce4" office:value-type="float" office:value="0.0007" calcext:value-type="float">
            <text:p>0.0007</text:p>
          </table:table-cell>
          <table:table-cell table:style-name="ce15" office:value-type="float" office:value="62.05" calcext:value-type="float">
            <text:p>62.05</text:p>
          </table:table-cell>
          <table:table-cell table:style-name="ce15" office:value-type="float" office:value="0.01" calcext:value-type="float">
            <text:p>0.01</text:p>
          </table:table-cell>
          <table:table-cell table:style-name="ce4" table:formula="of:=[.A38]/[.$A$39]" office:value-type="float" office:value="7.33833380201461" calcext:value-type="float">
            <text:p>7.338333802</text:p>
          </table:table-cell>
          <table:table-cell table:style-name="ce4" table:formula="of:=[.I38]*SQRT(([.B38]*[.B38])/([.A38]*[.A38])+([.$B$39]*[.$B$39])/([.$A$39]*[.$A$39]))" office:value-type="float" office:value="0.0209752742765836" calcext:value-type="float">
            <text:p>0.0209752743</text:p>
          </table:table-cell>
          <table:table-cell table:style-name="ce15" table:formula="of:=([.G38]/[.$G$39])" office:value-type="float" office:value="6.9407158836689" calcext:value-type="float">
            <text:p>6.94</text:p>
          </table:table-cell>
          <table:table-cell table:style-name="ce15" table:formula="of:=[.K38]*SQRT(([.H38]*[.H38])/([.G38]*[.G38])+([.$H$39]*[.$H$39])/([.$G$39]*[.$G$39]))" office:value-type="float" office:value="0.046595413890537" calcext:value-type="float">
            <text:p>0.05</text:p>
          </table:table-cell>
          <table:table-cell table:style-name="ce11"/>
          <table:table-cell/>
          <table:table-cell table:style-name="ce23" table:formula="of:=[.E38]" office:value-type="float" office:value="356.0129" calcext:value-type="float">
            <text:p>356.01290</text:p>
          </table:table-cell>
          <table:table-cell table:style-name="ce16" table:formula="of:=[.I38]/[.K38]" office:value-type="float" office:value="1.05728773875924" calcext:value-type="float">
            <text:p>1.057</text:p>
          </table:table-cell>
          <table:table-cell table:style-name="ce16" table:formula="of:=[.P38]*SQRT(([.J38]*[.J38])/([.I38]*[.I38])+([.L38]*[.L38])/([.K38]*[.K38]))" office:value-type="float" office:value="0.00771450323075981" calcext:value-type="float">
            <text:p>0.008</text:p>
          </table:table-cell>
          <table:table-cell table:formula="of:=[.Q38]*100/[.P38]" office:value-type="float" office:value="0.729650306908223" calcext:value-type="float">
            <text:p>0.7296503069</text:p>
          </table:table-cell>
          <table:table-cell table:style-name="ce38" table:formula="of:=LOG([.O38];10)" office:value-type="float" office:value="2.55146573476309" calcext:value-type="float">
            <text:p>2.5514657</text:p>
          </table:table-cell>
          <table:table-cell table:style-name="ce38" table:formula="of:=LOG([.P38];10)" office:value-type="float" office:value="0.024193195774369" calcext:value-type="float">
            <text:p>0.0241932</text:p>
          </table:table-cell>
          <table:table-cell table:style-name="ce38" table:formula="of:=[.Q38]/(2.30258509*[.P38])" office:value-type="float" office:value="0.00316883102421299" calcext:value-type="float">
            <text:p>0.0031688</text:p>
          </table:table-cell>
          <table:table-cell/>
          <table:table-cell table:formula="of:=[.$T$62]+[.$T$63]*[.S38]+[.$T$64]*[.S38]^2+[.$T$67]" office:value-type="float" office:value="0.0246224289823096" calcext:value-type="float">
            <text:p>0.024622429</text:p>
          </table:table-cell>
          <table:table-cell/>
          <table:table-cell table:formula="of:=[.T38]-[.W38]" office:value-type="float" office:value="-0.000429233207940596" calcext:value-type="float">
            <text:p>-0.0004292332</text:p>
          </table:table-cell>
          <table:table-cell table:number-columns-repeated="5"/>
          <table:table-cell table:formula="of:=[.Y38]^2/[.U38]^2" office:value-type="float" office:value="0.018347988764399" calcext:value-type="float">
            <text:p>0.0183479888</text:p>
          </table:table-cell>
          <table:table-cell table:number-columns-repeated="7"/>
        </table:table-row>
        <table:table-row table:style-name="ro1">
          <table:table-cell table:style-name="ce5" office:value-type="float" office:value="277374" calcext:value-type="float">
            <text:p>2.77E+005</text:p>
          </table:table-cell>
          <table:table-cell table:style-name="ce5" office:value-type="float" office:value="729" calcext:value-type="float">
            <text:p>7.29E+002</text:p>
          </table:table-cell>
          <table:table-cell table:style-name="ce11" table:formula="of:=[.A39]/1000" office:value-type="float" office:value="277.374" calcext:value-type="float">
            <text:p>277.4</text:p>
          </table:table-cell>
          <table:table-cell table:style-name="ce11" table:formula="of:=[.B39]/1000" office:value-type="float" office:value="0.729" calcext:value-type="float">
            <text:p>0.7</text:p>
          </table:table-cell>
          <table:table-cell table:style-name="ce4" office:value-type="float" office:value="383.8485" calcext:value-type="float">
            <text:p>383.8485</text:p>
          </table:table-cell>
          <table:table-cell table:style-name="ce4" office:value-type="float" office:value="0.0012" calcext:value-type="float">
            <text:p>0.0012</text:p>
          </table:table-cell>
          <table:table-cell table:style-name="ce15" office:value-type="float" office:value="8.94" calcext:value-type="float">
            <text:p>8.94</text:p>
          </table:table-cell>
          <table:table-cell table:style-name="ce15" office:value-type="float" office:value="0.06" calcext:value-type="float">
            <text:p>0.06</text:p>
          </table:table-cell>
          <table:table-cell table:style-name="ce4" table:formula="of:=[.A39]/[.$A$39]" office:value-type="float" office:value="1" calcext:value-type="float">
            <text:p>1</text:p>
          </table:table-cell>
          <table:table-cell table:style-name="ce4" table:formula="of:=[.I39]*SQRT(([.B39]*[.B39])/([.A39]*[.A39])+([.$B$39]*[.$B$39])/([.$A$39]*[.$A$39]))" office:value-type="float" office:value="0.00371686490792211" calcext:value-type="float">
            <text:p>0.0037168649</text:p>
          </table:table-cell>
          <table:table-cell table:style-name="ce16" table:formula="of:=([.G39]/[.$G$39])" office:value-type="float" office:value="1" calcext:value-type="float">
            <text:p>1.000</text:p>
          </table:table-cell>
          <table:table-cell table:style-name="ce16" table:formula="of:=[.K39]*SQRT(([.H39]*[.H39])/([.G39]*[.G39])+([.$H$39]*[.$H$39])/([.$G$39]*[.$G$39]))" office:value-type="float" office:value="0.00949136619042346" calcext:value-type="float">
            <text:p>0.009</text:p>
          </table:table-cell>
          <table:table-cell table:style-name="ce11"/>
          <table:table-cell/>
          <table:table-cell table:style-name="ce23" table:formula="of:=[.E39]" office:value-type="float" office:value="383.8485" calcext:value-type="float">
            <text:p>383.84850</text:p>
          </table:table-cell>
          <table:table-cell table:style-name="ce16" table:formula="of:=[.I39]/[.K39]" office:value-type="float" office:value="1" calcext:value-type="float">
            <text:p>1.000</text:p>
          </table:table-cell>
          <table:table-cell table:style-name="ce16" table:formula="of:=[.P39]*SQRT(([.J39]*[.J39])/([.I39]*[.I39])+([.L39]*[.L39])/([.K39]*[.K39]))" office:value-type="float" office:value="0.010193189731603" calcext:value-type="float">
            <text:p>0.010</text:p>
          </table:table-cell>
          <table:table-cell table:formula="of:=[.Q39]*100/[.P39]" office:value-type="float" office:value="1.0193189731603" calcext:value-type="float">
            <text:p>1.0193189732</text:p>
          </table:table-cell>
          <table:table-cell table:style-name="ce38" table:formula="of:=LOG([.O39];10)" office:value-type="float" office:value="2.58415984781379" calcext:value-type="float">
            <text:p>2.5841598</text:p>
          </table:table-cell>
          <table:table-cell table:style-name="ce38" table:formula="of:=LOG([.P39];10)" office:value-type="float" office:value="0" calcext:value-type="float">
            <text:p>0.0000000</text:p>
          </table:table-cell>
          <table:table-cell table:style-name="ce38" table:formula="of:=[.Q39]/(2.30258509*[.P39])" office:value-type="float" office:value="0.00442684605918428" calcext:value-type="float">
            <text:p>0.0044268</text:p>
          </table:table-cell>
          <table:table-cell/>
          <table:table-cell table:formula="of:=[.$T$62]+[.$T$63]*[.S39]+[.$T$64]*[.S39]^2+[.$T$67]" office:value-type="float" office:value="0.00192747027772944" calcext:value-type="float">
            <text:p>0.0019274703</text:p>
          </table:table-cell>
          <table:table-cell/>
          <table:table-cell table:formula="of:=[.T39]-[.W39]" office:value-type="float" office:value="-0.00192747027772944" calcext:value-type="float">
            <text:p>-0.0019274703</text:p>
          </table:table-cell>
          <table:table-cell table:number-columns-repeated="5"/>
          <table:table-cell table:formula="of:=[.Y39]^2/[.U39]^2" office:value-type="float" office:value="0.189577389965256" calcext:value-type="float">
            <text:p>0.18957739</text:p>
          </table:table-cell>
          <table:table-cell/>
          <table:table-cell table:formula="of:=SUM([.AE34:.AE39])" office:value-type="float" office:value="473.147427702754" calcext:value-type="float">
            <text:p>473.1474277028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  <table:table-cell table:style-name="ce38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Co-56</text:p>
          </table:table-cell>
          <table:table-cell table:number-columns-repeated="17"/>
          <table:table-cell table:style-name="ce38" table:number-columns-repeated="3"/>
          <table:table-cell table:number-columns-repeated="17"/>
        </table:table-row>
        <table:table-row table:style-name="ro1"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Error</text:p>
          </table:table-cell>
          <table:table-cell table:style-name="ce4" table:number-columns-repeated="2"/>
          <table:table-cell table:style-name="ce4" office:value-type="string" calcext:value-type="string">
            <text:p>Energy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Branching Ratio</text:p>
          </table:table-cell>
          <table:table-cell table:style-name="ce4" office:value-type="string" calcext:value-type="string">
            <text:p>Error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Relative Efficiency</text:p>
          </table:table-cell>
          <table:table-cell table:style-name="ce4" office:value-type="string" calcext:value-type="string">
            <text:p>Error</text:p>
          </table:table-cell>
          <table:table-cell/>
          <table:table-cell table:style-name="ce38" table:number-columns-repeated="3"/>
          <table:table-cell table:number-columns-repeated="17"/>
        </table:table-row>
        <table:table-row table:style-name="ro1">
          <table:table-cell table:style-name="ce5" office:value-type="float" office:value="2603730" calcext:value-type="float">
            <text:p>2.60E+006</text:p>
          </table:table-cell>
          <table:table-cell table:style-name="ce5" office:value-type="float" office:value="2709" calcext:value-type="float">
            <text:p>2.71E+003</text:p>
          </table:table-cell>
          <table:table-cell table:style-name="ce12" table:formula="of:=[.A44]/1000" office:value-type="float" office:value="2603.73" calcext:value-type="float">
            <text:p>2604</text:p>
          </table:table-cell>
          <table:table-cell table:style-name="ce12" table:formula="of:=[.B44]/1000" office:value-type="float" office:value="2.709" calcext:value-type="float">
            <text:p>3</text:p>
          </table:table-cell>
          <table:table-cell table:style-name="ce4" office:value-type="float" office:value="846.51" calcext:value-type="float">
            <text:p>846.51</text:p>
          </table:table-cell>
          <table:table-cell table:style-name="ce4" office:value-type="float" office:value="0.006" calcext:value-type="float">
            <text:p>0.006</text:p>
          </table:table-cell>
          <table:table-cell table:style-name="ce16" office:value-type="float" office:value="99.9399" calcext:value-type="float">
            <text:p>99.940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table:formula="of:=[.A44]/[.$A$46]" office:value-type="float" office:value="1.98527208443924" calcext:value-type="float">
            <text:p>1.9852720844</text:p>
          </table:table-cell>
          <table:table-cell table:style-name="ce4" table:formula="of:=[.I44]*SQRT(([.B44]*[.B44])/([.A44]*[.A44])+([.$B$46]*[.$B$46])/([.$A$46]*[.$A$46]))" office:value-type="float" office:value="0.00345662837317712" calcext:value-type="float">
            <text:p>0.0034566284</text:p>
          </table:table-cell>
          <table:table-cell table:style-name="ce16" table:formula="of:=([.G44]/[.$G$46])" office:value-type="float" office:value="1.5037601564851" calcext:value-type="float">
            <text:p>1.504</text:p>
          </table:table-cell>
          <table:table-cell table:style-name="ce16" table:formula="of:=[.K44]*SQRT(([.H44]*[.H44])/([.G44]*[.G44])+([.$H$46]*[.$H$46])/([.$G$46]*[.$G$46]))" office:value-type="float" office:value="0.00271518577319485" calcext:value-type="float">
            <text:p>0.003</text:p>
          </table:table-cell>
          <table:table-cell table:number-columns-repeated="2"/>
          <table:table-cell table:style-name="ce22" table:formula="of:=[.E44]" office:value-type="float" office:value="846.51" calcext:value-type="float">
            <text:p>846.5100</text:p>
          </table:table-cell>
          <table:table-cell table:style-name="ce35" table:formula="of:=[.I44]/[.K44]" office:value-type="float" office:value="1.320205270686" calcext:value-type="float">
            <text:p>1.320</text:p>
          </table:table-cell>
          <table:table-cell table:style-name="ce35" table:formula="of:=[.P44]*SQRT(([.B44]*[.B44])/([.A44]*[.A44])+([.$L$46]*[.$L$46])/([.$K$46]*[.$K$46]))" office:value-type="float" office:value="0.00364023930210189" calcext:value-type="float">
            <text:p>0.004</text:p>
          </table:table-cell>
          <table:table-cell table:formula="of:=[.Q44]*100/[.P44]" office:value-type="float" office:value="0.27573282601806" calcext:value-type="float">
            <text:p>0.275732826</text:p>
          </table:table-cell>
          <table:table-cell table:style-name="ce38" table:formula="of:=LOG([.O44];10)" office:value-type="float" office:value="2.92763209288697" calcext:value-type="float">
            <text:p>2.9276321</text:p>
          </table:table-cell>
          <table:table-cell table:style-name="ce38" table:formula="of:=LOG([.P44];10)" office:value-type="float" office:value="0.12064146226292" calcext:value-type="float">
            <text:p>0.1206415</text:p>
          </table:table-cell>
          <table:table-cell table:style-name="ce38" table:formula="of:=[.Q44]/(2.30258509*[.P44])" office:value-type="float" office:value="0.00119749244974943" calcext:value-type="float">
            <text:p>0.0011975</text:p>
          </table:table-cell>
          <table:table-cell/>
          <table:table-cell table:formula="of:=[.$T$62]+[.$T$63]*[.S44]+[.$T$64]*[.S44]^2+[.T68]" office:value-type="float" office:value="0.125685742802141" calcext:value-type="float">
            <text:p>0.1256857428</text:p>
          </table:table-cell>
          <table:table-cell/>
          <table:table-cell table:formula="of:=[.T44]-[.W44]" office:value-type="float" office:value="-0.0050442805392214" calcext:value-type="float">
            <text:p>-0.0050442805</text:p>
          </table:table-cell>
          <table:table-cell/>
          <table:table-cell table:formula="of:=[.P44]/10^[.$T$68]" office:value-type="float" office:value="0.00272919434204442" calcext:value-type="float">
            <text:p>0.0027291943</text:p>
          </table:table-cell>
          <table:table-cell/>
          <table:table-cell table:formula="of:=[.Y44]/[.U44]" office:value-type="float" office:value="-4.21236938928249" calcext:value-type="float">
            <text:p>-4.2123693893</text:p>
          </table:table-cell>
          <table:table-cell/>
          <table:table-cell table:formula="of:=[.Y44]^2/[.U44]^2" office:value-type="float" office:value="17.7440558717642" calcext:value-type="float">
            <text:p>17.7440558718</text:p>
          </table:table-cell>
          <table:table-cell table:number-columns-repeated="7"/>
        </table:table-row>
        <table:table-row table:style-name="ro1">
          <table:table-cell table:style-name="ce5" office:value-type="float" office:value="318632" calcext:value-type="float">
            <text:p>3.19E+005</text:p>
          </table:table-cell>
          <table:table-cell table:style-name="ce5" office:value-type="float" office:value="1142" calcext:value-type="float">
            <text:p>1.14E+003</text:p>
          </table:table-cell>
          <table:table-cell table:style-name="ce11" table:formula="of:=[.A45]/1000" office:value-type="float" office:value="318.632" calcext:value-type="float">
            <text:p>318.6</text:p>
          </table:table-cell>
          <table:table-cell table:style-name="ce11" table:formula="of:=[.B45]/1000" office:value-type="float" office:value="1.142" calcext:value-type="float">
            <text:p>1.1</text:p>
          </table:table-cell>
          <table:table-cell table:style-name="ce4" office:value-type="float" office:value="1037.843" calcext:value-type="float">
            <text:p>1037.843</text:p>
          </table:table-cell>
          <table:table-cell table:style-name="ce4" office:value-type="float" office:value="0.004" calcext:value-type="float">
            <text:p>0.004</text:p>
          </table:table-cell>
          <table:table-cell table:style-name="ce16" office:value-type="float" office:value="14.05" calcext:value-type="float">
            <text:p>14.05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table:formula="of:=[.A45]/[.$A$46]" office:value-type="float" office:value="0.242948084021401" calcext:value-type="float">
            <text:p>0.242948084</text:p>
          </table:table-cell>
          <table:table-cell table:style-name="ce4" table:formula="of:=[.I45]*SQRT(([.B45]*[.B45])/([.A45]*[.A45])+([.$B$46]*[.$B$46])/([.$A$46]*[.$A$46]))" office:value-type="float" office:value="0.00093447036075774" calcext:value-type="float">
            <text:p>0.0009344704</text:p>
          </table:table-cell>
          <table:table-cell table:style-name="ce16" table:formula="of:=([.G45]/[.$G$46])" office:value-type="float" office:value="0.211405356605477" calcext:value-type="float">
            <text:p>0.211</text:p>
          </table:table-cell>
          <table:table-cell table:style-name="ce22" table:formula="of:=[.K45]*SQRT(([.H45]*[.H45])/([.G45]*[.G45])+([.$H$46]*[.$H$46])/([.$G$46]*[.$G$46]))" office:value-type="float" office:value="0.00071270414592725" calcext:value-type="float">
            <text:p>0.0007</text:p>
          </table:table-cell>
          <table:table-cell table:number-columns-repeated="2"/>
          <table:table-cell table:style-name="ce22" table:formula="of:=[.E45]" office:value-type="float" office:value="1037.843" calcext:value-type="float">
            <text:p>1037.8430</text:p>
          </table:table-cell>
          <table:table-cell table:style-name="ce35" table:formula="of:=[.I45]/[.K45]" office:value-type="float" office:value="1.14920495829625" calcext:value-type="float">
            <text:p>1.149</text:p>
          </table:table-cell>
          <table:table-cell table:style-name="ce35" table:formula="of:=[.P45]*SQRT(([.B45]*[.B45])/([.A45]*[.A45])+([.$L$46]*[.$L$46])/([.$K$46]*[.$K$46]))" office:value-type="float" office:value="0.00505727682155308" calcext:value-type="float">
            <text:p>0.005</text:p>
          </table:table-cell>
          <table:table-cell table:formula="of:=[.Q45]*100/[.P45]" office:value-type="float" office:value="0.440067438366323" calcext:value-type="float">
            <text:p>0.4400674384</text:p>
          </table:table-cell>
          <table:table-cell table:style-name="ce38" table:formula="of:=LOG([.O45];10)" office:value-type="float" office:value="3.01613166045782" calcext:value-type="float">
            <text:p>3.0161317</text:p>
          </table:table-cell>
          <table:table-cell table:style-name="ce38" table:formula="of:=LOG([.P45];10)" office:value-type="float" office:value="0.0603974911069405" calcext:value-type="float">
            <text:p>0.0603975</text:p>
          </table:table-cell>
          <table:table-cell table:style-name="ce38" table:formula="of:=[.Q45]/(2.30258509*[.P45])" office:value-type="float" office:value="0.00191118860396305" calcext:value-type="float">
            <text:p>0.0019112</text:p>
          </table:table-cell>
          <table:table-cell/>
          <table:table-cell table:formula="of:=[.$T$62]+[.$T$63]*[.S45]+[.$T$64]*[.S45]^2+[.$T$68]" office:value-type="float" office:value="0.0593833448172831" calcext:value-type="float">
            <text:p>0.0593833448</text:p>
          </table:table-cell>
          <table:table-cell/>
          <table:table-cell table:formula="of:=[.T45]-[.W45]" office:value-type="float" office:value="0.00101414628965736" calcext:value-type="float">
            <text:p>0.0010141463</text:p>
          </table:table-cell>
          <table:table-cell/>
          <table:table-cell table:formula="of:=[.P45]/10^[.$T$68]" office:value-type="float" office:value="0.00237569394674648" calcext:value-type="float">
            <text:p>0.0023756939</text:p>
          </table:table-cell>
          <table:table-cell/>
          <table:table-cell table:formula="of:=[.Y45]/[.U45]" office:value-type="float" office:value="0.530636425706193" calcext:value-type="float">
            <text:p>0.5306364257</text:p>
          </table:table-cell>
          <table:table-cell/>
          <table:table-cell table:formula="of:=[.Y45]^2/[.U45]^2" office:value-type="float" office:value="0.281575016286244" calcext:value-type="float">
            <text:p>0.2815750163</text:p>
          </table:table-cell>
          <table:table-cell table:number-columns-repeated="7"/>
        </table:table-row>
        <table:table-row table:style-name="ro1">
          <table:table-cell table:style-name="ce5" office:value-type="float" office:value="1311523" calcext:value-type="float">
            <text:p>1.31E+006</text:p>
          </table:table-cell>
          <table:table-cell table:style-name="ce5" office:value-type="float" office:value="1831" calcext:value-type="float">
            <text:p>1.83E+003</text:p>
          </table:table-cell>
          <table:table-cell table:style-name="ce12" table:formula="of:=[.A46]/1000" office:value-type="float" office:value="1311.523" calcext:value-type="float">
            <text:p>1312</text:p>
          </table:table-cell>
          <table:table-cell table:style-name="ce12" table:formula="of:=[.B46]/1000" office:value-type="float" office:value="1.831" calcext:value-type="float">
            <text:p>2</text:p>
          </table:table-cell>
          <table:table-cell table:style-name="ce4" office:value-type="float" office:value="1238.288" calcext:value-type="float">
            <text:p>1238.288</text:p>
          </table:table-cell>
          <table:table-cell table:style-name="ce4" office:value-type="float" office:value="0.003" calcext:value-type="float">
            <text:p>0.003</text:p>
          </table:table-cell>
          <table:table-cell table:style-name="ce16" office:value-type="float" office:value="66.46" calcext:value-type="float">
            <text:p>66.460</text:p>
          </table:table-cell>
          <table:table-cell table:style-name="ce4" office:value-type="float" office:value="0.12" calcext:value-type="float">
            <text:p>0.12</text:p>
          </table:table-cell>
          <table:table-cell table:style-name="ce20" table:formula="of:=[.A46]/[.$A$46]" office:value-type="float" office:value="1" calcext:value-type="float">
            <text:p>1.0000000</text:p>
          </table:table-cell>
          <table:table-cell table:style-name="ce4" table:formula="of:=[.I46]*SQRT(([.B46]*[.B46])/([.A46]*[.A46])+([.$B$46]*[.$B$46])/([.$A$46]*[.$A$46]))" office:value-type="float" office:value="0.00197436494266981" calcext:value-type="float">
            <text:p>0.0019743649</text:p>
          </table:table-cell>
          <table:table-cell table:style-name="ce16" table:formula="of:=([.G46]/[.$G$46])" office:value-type="float" office:value="1" calcext:value-type="float">
            <text:p>1.000</text:p>
          </table:table-cell>
          <table:table-cell table:style-name="ce16" table:formula="of:=[.K46]*SQRT(([.H46]*[.H46])/([.G46]*[.G46])+([.$H$46]*[.$H$46])/([.$G$46]*[.$G$46]))" office:value-type="float" office:value="0.00255350026308714" calcext:value-type="float">
            <text:p>0.003</text:p>
          </table:table-cell>
          <table:table-cell table:number-columns-repeated="2"/>
          <table:table-cell table:style-name="ce22" table:formula="of:=[.E46]" office:value-type="float" office:value="1238.288" calcext:value-type="float">
            <text:p>1238.2880</text:p>
          </table:table-cell>
          <table:table-cell table:style-name="ce35" table:formula="of:=[.I46]/[.K46]" office:value-type="float" office:value="1" calcext:value-type="float">
            <text:p>1.000</text:p>
          </table:table-cell>
          <table:table-cell table:style-name="ce35" table:formula="of:=[.P46]*SQRT(([.B46]*[.B46])/([.A46]*[.A46])+([.$L$46]*[.$L$46])/([.$K$46]*[.$K$46]))" office:value-type="float" office:value="0.00291022714869611" calcext:value-type="float">
            <text:p>0.003</text:p>
          </table:table-cell>
          <table:table-cell table:formula="of:=[.Q46]*100/[.P46]" office:value-type="float" office:value="0.291022714869611" calcext:value-type="float">
            <text:p>0.2910227149</text:p>
          </table:table-cell>
          <table:table-cell table:style-name="ce38" table:formula="of:=LOG([.O46];10)" office:value-type="float" office:value="3.09282166428388" calcext:value-type="float">
            <text:p>3.0928217</text:p>
          </table:table-cell>
          <table:table-cell table:style-name="ce38" table:formula="of:=LOG([.P46];10)" office:value-type="float" office:value="0" calcext:value-type="float">
            <text:p>0.0000000</text:p>
          </table:table-cell>
          <table:table-cell table:style-name="ce38" table:formula="of:=[.Q46]/(2.30258509*[.P46])" office:value-type="float" office:value="0.00126389559340719" calcext:value-type="float">
            <text:p>0.0012639</text:p>
          </table:table-cell>
          <table:table-cell/>
          <table:table-cell table:formula="of:=[.$T$62]+[.$T$63]*[.S46]+[.$T$64]*[.S46]^2+[.$T$68]" office:value-type="float" office:value="0.00106593483334771" calcext:value-type="float">
            <text:p>0.0010659348</text:p>
          </table:table-cell>
          <table:table-cell/>
          <table:table-cell table:formula="of:=[.T46]-[.W46]" office:value-type="float" office:value="-0.00106593483334771" calcext:value-type="float">
            <text:p>-0.0010659348</text:p>
          </table:table-cell>
          <table:table-cell/>
          <table:table-cell table:formula="of:=[.P46]/10^[.$T$68]" office:value-type="float" office:value="0.00206724999713589" calcext:value-type="float">
            <text:p>0.00206725</text:p>
          </table:table-cell>
          <table:table-cell/>
          <table:table-cell table:formula="of:=[.Y46]/[.U46]" office:value-type="float" office:value="-0.843372537184171" calcext:value-type="float">
            <text:p>-0.8433725372</text:p>
          </table:table-cell>
          <table:table-cell/>
          <table:table-cell table:formula="of:=[.Y46]^2/[.U46]^2" office:value-type="float" office:value="0.711277236476465" calcext:value-type="float">
            <text:p>0.7112772365</text:p>
          </table:table-cell>
          <table:table-cell table:number-columns-repeated="7"/>
        </table:table-row>
        <table:table-row table:style-name="ro1">
          <table:table-cell table:style-name="ce5" office:value-type="float" office:value="87550" calcext:value-type="float">
            <text:p>8.76E+004</text:p>
          </table:table-cell>
          <table:table-cell table:style-name="ce5" office:value-type="float" office:value="1255" calcext:value-type="float">
            <text:p>1.26E+003</text:p>
          </table:table-cell>
          <table:table-cell table:style-name="ce11" table:formula="of:=[.A47]/1000" office:value-type="float" office:value="87.55" calcext:value-type="float">
            <text:p>87.6</text:p>
          </table:table-cell>
          <table:table-cell table:style-name="ce11" table:formula="of:=[.B47]/1000" office:value-type="float" office:value="1.255" calcext:value-type="float">
            <text:p>1.3</text:p>
          </table:table-cell>
          <table:table-cell table:style-name="ce4" office:value-type="float" office:value="1360.212" calcext:value-type="float">
            <text:p>1360.212</text:p>
          </table:table-cell>
          <table:table-cell table:style-name="ce4" office:value-type="float" office:value="0.004" calcext:value-type="float">
            <text:p>0.004</text:p>
          </table:table-cell>
          <table:table-cell table:style-name="ce16" office:value-type="float" office:value="4.23" calcext:value-type="float">
            <text:p>4.230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table:formula="of:=[.A47]/[.$A$46]" office:value-type="float" office:value="0.0667544526477995" calcext:value-type="float">
            <text:p>0.0667544526</text:p>
          </table:table-cell>
          <table:table-cell table:style-name="ce4" table:formula="of:=[.I47]*SQRT(([.B47]*[.B47])/([.A47]*[.A47])+([.$B$46]*[.$B$46])/([.$A$46]*[.$A$46]))" office:value-type="float" office:value="0.00096143030630321" calcext:value-type="float">
            <text:p>0.0009614303</text:p>
          </table:table-cell>
          <table:table-cell table:style-name="ce16" table:formula="of:=([.G47]/[.$G$46])" office:value-type="float" office:value="0.0636473066506169" calcext:value-type="float">
            <text:p>0.064</text:p>
          </table:table-cell>
          <table:table-cell table:style-name="ce22" table:formula="of:=[.K47]*SQRT(([.H47]*[.H47])/([.G47]*[.G47])+([.$H$46]*[.$H$46])/([.$G$46]*[.$G$46]))" office:value-type="float" office:value="0.00105951609098609" calcext:value-type="float">
            <text:p>0.0011</text:p>
          </table:table-cell>
          <table:table-cell table:number-columns-repeated="2"/>
          <table:table-cell table:style-name="ce22" table:formula="of:=[.E47]" office:value-type="float" office:value="1360.212" calcext:value-type="float">
            <text:p>1360.2120</text:p>
          </table:table-cell>
          <table:table-cell table:style-name="ce35" table:formula="of:=[.I47]/[.K47]" office:value-type="float" office:value="1.04881818509994" calcext:value-type="float">
            <text:p>1.049</text:p>
          </table:table-cell>
          <table:table-cell table:style-name="ce35" table:formula="of:=[.P47]*SQRT(([.B47]*[.B47])/([.A47]*[.A47])+([.$L$46]*[.$L$46])/([.$K$46]*[.$K$46]))" office:value-type="float" office:value="0.0152711316997433" calcext:value-type="float">
            <text:p>0.015</text:p>
          </table:table-cell>
          <table:table-cell table:formula="of:=[.Q47]*100/[.P47]" office:value-type="float" office:value="1.45603231491339" calcext:value-type="float">
            <text:p>1.4560323149</text:p>
          </table:table-cell>
          <table:table-cell table:style-name="ce38" table:formula="of:=LOG([.O47];10)" office:value-type="float" office:value="3.13360660193995" calcext:value-type="float">
            <text:p>3.1336066</text:p>
          </table:table-cell>
          <table:table-cell table:style-name="ce38" table:formula="of:=LOG([.P47];10)" office:value-type="float" office:value="0.0207002088308549" calcext:value-type="float">
            <text:p>0.0207002</text:p>
          </table:table-cell>
          <table:table-cell table:style-name="ce38" table:formula="of:=[.Q47]/(2.30258509*[.P47])" office:value-type="float" office:value="0.00632346800661942" calcext:value-type="float">
            <text:p>0.0063235</text:p>
          </table:table-cell>
          <table:table-cell/>
          <table:table-cell table:formula="of:=[.$T$62]+[.$T$63]*[.S47]+[.$T$64]*[.S47]^2+[.$T$68]" office:value-type="float" office:value="-0.0302743856611687" calcext:value-type="float">
            <text:p>-0.0302743857</text:p>
          </table:table-cell>
          <table:table-cell/>
          <table:table-cell table:formula="of:=[.T47]-[.W47]" office:value-type="float" office:value="0.0509745944920236" calcext:value-type="float">
            <text:p>0.0509745945</text:p>
          </table:table-cell>
          <table:table-cell/>
          <table:table-cell table:formula="of:=[.P47]/10^[.$T$68]" office:value-type="float" office:value="0.00216816939014392" calcext:value-type="float">
            <text:p>0.0021681694</text:p>
          </table:table-cell>
          <table:table-cell/>
          <table:table-cell table:formula="of:=[.Y47]/[.U47]" office:value-type="float" office:value="8.06117694256747" calcext:value-type="float">
            <text:p>8.0611769426</text:p>
          </table:table-cell>
          <table:table-cell/>
          <table:table-cell table:formula="of:=[.Y47]^2/[.U47]^2" office:value-type="float" office:value="64.9825736993815" calcext:value-type="float">
            <text:p>64.9825736994</text:p>
          </table:table-cell>
          <table:table-cell table:number-columns-repeated="7"/>
        </table:table-row>
        <table:table-row table:style-name="ro1">
          <table:table-cell table:style-name="ce5" office:value-type="float" office:value="41461" calcext:value-type="float">
            <text:p>4.15E+004</text:p>
          </table:table-cell>
          <table:table-cell table:style-name="ce5" office:value-type="float" office:value="459" calcext:value-type="float">
            <text:p>4.59E+002</text:p>
          </table:table-cell>
          <table:table-cell table:style-name="ce11" table:formula="of:=[.A48]/1000" office:value-type="float" office:value="41.461" calcext:value-type="float">
            <text:p>41.5</text:p>
          </table:table-cell>
          <table:table-cell table:style-name="ce11" table:formula="of:=[.B48]/1000" office:value-type="float" office:value="0.459" calcext:value-type="float">
            <text:p>0.5</text:p>
          </table:table-cell>
          <table:table-cell table:style-name="ce4" office:value-type="float" office:value="2015.215" calcext:value-type="float">
            <text:p>2015.215</text:p>
          </table:table-cell>
          <table:table-cell table:style-name="ce4" office:value-type="float" office:value="0.005" calcext:value-type="float">
            <text:p>0.005</text:p>
          </table:table-cell>
          <table:table-cell table:style-name="ce16" office:value-type="float" office:value="3.016" calcext:value-type="float">
            <text:p>3.016</text:p>
          </table:table-cell>
          <table:table-cell table:style-name="ce4" office:value-type="float" office:value="0.012" calcext:value-type="float">
            <text:p>0.012</text:p>
          </table:table-cell>
          <table:table-cell table:style-name="ce4" table:formula="of:=[.A48]/[.$A$46]" office:value-type="float" office:value="0.0316128653481487" calcext:value-type="float">
            <text:p>0.0316128653</text:p>
          </table:table-cell>
          <table:table-cell table:style-name="ce4" table:formula="of:=[.I48]*SQRT(([.B48]*[.B48])/([.A48]*[.A48])+([.$B$46]*[.$B$46])/([.$A$46]*[.$A$46]))" office:value-type="float" office:value="0.000352746648090976" calcext:value-type="float">
            <text:p>0.0003527466</text:p>
          </table:table-cell>
          <table:table-cell table:style-name="ce16" table:formula="of:=([.G48]/[.$G$46])" office:value-type="float" office:value="0.0453806801083359" calcext:value-type="float">
            <text:p>0.045</text:p>
          </table:table-cell>
          <table:table-cell table:style-name="ce22" table:formula="of:=[.K48]*SQRT(([.H48]*[.H48])/([.G48]*[.G48])+([.$H$46]*[.$H$46])/([.$G$46]*[.$G$46]))" office:value-type="float" office:value="0.000198282264299382" calcext:value-type="float">
            <text:p>0.0002</text:p>
          </table:table-cell>
          <table:table-cell table:number-columns-repeated="2"/>
          <table:table-cell table:style-name="ce22" table:formula="of:=[.E48]" office:value-type="float" office:value="2015.215" calcext:value-type="float">
            <text:p>2015.2150</text:p>
          </table:table-cell>
          <table:table-cell table:style-name="ce35" table:formula="of:=[.I48]/[.K48]" office:value-type="float" office:value="0.696615063341499" calcext:value-type="float">
            <text:p>0.697</text:p>
          </table:table-cell>
          <table:table-cell table:style-name="ce35" table:formula="of:=[.P48]*SQRT(([.B48]*[.B48])/([.A48]*[.A48])+([.$L$46]*[.$L$46])/([.$K$46]*[.$K$46]))" office:value-type="float" office:value="0.0079144649829079" calcext:value-type="float">
            <text:p>0.008</text:p>
          </table:table-cell>
          <table:table-cell table:formula="of:=[.Q48]*100/[.P48]" office:value-type="float" office:value="1.13613176047961" calcext:value-type="float">
            <text:p>1.1361317605</text:p>
          </table:table-cell>
          <table:table-cell table:style-name="ce38" table:formula="of:=LOG([.O48];10)" office:value-type="float" office:value="3.30432138711857" calcext:value-type="float">
            <text:p>3.3043214</text:p>
          </table:table-cell>
          <table:table-cell table:style-name="ce38" table:formula="of:=LOG([.P48];10)" office:value-type="float" office:value="-0.157007138756104" calcext:value-type="float">
            <text:p>-0.1570071</text:p>
          </table:table-cell>
          <table:table-cell table:style-name="ce38" table:formula="of:=[.Q48]/(2.30258509*[.P48])" office:value-type="float" office:value="0.00493415754932907" calcext:value-type="float">
            <text:p>0.0049342</text:p>
          </table:table-cell>
          <table:table-cell/>
          <table:table-cell table:formula="of:=[.$T$62]+[.$T$63]*[.S48]+[.$T$64]*[.S48]^2+[.$T$68]" office:value-type="float" office:value="-0.163914864263507" calcext:value-type="float">
            <text:p>-0.1639148643</text:p>
          </table:table-cell>
          <table:table-cell/>
          <table:table-cell table:formula="of:=[.T48]-[.W48]" office:value-type="float" office:value="0.0069077255074031" calcext:value-type="float">
            <text:p>0.0069077255</text:p>
          </table:table-cell>
          <table:table-cell/>
          <table:table-cell table:formula="of:=[.P48]/10^[.$T$68]" office:value-type="float" office:value="0.00144007748769753" calcext:value-type="float">
            <text:p>0.0014400775</text:p>
          </table:table-cell>
          <table:table-cell/>
          <table:table-cell table:formula="of:=[.Y48]/[.U48]" office:value-type="float" office:value="1.39998073396387" calcext:value-type="float">
            <text:p>1.399980734</text:p>
          </table:table-cell>
          <table:table-cell/>
          <table:table-cell table:formula="of:=[.Y48]^2/[.U48]^2" office:value-type="float" office:value="1.95994605547002" calcext:value-type="float">
            <text:p>1.9599460555</text:p>
          </table:table-cell>
          <table:table-cell table:number-columns-repeated="7"/>
        </table:table-row>
        <table:table-row table:style-name="ro1">
          <table:table-cell table:style-name="ce5" office:value-type="float" office:value="105311" calcext:value-type="float">
            <text:p>1.05E+005</text:p>
          </table:table-cell>
          <table:table-cell table:style-name="ce5" office:value-type="float" office:value="624" calcext:value-type="float">
            <text:p>6.24E+002</text:p>
          </table:table-cell>
          <table:table-cell table:style-name="ce11" table:formula="of:=[.A49]/1000" office:value-type="float" office:value="105.311" calcext:value-type="float">
            <text:p>105.3</text:p>
          </table:table-cell>
          <table:table-cell table:style-name="ce11" table:formula="of:=[.B49]/1000" office:value-type="float" office:value="0.624" calcext:value-type="float">
            <text:p>0.6</text:p>
          </table:table-cell>
          <table:table-cell table:style-name="ce4" office:value-type="float" office:value="2034.791" calcext:value-type="float">
            <text:p>2034.791</text:p>
          </table:table-cell>
          <table:table-cell table:style-name="ce4" office:value-type="float" office:value="0.005" calcext:value-type="float">
            <text:p>0.005</text:p>
          </table:table-cell>
          <table:table-cell table:style-name="ce16" office:value-type="float" office:value="7.77" calcext:value-type="float">
            <text:p>7.770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table:formula="of:=[.A49]/[.$A$46]" office:value-type="float" office:value="0.0802967237326375" calcext:value-type="float">
            <text:p>0.0802967237</text:p>
          </table:table-cell>
          <table:table-cell table:style-name="ce4" table:formula="of:=[.I49]*SQRT(([.B49]*[.B49])/([.A49]*[.A49])+([.$B$46]*[.$B$46])/([.$A$46]*[.$A$46]))" office:value-type="float" office:value="0.000488810689154318" calcext:value-type="float">
            <text:p>0.0004888107</text:p>
          </table:table-cell>
          <table:table-cell table:style-name="ce16" table:formula="of:=([.G49]/[.$G$46])" office:value-type="float" office:value="0.116912428528438" calcext:value-type="float">
            <text:p>0.117</text:p>
          </table:table-cell>
          <table:table-cell table:style-name="ce22" table:formula="of:=[.K49]*SQRT(([.H49]*[.H49])/([.G49]*[.G49])+([.$H$46]*[.$H$46])/([.$G$46]*[.$G$46]))" office:value-type="float" office:value="0.00049832038807451" calcext:value-type="float">
            <text:p>0.0005</text:p>
          </table:table-cell>
          <table:table-cell table:number-columns-repeated="2"/>
          <table:table-cell table:style-name="ce22" table:formula="of:=[.E49]" office:value-type="float" office:value="2034.791" calcext:value-type="float">
            <text:p>2034.7910</text:p>
          </table:table-cell>
          <table:table-cell table:style-name="ce35" table:formula="of:=[.I49]/[.K49]" office:value-type="float" office:value="0.686810844179034" calcext:value-type="float">
            <text:p>0.687</text:p>
          </table:table-cell>
          <table:table-cell table:style-name="ce35" table:formula="of:=[.P49]*SQRT(([.B49]*[.B49])/([.A49]*[.A49])+([.$L$46]*[.$L$46])/([.$K$46]*[.$K$46]))" office:value-type="float" office:value="0.00443137393021261" calcext:value-type="float">
            <text:p>0.004</text:p>
          </table:table-cell>
          <table:table-cell table:formula="of:=[.Q49]*100/[.P49]" office:value-type="float" office:value="0.645210244970661" calcext:value-type="float">
            <text:p>0.645210245</text:p>
          </table:table-cell>
          <table:table-cell table:style-name="ce38" table:formula="of:=LOG([.O49];10)" office:value-type="float" office:value="3.30851980805359" calcext:value-type="float">
            <text:p>3.3085198</text:p>
          </table:table-cell>
          <table:table-cell table:style-name="ce38" table:formula="of:=LOG([.P49];10)" office:value-type="float" office:value="-0.163162856303878" calcext:value-type="float">
            <text:p>-0.1631629</text:p>
          </table:table-cell>
          <table:table-cell table:style-name="ce38" table:formula="of:=[.Q49]/(2.30258509*[.P49])" office:value-type="float" office:value="0.00280211249422561" calcext:value-type="float">
            <text:p>0.0028021</text:p>
          </table:table-cell>
          <table:table-cell/>
          <table:table-cell table:formula="of:=[.$T$62]+[.$T$63]*[.S49]+[.$T$64]*[.S49]^2+[.$T$68]" office:value-type="float" office:value="-0.167251509363977" calcext:value-type="float">
            <text:p>-0.1672515094</text:p>
          </table:table-cell>
          <table:table-cell/>
          <table:table-cell table:formula="of:=[.T49]-[.W49]" office:value-type="float" office:value="0.00408865306009903" calcext:value-type="float">
            <text:p>0.0040886531</text:p>
          </table:table-cell>
          <table:table-cell/>
          <table:table-cell table:formula="of:=[.P49]/10^[.$T$68]" office:value-type="float" office:value="0.00141980971566201" calcext:value-type="float">
            <text:p>0.0014198097</text:p>
          </table:table-cell>
          <table:table-cell/>
          <table:table-cell table:formula="of:=[.Y49]/[.U49]" office:value-type="float" office:value="1.45913237549336" calcext:value-type="float">
            <text:p>1.4591323755</text:p>
          </table:table-cell>
          <table:table-cell/>
          <table:table-cell table:formula="of:=[.Y49]^2/[.U49]^2" office:value-type="float" office:value="2.12906728921289" calcext:value-type="float">
            <text:p>2.1290672892</text:p>
          </table:table-cell>
          <table:table-cell table:number-columns-repeated="7"/>
        </table:table-row>
        <table:table-row table:style-name="ro1">
          <table:table-cell table:style-name="ce5" office:value-type="float" office:value="189469" calcext:value-type="float">
            <text:p>1.89E+005</text:p>
          </table:table-cell>
          <table:table-cell table:style-name="ce5" office:value-type="float" office:value="740" calcext:value-type="float">
            <text:p>7.40E+002</text:p>
          </table:table-cell>
          <table:table-cell table:style-name="ce11" table:formula="of:=[.A50]/1000" office:value-type="float" office:value="189.469" calcext:value-type="float">
            <text:p>189.5</text:p>
          </table:table-cell>
          <table:table-cell table:style-name="ce11" table:formula="of:=[.B50]/1000" office:value-type="float" office:value="0.74" calcext:value-type="float">
            <text:p>0.7</text:p>
          </table:table-cell>
          <table:table-cell table:style-name="ce4" office:value-type="float" office:value="2598.5" calcext:value-type="float">
            <text:p>2598.5</text:p>
          </table:table-cell>
          <table:table-cell table:style-name="ce4" office:value-type="float" office:value="0.004" calcext:value-type="float">
            <text:p>0.004</text:p>
          </table:table-cell>
          <table:table-cell table:style-name="ce16" office:value-type="float" office:value="16.97" calcext:value-type="float">
            <text:p>16.97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table:formula="of:=[.A50]/[.$A$46]" office:value-type="float" office:value="0.144464870231022" calcext:value-type="float">
            <text:p>0.1444648702</text:p>
          </table:table-cell>
          <table:table-cell table:style-name="ce4" table:formula="of:=[.I50]*SQRT(([.B50]*[.B50])/([.A50]*[.A50])+([.$B$46]*[.$B$46])/([.$A$46]*[.$A$46]))" office:value-type="float" office:value="0.000599192790371847" calcext:value-type="float">
            <text:p>0.0005991928</text:p>
          </table:table-cell>
          <table:table-cell table:style-name="ce16" table:formula="of:=([.G50]/[.$G$46])" office:value-type="float" office:value="0.25534155883238" calcext:value-type="float">
            <text:p>0.255</text:p>
          </table:table-cell>
          <table:table-cell table:style-name="ce22" table:formula="of:=[.K50]*SQRT(([.H50]*[.H50])/([.G50]*[.G50])+([.$H$46]*[.$H$46])/([.$G$46]*[.$G$46]))" office:value-type="float" office:value="0.000758158315212543" calcext:value-type="float">
            <text:p>0.0008</text:p>
          </table:table-cell>
          <table:table-cell table:number-columns-repeated="2"/>
          <table:table-cell table:style-name="ce22" table:formula="of:=[.E50]" office:value-type="float" office:value="2598.5" calcext:value-type="float">
            <text:p>2598.5000</text:p>
          </table:table-cell>
          <table:table-cell table:style-name="ce35" table:formula="of:=[.I50]/[.K50]" office:value-type="float" office:value="0.565771082825792" calcext:value-type="float">
            <text:p>0.566</text:p>
          </table:table-cell>
          <table:table-cell table:style-name="ce35" table:formula="of:=[.P50]*SQRT(([.B50]*[.B50])/([.A50]*[.A50])+([.$L$46]*[.$L$46])/([.$K$46]*[.$K$46]))" office:value-type="float" office:value="0.00264006526188233" calcext:value-type="float">
            <text:p>0.003</text:p>
          </table:table-cell>
          <table:table-cell table:formula="of:=[.Q50]*100/[.P50]" office:value-type="float" office:value="0.466631353567294" calcext:value-type="float">
            <text:p>0.4666313536</text:p>
          </table:table-cell>
          <table:table-cell table:style-name="ce38" table:formula="of:=LOG([.O50];10)" office:value-type="float" office:value="3.41472272115888" calcext:value-type="float">
            <text:p>3.4147227</text:p>
          </table:table-cell>
          <table:table-cell table:style-name="ce38" table:formula="of:=LOG([.P50];10)" office:value-type="float" office:value="-0.247359253574197" calcext:value-type="float">
            <text:p>-0.2473593</text:p>
          </table:table-cell>
          <table:table-cell table:style-name="ce38" table:formula="of:=[.Q50]/(2.30258509*[.P50])" office:value-type="float" office:value="0.00202655422200834" calcext:value-type="float">
            <text:p>0.0020266</text:p>
          </table:table-cell>
          <table:table-cell/>
          <table:table-cell table:formula="of:=[.$T$62]+[.$T$63]*[.S50]+[.$T$64]*[.S50]^2+[.$T$68]" office:value-type="float" office:value="-0.252453315824572" calcext:value-type="float">
            <text:p>-0.2524533158</text:p>
          </table:table-cell>
          <table:table-cell/>
          <table:table-cell table:formula="of:=[.T50]-[.W50]" office:value-type="float" office:value="0.00509406225037529" calcext:value-type="float">
            <text:p>0.0050940623</text:p>
          </table:table-cell>
          <table:table-cell/>
          <table:table-cell table:formula="of:=[.P50]/10^[.$T$68]" office:value-type="float" office:value="0.00116959026935119" calcext:value-type="float">
            <text:p>0.0011695903</text:p>
          </table:table-cell>
          <table:table-cell/>
          <table:table-cell table:formula="of:=[.Y50]/[.U50]" office:value-type="float" office:value="2.51365702188171" calcext:value-type="float">
            <text:p>2.5136570219</text:p>
          </table:table-cell>
          <table:table-cell/>
          <table:table-cell table:formula="of:=[.Y50]^2/[.U50]^2" office:value-type="float" office:value="6.31847162365522" calcext:value-type="float">
            <text:p>6.3184716237</text:p>
          </table:table-cell>
          <table:table-cell table:number-columns-repeated="7"/>
        </table:table-row>
        <table:table-row table:style-name="ro1">
          <table:table-cell table:style-name="ce5" office:value-type="float" office:value="10079" calcext:value-type="float">
            <text:p>1.01E+004</text:p>
          </table:table-cell>
          <table:table-cell table:style-name="ce5" office:value-type="float" office:value="182" calcext:value-type="float">
            <text:p>1.82E+002</text:p>
          </table:table-cell>
          <table:table-cell table:style-name="ce11" table:formula="of:=[.A51]/1000" office:value-type="float" office:value="10.079" calcext:value-type="float">
            <text:p>10.1</text:p>
          </table:table-cell>
          <table:table-cell table:style-name="ce11" table:formula="of:=[.B51]/1000" office:value-type="float" office:value="0.182" calcext:value-type="float">
            <text:p>0.2</text:p>
          </table:table-cell>
          <table:table-cell table:style-name="ce4" office:value-type="float" office:value="3009.645" calcext:value-type="float">
            <text:p>3009.645</text:p>
          </table:table-cell>
          <table:table-cell table:style-name="ce4" office:value-type="float" office:value="0.004" calcext:value-type="float">
            <text:p>0.004</text:p>
          </table:table-cell>
          <table:table-cell table:style-name="ce16" office:value-type="float" office:value="1.036" calcext:value-type="float">
            <text:p>1.036</text:p>
          </table:table-cell>
          <table:table-cell table:style-name="ce4" office:value-type="float" office:value="0.013" calcext:value-type="float">
            <text:p>0.013</text:p>
          </table:table-cell>
          <table:table-cell table:style-name="ce4" table:formula="of:=[.A51]/[.$A$46]" office:value-type="float" office:value="0.00768495863206364" calcext:value-type="float">
            <text:p>0.0076849586</text:p>
          </table:table-cell>
          <table:table-cell table:style-name="ce4" table:formula="of:=[.I51]*SQRT(([.B51]*[.B51])/([.A51]*[.A51])+([.$B$46]*[.$B$46])/([.$A$46]*[.$A$46]))" office:value-type="float" office:value="0.000139184092691886" calcext:value-type="float">
            <text:p>0.0001391841</text:p>
          </table:table-cell>
          <table:table-cell table:style-name="ce16" table:formula="of:=([.G51]/[.$G$46])" office:value-type="float" office:value="0.0155883238037918" calcext:value-type="float">
            <text:p>0.016</text:p>
          </table:table-cell>
          <table:table-cell table:style-name="ce22" table:formula="of:=[.K51]*SQRT(([.H51]*[.H51])/([.G51]*[.G51])+([.$H$46]*[.$H$46])/([.$G$46]*[.$G$46]))" office:value-type="float" office:value="0.000197621017153106" calcext:value-type="float">
            <text:p>0.0002</text:p>
          </table:table-cell>
          <table:table-cell table:number-columns-repeated="2"/>
          <table:table-cell table:style-name="ce22" table:formula="of:=[.E51]" office:value-type="float" office:value="3009.645" calcext:value-type="float">
            <text:p>3009.6450</text:p>
          </table:table-cell>
          <table:table-cell table:style-name="ce35" table:formula="of:=[.I51]/[.K51]" office:value-type="float" office:value="0.492994546995125" calcext:value-type="float">
            <text:p>0.493</text:p>
          </table:table-cell>
          <table:table-cell table:style-name="ce35" table:formula="of:=[.P51]*SQRT(([.B51]*[.B51])/([.A51]*[.A51])+([.$L$46]*[.$L$46])/([.$K$46]*[.$K$46]))" office:value-type="float" office:value="0.00899074119931617" calcext:value-type="float">
            <text:p>0.009</text:p>
          </table:table-cell>
          <table:table-cell table:formula="of:=[.Q51]*100/[.P51]" office:value-type="float" office:value="1.82369992814648" calcext:value-type="float">
            <text:p>1.8236999281</text:p>
          </table:table-cell>
          <table:table-cell table:style-name="ce38" table:formula="of:=LOG([.O51];10)" office:value-type="float" office:value="3.47851527179535" calcext:value-type="float">
            <text:p>3.4785153</text:p>
          </table:table-cell>
          <table:table-cell table:style-name="ce38" table:formula="of:=LOG([.P51];10)" office:value-type="float" office:value="-0.307157884420588" calcext:value-type="float">
            <text:p>-0.3071579</text:p>
          </table:table-cell>
          <table:table-cell table:style-name="ce38" table:formula="of:=[.Q51]/(2.30258509*[.P51])" office:value-type="float" office:value="0.0079202281647124" calcext:value-type="float">
            <text:p>0.0079202</text:p>
          </table:table-cell>
          <table:table-cell/>
          <table:table-cell table:formula="of:=[.$T$62]+[.$T$63]*[.S51]+[.$T$64]*[.S51]^2+[.$T$68]" office:value-type="float" office:value="-0.304369556401848" calcext:value-type="float">
            <text:p>-0.3043695564</text:p>
          </table:table-cell>
          <table:table-cell/>
          <table:table-cell table:formula="of:=[.T51]-[.W51]" office:value-type="float" office:value="-0.0027883280187404" calcext:value-type="float">
            <text:p>-0.002788328</text:p>
          </table:table-cell>
          <table:table-cell/>
          <table:table-cell table:formula="of:=[.P51]/10^[.$T$68]" office:value-type="float" office:value="0.00101914297586368" calcext:value-type="float">
            <text:p>0.001019143</text:p>
          </table:table-cell>
          <table:table-cell/>
          <table:table-cell table:formula="of:=[.Y51]/[.U51]" office:value-type="float" office:value="-0.352051476390978" calcext:value-type="float">
            <text:p>-0.3520514764</text:p>
          </table:table-cell>
          <table:table-cell/>
          <table:table-cell table:formula="of:=[.Y51]^2/[.U51]^2" office:value-type="float" office:value="0.123940242029067" calcext:value-type="float">
            <text:p>0.123940242</text:p>
          </table:table-cell>
          <table:table-cell table:number-columns-repeated="7"/>
        </table:table-row>
        <table:table-row table:style-name="ro1">
          <table:table-cell table:style-name="ce5" office:value-type="float" office:value="29012" calcext:value-type="float">
            <text:p>2.90E+004</text:p>
          </table:table-cell>
          <table:table-cell table:style-name="ce5" office:value-type="float" office:value="310" calcext:value-type="float">
            <text:p>3.10E+002</text:p>
          </table:table-cell>
          <table:table-cell table:style-name="ce11" table:formula="of:=[.A52]/1000" office:value-type="float" office:value="29.012" calcext:value-type="float">
            <text:p>29.0</text:p>
          </table:table-cell>
          <table:table-cell table:style-name="ce11" table:formula="of:=[.B52]/1000" office:value-type="float" office:value="0.31" calcext:value-type="float">
            <text:p>0.3</text:p>
          </table:table-cell>
          <table:table-cell table:style-name="ce4" office:value-type="float" office:value="3202.029" calcext:value-type="float">
            <text:p>3202.029</text:p>
          </table:table-cell>
          <table:table-cell table:style-name="ce4" office:value-type="float" office:value="0.008" calcext:value-type="float">
            <text:p>0.008</text:p>
          </table:table-cell>
          <table:table-cell table:style-name="ce16" office:value-type="float" office:value="3.209" calcext:value-type="float">
            <text:p>3.209</text:p>
          </table:table-cell>
          <table:table-cell table:style-name="ce4" office:value-type="float" office:value="0.012" calcext:value-type="float">
            <text:p>0.012</text:p>
          </table:table-cell>
          <table:table-cell table:style-name="ce4" table:formula="of:=[.A52]/[.$A$46]" office:value-type="float" office:value="0.022120847289754" calcext:value-type="float">
            <text:p>0.0221208473</text:p>
          </table:table-cell>
          <table:table-cell table:style-name="ce4" table:formula="of:=[.I52]*SQRT(([.B52]*[.B52])/([.A52]*[.A52])+([.$B$46]*[.$B$46])/([.$A$46]*[.$A$46]))" office:value-type="float" office:value="0.000238375381077935" calcext:value-type="float">
            <text:p>0.0002383754</text:p>
          </table:table-cell>
          <table:table-cell table:style-name="ce16" table:formula="of:=([.G52]/[.$G$46])" office:value-type="float" office:value="0.048284682515799" calcext:value-type="float">
            <text:p>0.048</text:p>
          </table:table-cell>
          <table:table-cell table:style-name="ce22" table:formula="of:=[.K52]*SQRT(([.H52]*[.H52])/([.G52]*[.G52])+([.$H$46]*[.$H$46])/([.$G$46]*[.$G$46]))" office:value-type="float" office:value="0.000200505960646856" calcext:value-type="float">
            <text:p>0.0002</text:p>
          </table:table-cell>
          <table:table-cell table:number-columns-repeated="2"/>
          <table:table-cell table:style-name="ce22" table:formula="of:=[.E52]" office:value-type="float" office:value="3202.029" calcext:value-type="float">
            <text:p>3202.0290</text:p>
          </table:table-cell>
          <table:table-cell table:style-name="ce35" table:formula="of:=[.I52]/[.K52]" office:value-type="float" office:value="0.458133845708024" calcext:value-type="float">
            <text:p>0.458</text:p>
          </table:table-cell>
          <table:table-cell table:style-name="ce35" table:formula="of:=[.P52]*SQRT(([.B52]*[.B52])/([.A52]*[.A52])+([.$L$46]*[.$L$46])/([.$K$46]*[.$K$46]))" office:value-type="float" office:value="0.00503310819415437" calcext:value-type="float">
            <text:p>0.005</text:p>
          </table:table-cell>
          <table:table-cell table:formula="of:=[.Q52]*100/[.P52]" office:value-type="float" office:value="1.09861086259103" calcext:value-type="float">
            <text:p>1.0986108626</text:p>
          </table:table-cell>
          <table:table-cell table:style-name="ce38" table:formula="of:=LOG([.O52];10)" office:value-type="float" office:value="3.50542526090088" calcext:value-type="float">
            <text:p>3.5054253</text:p>
          </table:table-cell>
          <table:table-cell table:style-name="ce38" table:formula="of:=LOG([.P52];10)" office:value-type="float" office:value="-0.339007622519363" calcext:value-type="float">
            <text:p>-0.3390076</text:p>
          </table:table-cell>
          <table:table-cell table:style-name="ce38" table:formula="of:=[.Q52]/(2.30258509*[.P52])" office:value-type="float" office:value="0.00477120636002653" calcext:value-type="float">
            <text:p>0.0047712</text:p>
          </table:table-cell>
          <table:table-cell/>
          <table:table-cell table:formula="of:=[.$T$62]+[.$T$63]*[.S52]+[.$T$64]*[.S52]^2+[.$T$68]" office:value-type="float" office:value="-0.326435875966518" calcext:value-type="float">
            <text:p>-0.326435876</text:p>
          </table:table-cell>
          <table:table-cell/>
          <table:table-cell table:formula="of:=[.T52]-[.W52]" office:value-type="float" office:value="-0.012571746552845" calcext:value-type="float">
            <text:p>-0.0125717466</text:p>
          </table:table-cell>
          <table:table-cell/>
          <table:table-cell table:formula="of:=[.P52]/10^[.$T$68]" office:value-type="float" office:value="0.000947077191227768" calcext:value-type="float">
            <text:p>0.0009470772</text:p>
          </table:table-cell>
          <table:table-cell/>
          <table:table-cell table:formula="of:=[.Y52]/[.U52]" office:value-type="float" office:value="-2.63491989325213" calcext:value-type="float">
            <text:p>-2.6349198933</text:p>
          </table:table-cell>
          <table:table-cell/>
          <table:table-cell table:formula="of:=[.Y52]^2/[.U52]^2" office:value-type="float" office:value="6.94280284385581" calcext:value-type="float">
            <text:p>6.9428028439</text:p>
          </table:table-cell>
          <table:table-cell table:number-columns-repeated="7"/>
        </table:table-row>
        <table:table-row table:style-name="ro1">
          <table:table-cell table:style-name="ce5" office:value-type="float" office:value="70524" calcext:value-type="float">
            <text:p>7.05E+004</text:p>
          </table:table-cell>
          <table:table-cell table:style-name="ce5" office:value-type="float" office:value="446" calcext:value-type="float">
            <text:p>4.46E+002</text:p>
          </table:table-cell>
          <table:table-cell table:style-name="ce11" table:formula="of:=[.A53]/1000" office:value-type="float" office:value="70.524" calcext:value-type="float">
            <text:p>70.5</text:p>
          </table:table-cell>
          <table:table-cell table:style-name="ce11" table:formula="of:=[.B53]/1000" office:value-type="float" office:value="0.446" calcext:value-type="float">
            <text:p>0.4</text:p>
          </table:table-cell>
          <table:table-cell table:style-name="ce4" office:value-type="float" office:value="3253.503" calcext:value-type="float">
            <text:p>3253.503</text:p>
          </table:table-cell>
          <table:table-cell table:style-name="ce4" office:value-type="float" office:value="0.004" calcext:value-type="float">
            <text:p>0.004</text:p>
          </table:table-cell>
          <table:table-cell table:style-name="ce16" office:value-type="float" office:value="7.923" calcext:value-type="float">
            <text:p>7.923</text:p>
          </table:table-cell>
          <table:table-cell table:style-name="ce4" office:value-type="float" office:value="0.021" calcext:value-type="float">
            <text:p>0.021</text:p>
          </table:table-cell>
          <table:table-cell table:style-name="ce4" table:formula="of:=[.A53]/[.$A$46]" office:value-type="float" office:value="0.0537725987268237" calcext:value-type="float">
            <text:p>0.0537725987</text:p>
          </table:table-cell>
          <table:table-cell table:style-name="ce4" table:formula="of:=[.I53]*SQRT(([.B53]*[.B53])/([.A53]*[.A53])+([.$B$46]*[.$B$46])/([.$A$46]*[.$A$46]))" office:value-type="float" office:value="0.00034825034155511" calcext:value-type="float">
            <text:p>0.0003482503</text:p>
          </table:table-cell>
          <table:table-cell table:style-name="ce16" table:formula="of:=([.G53]/[.$G$46])" office:value-type="float" office:value="0.119214565151971" calcext:value-type="float">
            <text:p>0.119</text:p>
          </table:table-cell>
          <table:table-cell table:style-name="ce22" table:formula="of:=[.K53]*SQRT(([.H53]*[.H53])/([.G53]*[.G53])+([.$H$46]*[.$H$46])/([.$G$46]*[.$G$46]))" office:value-type="float" office:value="0.00038233118907294" calcext:value-type="float">
            <text:p>0.0004</text:p>
          </table:table-cell>
          <table:table-cell table:number-columns-repeated="2"/>
          <table:table-cell table:style-name="ce22" table:formula="of:=[.E53]" office:value-type="float" office:value="3253.503" calcext:value-type="float">
            <text:p>3253.5030</text:p>
          </table:table-cell>
          <table:table-cell table:style-name="ce35" table:formula="of:=[.I53]/[.K53]" office:value-type="float" office:value="0.451057290342636" calcext:value-type="float">
            <text:p>0.451</text:p>
          </table:table-cell>
          <table:table-cell table:style-name="ce35" table:formula="of:=[.P53]*SQRT(([.B53]*[.B53])/([.A53]*[.A53])+([.$L$46]*[.$L$46])/([.$K$46]*[.$K$46]))" office:value-type="float" office:value="0.00307627870315923" calcext:value-type="float">
            <text:p>0.003</text:p>
          </table:table-cell>
          <table:table-cell table:formula="of:=[.Q53]*100/[.P53]" office:value-type="float" office:value="0.682015071926318" calcext:value-type="float">
            <text:p>0.6820150719</text:p>
          </table:table-cell>
          <table:table-cell table:style-name="ce38" table:formula="of:=LOG([.O53];10)" office:value-type="float" office:value="3.51235121152564" calcext:value-type="float">
            <text:p>3.5123512</text:p>
          </table:table-cell>
          <table:table-cell table:style-name="ce38" table:formula="of:=LOG([.P53];10)" office:value-type="float" office:value="-0.34576829337813" calcext:value-type="float">
            <text:p>-0.3457683</text:p>
          </table:table-cell>
          <table:table-cell table:style-name="ce38" table:formula="of:=[.Q53]/(2.30258509*[.P53])" office:value-type="float" office:value="0.00296195382697591" calcext:value-type="float">
            <text:p>0.0029620</text:p>
          </table:table-cell>
          <table:table-cell/>
          <table:table-cell table:formula="of:=[.$T$62]+[.$T$63]*[.S53]+[.$T$64]*[.S53]^2+[.$T$68]" office:value-type="float" office:value="-0.332131144236009" calcext:value-type="float">
            <text:p>-0.3321311442</text:p>
          </table:table-cell>
          <table:table-cell/>
          <table:table-cell table:formula="of:=[.T53]-[.W53]" office:value-type="float" office:value="-0.0136371491421207" calcext:value-type="float">
            <text:p>-0.0136371491</text:p>
          </table:table-cell>
          <table:table-cell/>
          <table:table-cell table:formula="of:=[.P53]/10^[.$T$68]" office:value-type="float" office:value="0.000932448182168938" calcext:value-type="float">
            <text:p>0.0009324482</text:p>
          </table:table-cell>
          <table:table-cell/>
          <table:table-cell table:formula="of:=[.Y53]/[.U53]" office:value-type="float" office:value="-4.60410591749295" calcext:value-type="float">
            <text:p>-4.6041059175</text:p>
          </table:table-cell>
          <table:table-cell/>
          <table:table-cell table:formula="of:=[.Y53]^2/[.U53]^2" office:value-type="float" office:value="21.1977912994936" calcext:value-type="float">
            <text:p>21.1977912995</text:p>
          </table:table-cell>
          <table:table-cell table:number-columns-repeated="7"/>
        </table:table-row>
        <table:table-row table:style-name="ro1">
          <table:table-cell table:style-name="ce5" office:value-type="float" office:value="16630" calcext:value-type="float">
            <text:p>1.66E+004</text:p>
          </table:table-cell>
          <table:table-cell table:style-name="ce5" office:value-type="float" office:value="236" calcext:value-type="float">
            <text:p>2.36E+002</text:p>
          </table:table-cell>
          <table:table-cell table:style-name="ce11" table:formula="of:=[.A54]/1000" office:value-type="float" office:value="16.63" calcext:value-type="float">
            <text:p>16.6</text:p>
          </table:table-cell>
          <table:table-cell table:style-name="ce11" table:formula="of:=[.B54]/1000" office:value-type="float" office:value="0.236" calcext:value-type="float">
            <text:p>0.2</text:p>
          </table:table-cell>
          <table:table-cell table:style-name="ce4" office:value-type="float" office:value="3273.079" calcext:value-type="float">
            <text:p>3273.079</text:p>
          </table:table-cell>
          <table:table-cell table:style-name="ce4" office:value-type="float" office:value="0.004" calcext:value-type="float">
            <text:p>0.004</text:p>
          </table:table-cell>
          <table:table-cell table:style-name="ce16" office:value-type="float" office:value="1.8759" calcext:value-type="float">
            <text:p>1.876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table:formula="of:=[.A54]/[.$A$46]" office:value-type="float" office:value="0.0126799148775889" calcext:value-type="float">
            <text:p>0.0126799149</text:p>
          </table:table-cell>
          <table:table-cell table:style-name="ce4" table:formula="of:=[.I54]*SQRT(([.B54]*[.B54])/([.A54]*[.A54])+([.$B$46]*[.$B$46])/([.$A$46]*[.$A$46]))" office:value-type="float" office:value="0.000180812119599724" calcext:value-type="float">
            <text:p>0.0001808121</text:p>
          </table:table-cell>
          <table:table-cell table:style-name="ce16" table:formula="of:=([.G54]/[.$G$46])" office:value-type="float" office:value="0.0282260006018658" calcext:value-type="float">
            <text:p>0.028</text:p>
          </table:table-cell>
          <table:table-cell table:style-name="ce22" table:formula="of:=[.K54]*SQRT(([.H54]*[.H54])/([.G54]*[.G54])+([.$H$46]*[.$H$46])/([.$G$46]*[.$G$46]))" office:value-type="float" office:value="0.000305217980276056" calcext:value-type="float">
            <text:p>0.0003</text:p>
          </table:table-cell>
          <table:table-cell table:number-columns-repeated="2"/>
          <table:table-cell table:style-name="ce22" table:formula="of:=[.E54]" office:value-type="float" office:value="3273.079" calcext:value-type="float">
            <text:p>3273.0790</text:p>
          </table:table-cell>
          <table:table-cell table:style-name="ce35" table:formula="of:=[.I54]/[.K54]" office:value-type="float" office:value="0.449228179948055" calcext:value-type="float">
            <text:p>0.449</text:p>
          </table:table-cell>
          <table:table-cell table:style-name="ce35" table:formula="of:=[.P54]*SQRT(([.B54]*[.B54])/([.A54]*[.A54])+([.$L$46]*[.$L$46])/([.$K$46]*[.$K$46]))" office:value-type="float" office:value="0.00647747638250434" calcext:value-type="float">
            <text:p>0.006</text:p>
          </table:table-cell>
          <table:table-cell table:formula="of:=[.Q54]*100/[.P54]" office:value-type="float" office:value="1.44191230017078" calcext:value-type="float">
            <text:p>1.4419123002</text:p>
          </table:table-cell>
          <table:table-cell table:style-name="ce38" table:formula="of:=LOG([.O54];10)" office:value-type="float" office:value="3.5149564876942" calcext:value-type="float">
            <text:p>3.5149565</text:p>
          </table:table-cell>
          <table:table-cell table:style-name="ce38" table:formula="of:=LOG([.P54];10)" office:value-type="float" office:value="-0.347533008394379" calcext:value-type="float">
            <text:p>-0.3475330</text:p>
          </table:table-cell>
          <table:table-cell table:style-name="ce38" table:formula="of:=[.Q54]/(2.30258509*[.P54])" office:value-type="float" office:value="0.00626214556166861" calcext:value-type="float">
            <text:p>0.0062621</text:p>
          </table:table-cell>
          <table:table-cell/>
          <table:table-cell table:formula="of:=[.$T$62]+[.$T$63]*[.S54]+[.$T$64]*[.S54]^2+[.$T$68]" office:value-type="float" office:value="-0.334275175725573" calcext:value-type="float">
            <text:p>-0.3342751757</text:p>
          </table:table-cell>
          <table:table-cell/>
          <table:table-cell table:formula="of:=[.T54]-[.W54]" office:value-type="float" office:value="-0.0132578326688064" calcext:value-type="float">
            <text:p>-0.0132578327</text:p>
          </table:table-cell>
          <table:table-cell/>
          <table:table-cell table:formula="of:=[.P54]/10^[.$T$68]" office:value-type="float" office:value="0.000928666953710979" calcext:value-type="float">
            <text:p>0.000928667</text:p>
          </table:table-cell>
          <table:table-cell/>
          <table:table-cell table:formula="of:=[.Y54]/[.U54]" office:value-type="float" office:value="-2.11713901221959" calcext:value-type="float">
            <text:p>-2.1171390122</text:p>
          </table:table-cell>
          <table:table-cell/>
          <table:table-cell table:formula="of:=[.Y54]^2/[.U54]^2" office:value-type="float" office:value="4.48227759706214" calcext:value-type="float">
            <text:p>4.4822775971</text:p>
          </table:table-cell>
          <table:table-cell table:number-columns-repeated="7"/>
        </table:table-row>
        <table:table-row table:style-name="ro1">
          <table:table-cell table:style-name="ce5" office:value-type="float" office:value="7967" calcext:value-type="float">
            <text:p>7.97E+003</text:p>
          </table:table-cell>
          <table:table-cell table:style-name="ce5" office:value-type="float" office:value="179" calcext:value-type="float">
            <text:p>1.79E+002</text:p>
          </table:table-cell>
          <table:table-cell table:style-name="ce11" table:formula="of:=[.A55]/1000" office:value-type="float" office:value="7.967" calcext:value-type="float">
            <text:p>8.0</text:p>
          </table:table-cell>
          <table:table-cell table:style-name="ce11" table:formula="of:=[.B55]/1000" office:value-type="float" office:value="0.179" calcext:value-type="float">
            <text:p>0.2</text:p>
          </table:table-cell>
          <table:table-cell table:style-name="ce4" office:value-type="float" office:value="3451.232" calcext:value-type="float">
            <text:p>3451.232</text:p>
          </table:table-cell>
          <table:table-cell table:style-name="ce4" office:value-type="float" office:value="0.004" calcext:value-type="float">
            <text:p>0.004</text:p>
          </table:table-cell>
          <table:table-cell table:style-name="ce16" office:value-type="float" office:value="0.949" calcext:value-type="float">
            <text:p>0.949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 table:formula="of:=[.A55]/[.$A$46]" office:value-type="float" office:value="0.00607461706733317" calcext:value-type="float">
            <text:p>0.0060746171</text:p>
          </table:table-cell>
          <table:table-cell table:style-name="ce4" table:formula="of:=[.I55]*SQRT(([.B55]*[.B55])/([.A55]*[.A55])+([.$B$46]*[.$B$46])/([.$A$46]*[.$A$46]))" office:value-type="float" office:value="0.000136745778343363" calcext:value-type="float">
            <text:p>0.0001367458</text:p>
          </table:table-cell>
          <table:table-cell table:style-name="ce16" table:formula="of:=([.G55]/[.$G$46])" office:value-type="float" office:value="0.0142792657237436" calcext:value-type="float">
            <text:p>0.014</text:p>
          </table:table-cell>
          <table:table-cell table:style-name="ce23" table:formula="of:=[.K55]*SQRT(([.H55]*[.H55])/([.G55]*[.G55])+([.$H$46]*[.$H$46])/([.$G$46]*[.$G$46]))" office:value-type="float" office:value="0.0000795284887953975" calcext:value-type="float">
            <text:p>0.00008</text:p>
          </table:table-cell>
          <table:table-cell table:number-columns-repeated="2"/>
          <table:table-cell table:style-name="ce22" table:formula="of:=[.E55]" office:value-type="float" office:value="3451.232" calcext:value-type="float">
            <text:p>3451.2320</text:p>
          </table:table-cell>
          <table:table-cell table:style-name="ce35" table:formula="of:=[.I55]/[.K55]" office:value-type="float" office:value="0.425415226865082" calcext:value-type="float">
            <text:p>0.425</text:p>
          </table:table-cell>
          <table:table-cell table:style-name="ce35" table:formula="of:=[.P55]*SQRT(([.B55]*[.B55])/([.A55]*[.A55])+([.$L$46]*[.$L$46])/([.$K$46]*[.$K$46]))" office:value-type="float" office:value="0.00961962482314966" calcext:value-type="float">
            <text:p>0.010</text:p>
          </table:table-cell>
          <table:table-cell table:formula="of:=[.Q55]*100/[.P55]" office:value-type="float" office:value="2.26123190136785" calcext:value-type="float">
            <text:p>2.2612319014</text:p>
          </table:table-cell>
          <table:table-cell table:style-name="ce38" table:formula="of:=LOG([.O55];10)" office:value-type="float" office:value="3.53797415457783" calcext:value-type="float">
            <text:p>3.5379742</text:p>
          </table:table-cell>
          <table:table-cell table:style-name="ce38" table:formula="of:=LOG([.P55];10)" office:value-type="float" office:value="-0.371186969475293" calcext:value-type="float">
            <text:p>-0.3711870</text:p>
          </table:table-cell>
          <table:table-cell table:style-name="ce38" table:formula="of:=[.Q55]/(2.30258509*[.P55])" office:value-type="float" office:value="0.00982040538344602" calcext:value-type="float">
            <text:p>0.0098204</text:p>
          </table:table-cell>
          <table:table-cell/>
          <table:table-cell table:formula="of:=[.$T$62]+[.$T$63]*[.S55]+[.$T$64]*[.S55]^2+[.$T$68]" office:value-type="float" office:value="-0.353257892461791" calcext:value-type="float">
            <text:p>-0.3532578925</text:p>
          </table:table-cell>
          <table:table-cell/>
          <table:table-cell table:formula="of:=[.T55]-[.W55]" office:value-type="float" office:value="-0.0179290770135022" calcext:value-type="float">
            <text:p>-0.017929077</text:p>
          </table:table-cell>
          <table:table-cell/>
          <table:table-cell table:formula="of:=[.P55]/10^[.$T$68]" office:value-type="float" office:value="0.000879439626518406" calcext:value-type="float">
            <text:p>0.0008794396</text:p>
          </table:table-cell>
          <table:table-cell/>
          <table:table-cell table:formula="of:=[.Y55]/[.U55]" office:value-type="float" office:value="-1.8256962226554" calcext:value-type="float">
            <text:p>-1.8256962227</text:p>
          </table:table-cell>
          <table:table-cell/>
          <table:table-cell table:formula="of:=[.Y55]^2/[.U55]^2" office:value-type="float" office:value="3.3331666974182" calcext:value-type="float">
            <text:p>3.3331666974</text:p>
          </table:table-cell>
          <table:table-cell/>
          <table:table-cell table:formula="of:=SUM([.AE44:.AE55])" office:value-type="float" office:value="130.206945472105" calcext:value-type="float">
            <text:p>130.2069454721</text:p>
          </table:table-cell>
          <table:table-cell table:number-columns-repeated="5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30"/>
          <table:table-cell table:formula="of:=SUM([.AE11:.AE12];[.AE19:.AE29];[.AE34:.AE39];[.AE44:.AE55])" office:value-type="float" office:value="55523.4892608151" calcext:value-type="float">
            <text:p>55523.4892608151</text:p>
          </table:table-cell>
          <table:table-cell/>
          <table:table-cell table:formula="of:=[.AE59]/24" office:value-type="float" office:value="2313.47871920063" calcext:value-type="float">
            <text:p>2313.4787192006</text:p>
          </table:table-cell>
          <table:table-cell table:number-columns-repeated="5"/>
        </table:table-row>
        <table:table-row table:style-name="ro1" table:number-rows-repeated="2">
          <table:table-cell table:number-columns-repeated="38"/>
        </table:table-row>
        <table:table-row table:style-name="ro1">
          <table:table-cell/>
          <table:table-cell office:value-type="float" office:value="3361.3582" calcext:value-type="float">
            <text:p>3361.3582</text:p>
          </table:table-cell>
          <table:table-cell table:number-columns-repeated="2"/>
          <table:table-cell table:formula="of:=[.E44]" office:value-type="float" office:value="846.51" calcext:value-type="float">
            <text:p>846.51</text:p>
          </table:table-cell>
          <table:table-cell/>
          <table:table-cell table:number-matrix-columns-spanned="2" table:number-matrix-rows-spanned="5" table:formula="of:=LINEST([.E62:.E63];[.B62:.B63];1;1)" office:value-type="float" office:value="0.25190283520207" calcext:value-type="float">
            <text:p>0.2519028352</text:p>
          </table:table-cell>
          <table:table-cell office:value-type="float" office:value="-0.22566070972573" calcext:value-type="float">
            <text:p>-0.2256607097</text:p>
          </table:table-cell>
          <table:table-cell table:number-columns-repeated="10"/>
          <table:table-cell office:value-type="string" calcext:value-type="string">
            <text:p>a</text:p>
          </table:table-cell>
          <table:table-cell office:value-type="float" office:value="-0.966796" calcext:value-type="float">
            <text:p>-0.966796</text:p>
          </table:table-cell>
          <table:table-cell/>
          <table:table-cell table:formula="of:=[.T62]-[.T64]*LOG([.T72];10)^2+[.T65]*LOG([.T72];10)^2" office:value-type="float" office:value="-27.9602057173356" calcext:value-type="float">
            <text:p>-27.960205717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120.909" calcext:value-type="float">
            <text:p>4120.909</text:p>
          </table:table-cell>
          <table:table-cell table:number-columns-repeated="2"/>
          <table:table-cell table:formula="of:=[.E45]" office:value-type="float" office:value="1037.843" calcext:value-type="float">
            <text:p>1037.8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b</text:p>
          </table:table-cell>
          <table:table-cell office:value-type="float" office:value="-0.3444962" calcext:value-type="float">
            <text:p>-0.3444962</text:p>
          </table:table-cell>
          <table:table-cell/>
          <table:table-cell table:formula="of:=[.T63]+2*[.T64]*LOG([.T72];10)-2*[.T65]*LOG([.T72];10)" office:value-type="float" office:value="23.7444611988115" calcext:value-type="float">
            <text:p>23.74446119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917.786" calcext:value-type="float">
            <text:p>4917.786</text:p>
          </table:table-cell>
          <table:table-cell table:number-columns-repeated="2"/>
          <table:table-cell table:formula="of:=[.E46]" office:value-type="float" office:value="1238.288" calcext:value-type="float">
            <text:p>1238.2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</text:p>
          </table:table-cell>
          <table:table-cell office:value-type="float" office:value="-0.068086" calcext:value-type="float">
            <text:p>-0.068086</text:p>
          </table:table-cell>
          <table:table-cell table:number-columns-repeated="18"/>
        </table:table-row>
        <table:table-row table:style-name="ro1">
          <table:table-cell table:number-columns-repeated="6"/>
          <table:table-cell table:number-matrix-columns-spanned="2" table:number-matrix-rows-spanned="5" table:formula="of:=LINEST([.E62:.E64];[.B62:.B64];1;1)" office:value-type="float" office:value="0.251714684923428" calcext:value-type="float">
            <text:p>0.2517146849</text:p>
          </table:table-cell>
          <table:table-cell office:value-type="float" office:value="0.455171909417686" calcext:value-type="float">
            <text:p>0.4551719094</text:p>
          </table:table-cell>
          <table:table-cell table:number-columns-repeated="10"/>
          <table:table-cell office:value-type="string" calcext:value-type="string">
            <text:p>g</text:p>
          </table:table-cell>
          <table:table-cell office:value-type="float" office:value="-5.442341" calcext:value-type="float">
            <text:p>-5.442341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0.000105182657193195" calcext:value-type="float">
            <text:p>0.0001051827</text:p>
          </table:table-cell>
          <table:table-cell office:value-type="float" office:value="0.439864931332544" calcext:value-type="float">
            <text:p>0.4398649313</text:p>
          </table:table-cell>
          <table:table-cell table:number-columns-repeated="10"/>
          <table:table-cell office:value-type="string" calcext:value-type="string">
            <text:p>d</text:p>
          </table:table-cell>
          <table:table-cell office:value-type="float" office:value="2.722296" calcext:value-type="float">
            <text:p>2.722296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0.999999825389203" calcext:value-type="float">
            <text:p>0.9999998254</text:p>
          </table:table-cell>
          <table:table-cell office:value-type="float" office:value="0.115770989483601" calcext:value-type="float">
            <text:p>0.1157709895</text:p>
          </table:table-cell>
          <table:table-cell table:number-columns-repeated="10"/>
          <table:table-cell office:value-type="string" calcext:value-type="string">
            <text:p>e</text:p>
          </table:table-cell>
          <table:table-cell office:value-type="float" office:value="2.313627" calcext:value-type="float">
            <text:p>2.31362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5727021.71178145" calcext:value-type="float">
            <text:p>5727021.71178145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2.684607" calcext:value-type="float">
            <text:p>2.684607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76758.8253297447" calcext:value-type="float">
            <text:p>76758.8253297447</text:p>
          </table:table-cell>
          <table:table-cell office:value-type="float" office:value="0.0134029220060121" calcext:value-type="float">
            <text:p>0.013402922</text:p>
          </table:table-cell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29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Yx^2</text:p>
          </table:table-cell>
        </table:table-row>
        <table:table-row table:style-name="ro1">
          <table:table-cell table:number-columns-repeated="19"/>
          <table:table-cell office:value-type="float" office:value="174.238402" calcext:value-type="float">
            <text:p>174.238402</text:p>
          </table:table-cell>
          <table:table-cell table:number-columns-repeated="18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table:style-name="ce38" office:value-type="float" office:value="2.92763209288697" calcext:value-type="float">
            <text:p>2.9276321</text:p>
          </table:table-cell>
          <table:table-cell table:style-name="ce38" office:value-type="float" office:value="0.164463498831253" calcext:value-type="float">
            <text:p>0.1644635</text:p>
          </table:table-cell>
          <table:table-cell table:style-name="ce38" office:value-type="float" office:value="0.00116922120375026" calcext:value-type="float">
            <text:p>0.0011692</text:p>
          </table:table-cell>
          <table:table-cell table:style-name="ce38"/>
          <table:table-cell table:style-name="ce38" table:formula="of:=([.$AH$97]+[.$AH$98]*[.X73]+[.$AH$99]*[.X73]^2-[.Y73])^2/[.Z73]^2" office:value-type="float" office:value="36.054066287219" calcext:value-type="float">
            <text:p>36.0540663</text:p>
          </table:table-cell>
          <table:table-cell/>
          <table:table-cell table:formula="of:=1/[.Z73]^2" office:value-type="float" office:value="731487.037798519" calcext:value-type="float">
            <text:p>731487.037798519</text:p>
          </table:table-cell>
          <table:table-cell table:style-name="ce38" table:formula="of:=[.X73]*[.AD73]" office:value-type="float" office:value="2141524.92738977" calcext:value-type="float">
            <text:p>2141524.9273898</text:p>
          </table:table-cell>
          <table:table-cell table:formula="of:=[.X73]^2*[.AD73]" office:value-type="float" office:value="6269597.10514373" calcext:value-type="float">
            <text:p>6269597.10514373</text:p>
          </table:table-cell>
          <table:table-cell table:formula="of:=[.X73]^3*[.AD73]" office:value-type="float" office:value="18355073.69449" calcext:value-type="float">
            <text:p>18355073.69449</text:p>
          </table:table-cell>
          <table:table-cell table:formula="of:=[.X73]^4*[.AD73]" office:value-type="float" office:value="53736902.8152944" calcext:value-type="float">
            <text:p>53736902.8152944</text:p>
          </table:table-cell>
          <table:table-cell/>
          <table:table-cell table:style-name="ce38" table:formula="of:=[.Y73]*[.AD73]" office:value-type="float" office:value="120302.917586054" calcext:value-type="float">
            <text:p>120302.9175861</text:p>
          </table:table-cell>
          <table:table-cell table:formula="of:=[.Y73]*[.AE73]" office:value-type="float" office:value="352202.682392867" calcext:value-type="float">
            <text:p>352202.682392867</text:p>
          </table:table-cell>
          <table:table-cell table:formula="of:=[.Y73]*[.AF73]" office:value-type="float" office:value="1031119.87617423" calcext:value-type="float">
            <text:p>1031119.87617423</text:p>
          </table:table-cell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table:style-name="ce38" office:value-type="float" office:value="3.01613166045782" calcext:value-type="float">
            <text:p>3.0161317</text:p>
          </table:table-cell>
          <table:table-cell table:style-name="ce38" office:value-type="float" office:value="0.0588905419616187" calcext:value-type="float">
            <text:p>0.0588905</text:p>
          </table:table-cell>
          <table:table-cell table:style-name="ce38" office:value-type="float" office:value="0.00161810182616746" calcext:value-type="float">
            <text:p>0.0016181</text:p>
          </table:table-cell>
          <table:table-cell table:style-name="ce38"/>
          <table:table-cell table:style-name="ce38" table:formula="of:=([.$AH$97]+[.$AH$98]*[.X74]+[.$AH$99]*[.X74]^2-[.Y74])^2/[.Z74]^2" office:value-type="float" office:value="87.8864226266921" calcext:value-type="float">
            <text:p>87.8864226</text:p>
          </table:table-cell>
          <table:table-cell/>
          <table:table-cell table:formula="of:=1/[.Z74]^2" office:value-type="float" office:value="381933.984780297" calcext:value-type="float">
            <text:p>381933.984780297</text:p>
          </table:table-cell>
          <table:table-cell table:style-name="ce38" table:formula="of:=[.X74]*[.AD74]" office:value-type="float" office:value="1151963.18370067" calcext:value-type="float">
            <text:p>1151963.1837007</text:p>
          </table:table-cell>
          <table:table-cell table:formula="of:=[.X74]^2*[.AD74]" office:value-type="float" office:value="3474472.63004137" calcext:value-type="float">
            <text:p>3474472.63004137</text:p>
          </table:table-cell>
          <table:table-cell table:formula="of:=[.X74]^3*[.AD74]" office:value-type="float" office:value="10479466.9028619" calcext:value-type="float">
            <text:p>10479466.9028619</text:p>
          </table:table-cell>
          <table:table-cell table:formula="of:=[.X74]^4*[.AD74]" office:value-type="float" office:value="31607451.9104418" calcext:value-type="float">
            <text:p>31607451.9104418</text:p>
          </table:table-cell>
          <table:table-cell/>
          <table:table-cell table:style-name="ce38" table:formula="of:=[.Y74]*[.AD74]" office:value-type="float" office:value="22492.2993572723" calcext:value-type="float">
            <text:p>22492.2993573</text:p>
          </table:table-cell>
          <table:table-cell table:formula="of:=[.Y74]*[.AE74]" office:value-type="float" office:value="67839.7362079642" calcext:value-type="float">
            <text:p>67839.7362079642</text:p>
          </table:table-cell>
          <table:table-cell table:formula="of:=[.Y74]*[.AF74]" office:value-type="float" office:value="204613.576213947" calcext:value-type="float">
            <text:p>204613.576213947</text:p>
          </table:table-cell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table:style-name="ce38" office:value-type="float" office:value="3.09282166428388" calcext:value-type="float">
            <text:p>3.0928217</text:p>
          </table:table-cell>
          <table:table-cell table:style-name="ce38" office:value-type="float" office:value="0" calcext:value-type="float">
            <text:p>0.0000000</text:p>
          </table:table-cell>
          <table:table-cell table:style-name="ce38" office:value-type="float" office:value="0.00122512384271578" calcext:value-type="float">
            <text:p>0.0012251</text:p>
          </table:table-cell>
          <table:table-cell table:style-name="ce38"/>
          <table:table-cell table:style-name="ce38" table:formula="of:=([.$AH$97]+[.$AH$98]*[.X75]+[.$AH$99]*[.X75]^2-[.Y75])^2/[.Z75]^2" office:value-type="float" office:value="12.9659441469017" calcext:value-type="float">
            <text:p>12.9659441</text:p>
          </table:table-cell>
          <table:table-cell/>
          <table:table-cell table:formula="of:=1/[.Z75]^2" office:value-type="float" office:value="666254.286359417" calcext:value-type="float">
            <text:p>666254.286359417</text:p>
          </table:table-cell>
          <table:table-cell table:style-name="ce38" table:formula="of:=[.X75]*[.AD75]" office:value-type="float" office:value="2060605.6907744" calcext:value-type="float">
            <text:p>2060605.6907744</text:p>
          </table:table-cell>
          <table:table-cell table:formula="of:=[.X75]^2*[.AD75]" office:value-type="float" office:value="6373085.92197372" calcext:value-type="float">
            <text:p>6373085.92197372</text:p>
          </table:table-cell>
          <table:table-cell table:formula="of:=[.X75]^3*[.AD75]" office:value-type="float" office:value="19710818.2078229" calcext:value-type="float">
            <text:p>19710818.2078229</text:p>
          </table:table-cell>
          <table:table-cell table:formula="of:=[.X75]^4*[.AD75]" office:value-type="float" office:value="60962045.5739159" calcext:value-type="float">
            <text:p>60962045.5739159</text:p>
          </table:table-cell>
          <table:table-cell/>
          <table:table-cell table:style-name="ce38" table:formula="of:=[.Y75]*[.AD75]" office:value-type="float" office:value="0" calcext:value-type="float">
            <text:p>0.0000000</text:p>
          </table:table-cell>
          <table:table-cell table:formula="of:=[.Y75]*[.AE75]" office:value-type="float" office:value="0" calcext:value-type="float">
            <text:p>0</text:p>
          </table:table-cell>
          <table:table-cell table:formula="of:=[.Y75]*[.AF75]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table:style-name="ce38" office:value-type="float" office:value="3.13360660193995" calcext:value-type="float">
            <text:p>3.1336066</text:p>
          </table:table-cell>
          <table:table-cell table:style-name="ce38" office:value-type="float" office:value="-0.0304750480849986" calcext:value-type="float">
            <text:p>-0.0304750</text:p>
          </table:table-cell>
          <table:table-cell table:style-name="ce38" office:value-type="float" office:value="0.00270601261504979" calcext:value-type="float">
            <text:p>0.0027060</text:p>
          </table:table-cell>
          <table:table-cell table:style-name="ce38"/>
          <table:table-cell table:style-name="ce38" table:formula="of:=([.$AH$97]+[.$AH$98]*[.X76]+[.$AH$99]*[.X76]^2-[.Y76])^2/[.Z76]^2" office:value-type="float" office:value="0.186095099182656" calcext:value-type="float">
            <text:p>0.1860951</text:p>
          </table:table-cell>
          <table:table-cell/>
          <table:table-cell table:formula="of:=1/[.Z76]^2" office:value-type="float" office:value="136565.300987724" calcext:value-type="float">
            <text:p>136565.300987724</text:p>
          </table:table-cell>
          <table:table-cell table:style-name="ce38" table:formula="of:=[.X76]*[.AD76]" office:value-type="float" office:value="427941.928771048" calcext:value-type="float">
            <text:p>427941.9287710</text:p>
          </table:table-cell>
          <table:table-cell table:formula="of:=[.X76]^2*[.AD76]" office:value-type="float" office:value="1341001.65324387" calcext:value-type="float">
            <text:p>1341001.65324387</text:p>
          </table:table-cell>
          <table:table-cell table:formula="of:=[.X76]^3*[.AD76]" office:value-type="float" office:value="4202171.63381738" calcext:value-type="float">
            <text:p>4202171.63381738</text:p>
          </table:table-cell>
          <table:table-cell table:formula="of:=[.X76]^4*[.AD76]" office:value-type="float" office:value="13167952.7742149" calcext:value-type="float">
            <text:p>13167952.7742149</text:p>
          </table:table-cell>
          <table:table-cell/>
          <table:table-cell table:style-name="ce38" table:formula="of:=[.Y76]*[.AD76]" office:value-type="float" office:value="-4161.83411434319" calcext:value-type="float">
            <text:p>-4161.8341143</text:p>
          </table:table-cell>
          <table:table-cell table:formula="of:=[.Y76]*[.AE76]" office:value-type="float" office:value="-13041.5508568847" calcext:value-type="float">
            <text:p>-13041.5508568847</text:p>
          </table:table-cell>
          <table:table-cell table:formula="of:=[.Y76]*[.AF76]" office:value-type="float" office:value="-40867.0898646696" calcext:value-type="float">
            <text:p>-40867.0898646696</text:p>
          </table:table-cell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table:style-name="ce38" office:value-type="float" office:value="3.30432138711857" calcext:value-type="float">
            <text:p>3.3043214</text:p>
          </table:table-cell>
          <table:table-cell table:style-name="ce38" office:value-type="float" office:value="-0.165782755220535" calcext:value-type="float">
            <text:p>-0.1657828</text:p>
          </table:table-cell>
          <table:table-cell table:style-name="ce38" office:value-type="float" office:value="0.00382405563642976" calcext:value-type="float">
            <text:p>0.0038241</text:p>
          </table:table-cell>
          <table:table-cell table:style-name="ce38"/>
          <table:table-cell table:style-name="ce38" table:formula="of:=([.$AH$97]+[.$AH$98]*[.X77]+[.$AH$99]*[.X77]^2-[.Y77])^2/[.Z77]^2" office:value-type="float" office:value="5.96403946253003" calcext:value-type="float">
            <text:p>5.9640395</text:p>
          </table:table-cell>
          <table:table-cell/>
          <table:table-cell table:formula="of:=1/[.Z77]^2" office:value-type="float" office:value="68383.5425896823" calcext:value-type="float">
            <text:p>68383.5425896823</text:p>
          </table:table-cell>
          <table:table-cell table:style-name="ce38" table:formula="of:=[.X77]*[.AD77]" office:value-type="float" office:value="225961.202306021" calcext:value-type="float">
            <text:p>225961.2023060</text:p>
          </table:table-cell>
          <table:table-cell table:formula="of:=[.X77]^2*[.AD77]" office:value-type="float" office:value="746648.433438811" calcext:value-type="float">
            <text:p>746648.433438811</text:p>
          </table:table-cell>
          <table:table-cell table:formula="of:=[.X77]^3*[.AD77]" office:value-type="float" office:value="2467166.38727044" calcext:value-type="float">
            <text:p>2467166.38727044</text:p>
          </table:table-cell>
          <table:table-cell table:formula="of:=[.X77]^4*[.AD77]" office:value-type="float" office:value="8152310.65903776" calcext:value-type="float">
            <text:p>8152310.65903776</text:p>
          </table:table-cell>
          <table:table-cell/>
          <table:table-cell table:style-name="ce38" table:formula="of:=[.Y77]*[.AD77]" office:value-type="float" office:value="-11336.8121022583" calcext:value-type="float">
            <text:p>-11336.8121023</text:p>
          </table:table-cell>
          <table:table-cell table:formula="of:=[.Y77]*[.AE77]" office:value-type="float" office:value="-37460.4706912369" calcext:value-type="float">
            <text:p>-37460.4706912369</text:p>
          </table:table-cell>
          <table:table-cell table:formula="of:=[.Y77]*[.AF77]" office:value-type="float" office:value="-123781.434476582" calcext:value-type="float">
            <text:p>-123781.434476582</text:p>
          </table:table-cell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table:style-name="ce38" office:value-type="float" office:value="3.30851980805359" calcext:value-type="float">
            <text:p>3.3085198</text:p>
          </table:table-cell>
          <table:table-cell table:style-name="ce38" office:value-type="float" office:value="-0.166503775939369" calcext:value-type="float">
            <text:p>-0.1665038</text:p>
          </table:table-cell>
          <table:table-cell table:style-name="ce38" office:value-type="float" office:value="0.00228579586907943" calcext:value-type="float">
            <text:p>0.0022858</text:p>
          </table:table-cell>
          <table:table-cell table:style-name="ce38"/>
          <table:table-cell table:style-name="ce38" table:formula="of:=([.$AH$97]+[.$AH$98]*[.X78]+[.$AH$99]*[.X78]^2-[.Y78])^2/[.Z78]^2" office:value-type="float" office:value="27.5389286245479" calcext:value-type="float">
            <text:p>27.5389286</text:p>
          </table:table-cell>
          <table:table-cell/>
          <table:table-cell table:formula="of:=1/[.Z78]^2" office:value-type="float" office:value="191392.587111266" calcext:value-type="float">
            <text:p>191392.587111266</text:p>
          </table:table-cell>
          <table:table-cell table:style-name="ce38" table:formula="of:=[.X78]*[.AD78]" office:value-type="float" office:value="633226.165572247" calcext:value-type="float">
            <text:p>633226.1655722</text:p>
          </table:table-cell>
          <table:table-cell table:formula="of:=[.X78]^2*[.AD78]" office:value-type="float" office:value="2095041.3117736" calcext:value-type="float">
            <text:p>2095041.3117736</text:p>
          </table:table-cell>
          <table:table-cell table:formula="of:=[.X78]^3*[.AD78]" office:value-type="float" office:value="6931485.67869353" calcext:value-type="float">
            <text:p>6931485.67869353</text:p>
          </table:table-cell>
          <table:table-cell table:formula="of:=[.X78]^4*[.AD78]" office:value-type="float" office:value="22932957.6671973" calcext:value-type="float">
            <text:p>22932957.6671973</text:p>
          </table:table-cell>
          <table:table-cell/>
          <table:table-cell table:style-name="ce38" table:formula="of:=[.Y78]*[.AD78]" office:value-type="float" office:value="-31867.5884408304" calcext:value-type="float">
            <text:p>-31867.5884408</text:p>
          </table:table-cell>
          <table:table-cell table:formula="of:=[.Y78]*[.AE78]" office:value-type="float" office:value="-105434.547591387" calcext:value-type="float">
            <text:p>-105434.547591387</text:p>
          </table:table-cell>
          <table:table-cell table:formula="of:=[.Y78]*[.AF78]" office:value-type="float" office:value="-348832.289159273" calcext:value-type="float">
            <text:p>-348832.289159273</text:p>
          </table:table-cell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table:style-name="ce38" office:value-type="float" office:value="3.41472272115888" calcext:value-type="float">
            <text:p>3.4147227</text:p>
          </table:table-cell>
          <table:table-cell table:style-name="ce38" office:value-type="float" office:value="-0.247475936562993" calcext:value-type="float">
            <text:p>-0.2474759</text:p>
          </table:table-cell>
          <table:table-cell table:style-name="ce38" office:value-type="float" office:value="0.00177497808997712" calcext:value-type="float">
            <text:p>0.0017750</text:p>
          </table:table-cell>
          <table:table-cell table:style-name="ce38"/>
          <table:table-cell table:style-name="ce38" table:formula="of:=([.$AH$97]+[.$AH$98]*[.X79]+[.$AH$99]*[.X79]^2-[.Y79])^2/[.Z79]^2" office:value-type="float" office:value="62.6128268900721" calcext:value-type="float">
            <text:p>62.6128269</text:p>
          </table:table-cell>
          <table:table-cell/>
          <table:table-cell table:formula="of:=1/[.Z79]^2" office:value-type="float" office:value="317405.177641525" calcext:value-type="float">
            <text:p>317405.177641525</text:p>
          </table:table-cell>
          <table:table-cell table:style-name="ce38" table:formula="of:=[.X79]*[.AD79]" office:value-type="float" office:value="1083850.67190599" calcext:value-type="float">
            <text:p>1083850.6719060</text:p>
          </table:table-cell>
          <table:table-cell table:formula="of:=[.X79]^2*[.AD79]" office:value-type="float" office:value="3701049.51570069" calcext:value-type="float">
            <text:p>3701049.51570069</text:p>
          </table:table-cell>
          <table:table-cell table:formula="of:=[.X79]^3*[.AD79]" office:value-type="float" office:value="12638057.8733972" calcext:value-type="float">
            <text:p>12638057.8733972</text:p>
          </table:table-cell>
          <table:table-cell table:formula="of:=[.X79]^4*[.AD79]" office:value-type="float" office:value="43155463.3716104" calcext:value-type="float">
            <text:p>43155463.3716104</text:p>
          </table:table-cell>
          <table:table-cell/>
          <table:table-cell table:style-name="ce38" table:formula="of:=[.Y79]*[.AD79]" office:value-type="float" office:value="-78550.1436067796" calcext:value-type="float">
            <text:p>-78550.1436068</text:p>
          </table:table-cell>
          <table:table-cell table:formula="of:=[.Y79]*[.AE79]" office:value-type="float" office:value="-268226.960124364" calcext:value-type="float">
            <text:p>-268226.960124364</text:p>
          </table:table-cell>
          <table:table-cell table:formula="of:=[.Y79]*[.AF79]" office:value-type="float" office:value="-915920.69516404" calcext:value-type="float">
            <text:p>-915920.69516404</text:p>
          </table:table-cell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table:style-name="ce38" office:value-type="float" office:value="3.47851527179535" calcext:value-type="float">
            <text:p>3.4785153</text:p>
          </table:table-cell>
          <table:table-cell table:style-name="ce38" office:value-type="float" office:value="-0.3053840054214" calcext:value-type="float">
            <text:p>-0.3053840</text:p>
          </table:table-cell>
          <table:table-cell table:style-name="ce38" office:value-type="float" office:value="0.0079202281647124" calcext:value-type="float">
            <text:p>0.0079202</text:p>
          </table:table-cell>
          <table:table-cell table:style-name="ce38"/>
          <table:table-cell table:style-name="ce38" table:formula="of:=([.$AH$97]+[.$AH$98]*[.X80]+[.$AH$99]*[.X80]^2-[.Y80])^2/[.Z80]^2" office:value-type="float" office:value="0.226959211331875" calcext:value-type="float">
            <text:p>0.2269592</text:p>
          </table:table-cell>
          <table:table-cell/>
          <table:table-cell table:formula="of:=1/[.Z80]^2" office:value-type="float" office:value="15941.3322801581" calcext:value-type="float">
            <text:p>15941.3322801581</text:p>
          </table:table-cell>
          <table:table-cell table:style-name="ce38" table:formula="of:=[.X80]*[.AD80]" office:value-type="float" office:value="55452.1677892941" calcext:value-type="float">
            <text:p>55452.1677893</text:p>
          </table:table-cell>
          <table:table-cell table:formula="of:=[.X80]^2*[.AD80]" office:value-type="float" office:value="192891.212509218" calcext:value-type="float">
            <text:p>192891.212509218</text:p>
          </table:table-cell>
          <table:table-cell table:formula="of:=[.X80]^3*[.AD80]" office:value-type="float" office:value="670975.028508436" calcext:value-type="float">
            <text:p>670975.028508436</text:p>
          </table:table-cell>
          <table:table-cell table:formula="of:=[.X80]^4*[.AD80]" office:value-type="float" office:value="2333996.88365991" calcext:value-type="float">
            <text:p>2333996.88365991</text:p>
          </table:table-cell>
          <table:table-cell/>
          <table:table-cell table:style-name="ce38" table:formula="of:=[.Y80]*[.AD80]" office:value-type="float" office:value="-4868.22790346813" calcext:value-type="float">
            <text:p>-4868.2279035</text:p>
          </table:table-cell>
          <table:table-cell table:formula="of:=[.Y80]*[.AE80]" office:value-type="float" office:value="-16934.2051087942" calcext:value-type="float">
            <text:p>-16934.2051087942</text:p>
          </table:table-cell>
          <table:table-cell table:formula="of:=[.Y80]*[.AF80]" office:value-type="float" office:value="-58905.8910866553" calcext:value-type="float">
            <text:p>-58905.8910866553</text:p>
          </table:table-cell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table:style-name="ce38" office:value-type="float" office:value="3.50542526090088" calcext:value-type="float">
            <text:p>3.5054253</text:p>
          </table:table-cell>
          <table:table-cell table:style-name="ce38" office:value-type="float" office:value="-0.341793347018028" calcext:value-type="float">
            <text:p>-0.3417933</text:p>
          </table:table-cell>
          <table:table-cell table:style-name="ce38" office:value-type="float" office:value="0.00378171960381019" calcext:value-type="float">
            <text:p>0.0037817</text:p>
          </table:table-cell>
          <table:table-cell table:style-name="ce38"/>
          <table:table-cell table:style-name="ce38" table:formula="of:=([.$AH$97]+[.$AH$98]*[.X81]+[.$AH$99]*[.X81]^2-[.Y81])^2/[.Z81]^2" office:value-type="float" office:value="11.8969872567608" calcext:value-type="float">
            <text:p>11.8969873</text:p>
          </table:table-cell>
          <table:table-cell/>
          <table:table-cell table:formula="of:=1/[.Z81]^2" office:value-type="float" office:value="69923.2088406618" calcext:value-type="float">
            <text:p>69923.2088406618</text:p>
          </table:table-cell>
          <table:table-cell table:style-name="ce38" table:formula="of:=[.X81]*[.AD81]" office:value-type="float" office:value="245110.582593304" calcext:value-type="float">
            <text:p>245110.5825933</text:p>
          </table:table-cell>
          <table:table-cell table:formula="of:=[.X81]^2*[.AD81]" office:value-type="float" office:value="859216.827936698" calcext:value-type="float">
            <text:p>859216.827936698</text:p>
          </table:table-cell>
          <table:table-cell table:formula="of:=[.X81]^3*[.AD81]" office:value-type="float" office:value="3011920.37324043" calcext:value-type="float">
            <text:p>3011920.37324043</text:p>
          </table:table-cell>
          <table:table-cell table:formula="of:=[.X81]^4*[.AD81]" office:value-type="float" office:value="10558061.760179" calcext:value-type="float">
            <text:p>10558061.760179</text:p>
          </table:table-cell>
          <table:table-cell/>
          <table:table-cell table:style-name="ce38" table:formula="of:=[.Y81]*[.AD81]" office:value-type="float" office:value="-23899.2875838904" calcext:value-type="float">
            <text:p>-23899.2875839</text:p>
          </table:table-cell>
          <table:table-cell table:formula="of:=[.Y81]*[.AE81]" office:value-type="float" office:value="-83777.1664141042" calcext:value-type="float">
            <text:p>-83777.1664141042</text:p>
          </table:table-cell>
          <table:table-cell table:formula="of:=[.Y81]*[.AF81]" office:value-type="float" office:value="-293674.595434697" calcext:value-type="float">
            <text:p>-293674.595434697</text:p>
          </table:table-cell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table:style-name="ce38" office:value-type="float" office:value="3.51235121152564" calcext:value-type="float">
            <text:p>3.5123512</text:p>
          </table:table-cell>
          <table:table-cell table:style-name="ce38" office:value-type="float" office:value="-0.346923211519171" calcext:value-type="float">
            <text:p>-0.3469232</text:p>
          </table:table-cell>
          <table:table-cell table:style-name="ce38" office:value-type="float" office:value="0.00253675844768" calcext:value-type="float">
            <text:p>0.0025368</text:p>
          </table:table-cell>
          <table:table-cell table:style-name="ce38"/>
          <table:table-cell table:style-name="ce38" table:formula="of:=([.$AH$97]+[.$AH$98]*[.X82]+[.$AH$99]*[.X82]^2-[.Y82])^2/[.Z82]^2" office:value-type="float" office:value="26.9921814396978" calcext:value-type="float">
            <text:p>26.9921814</text:p>
          </table:table-cell>
          <table:table-cell/>
          <table:table-cell table:formula="of:=1/[.Z82]^2" office:value-type="float" office:value="155396.691952594" calcext:value-type="float">
            <text:p>155396.691952594</text:p>
          </table:table-cell>
          <table:table-cell table:style-name="ce38" table:formula="of:=[.X82]*[.AD82]" office:value-type="float" office:value="545807.759246769" calcext:value-type="float">
            <text:p>545807.7592468</text:p>
          </table:table-cell>
          <table:table-cell table:formula="of:=[.X82]^2*[.AD82]" office:value-type="float" office:value="1917068.54445048" calcext:value-type="float">
            <text:p>1917068.54445048</text:p>
          </table:table-cell>
          <table:table-cell table:formula="of:=[.X82]^3*[.AD82]" office:value-type="float" office:value="6733418.02467835" calcext:value-type="float">
            <text:p>6733418.02467835</text:p>
          </table:table-cell>
          <table:table-cell table:formula="of:=[.X82]^4*[.AD82]" office:value-type="float" office:value="23650128.9566876" calcext:value-type="float">
            <text:p>23650128.9566876</text:p>
          </table:table-cell>
          <table:table-cell/>
          <table:table-cell table:style-name="ce38" table:formula="of:=[.Y82]*[.AD82]" office:value-type="float" office:value="-53910.7194316491" calcext:value-type="float">
            <text:p>-53910.7194316</text:p>
          </table:table-cell>
          <table:table-cell table:formula="of:=[.Y82]*[.AE82]" office:value-type="float" office:value="-189353.380709972" calcext:value-type="float">
            <text:p>-189353.380709972</text:p>
          </table:table-cell>
          <table:table-cell table:formula="of:=[.Y82]*[.AF82]" office:value-type="float" office:value="-665075.576143145" calcext:value-type="float">
            <text:p>-665075.576143145</text:p>
          </table:table-cell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table:style-name="ce38" office:value-type="float" office:value="3.5149564876942" calcext:value-type="float">
            <text:p>3.5149565</text:p>
          </table:table-cell>
          <table:table-cell table:style-name="ce38" office:value-type="float" office:value="-0.350195163698966" calcext:value-type="float">
            <text:p>-0.3501952</text:p>
          </table:table-cell>
          <table:table-cell table:style-name="ce38" office:value-type="float" office:value="0.00490244206578783" calcext:value-type="float">
            <text:p>0.0049024</text:p>
          </table:table-cell>
          <table:table-cell table:style-name="ce38"/>
          <table:table-cell table:style-name="ce38" table:formula="of:=([.$AH$97]+[.$AH$98]*[.X83]+[.$AH$99]*[.X83]^2-[.Y83])^2/[.Z83]^2" office:value-type="float" office:value="8.84226448863535" calcext:value-type="float">
            <text:p>8.8422645</text:p>
          </table:table-cell>
          <table:table-cell/>
          <table:table-cell table:formula="of:=1/[.Z83]^2" office:value-type="float" office:value="41607.829367317" calcext:value-type="float">
            <text:p>41607.829367317</text:p>
          </table:table-cell>
          <table:table-cell table:style-name="ce38" table:formula="of:=[.X83]*[.AD83]" office:value-type="float" office:value="146249.709773524" calcext:value-type="float">
            <text:p>146249.7097735</text:p>
          </table:table-cell>
          <table:table-cell table:formula="of:=[.X83]^2*[.AD83]" office:value-type="float" office:value="514061.366191843" calcext:value-type="float">
            <text:p>514061.366191843</text:p>
          </table:table-cell>
          <table:table-cell table:formula="of:=[.X83]^3*[.AD83]" office:value-type="float" office:value="1806903.33416896" calcext:value-type="float">
            <text:p>1806903.33416896</text:p>
          </table:table-cell>
          <table:table-cell table:formula="of:=[.X83]^4*[.AD83]" office:value-type="float" office:value="6351186.59707348" calcext:value-type="float">
            <text:p>6351186.59707348</text:p>
          </table:table-cell>
          <table:table-cell/>
          <table:table-cell table:style-name="ce38" table:formula="of:=[.Y83]*[.AD83]" office:value-type="float" office:value="-14570.8606164462" calcext:value-type="float">
            <text:p>-14570.8606164</text:p>
          </table:table-cell>
          <table:table-cell table:formula="of:=[.Y83]*[.AE83]" office:value-type="float" office:value="-51215.9410550655" calcext:value-type="float">
            <text:p>-51215.9410550655</text:p>
          </table:table-cell>
          <table:table-cell table:formula="of:=[.Y83]*[.AF83]" office:value-type="float" office:value="-180021.804284867" calcext:value-type="float">
            <text:p>-180021.804284867</text:p>
          </table:table-cell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table:style-name="ce38" office:value-type="float" office:value="3.53797415457783" calcext:value-type="float">
            <text:p>3.5379742</text:p>
          </table:table-cell>
          <table:table-cell table:style-name="ce38" office:value-type="float" office:value="-0.373080816351229" calcext:value-type="float">
            <text:p>-0.3730808</text:p>
          </table:table-cell>
          <table:table-cell table:style-name="ce38" office:value-type="float" office:value="0.00685213531577472" calcext:value-type="float">
            <text:p>0.0068521</text:p>
          </table:table-cell>
          <table:table-cell table:style-name="ce38"/>
          <table:table-cell table:style-name="ce38" table:formula="of:=([.$AH$97]+[.$AH$98]*[.X84]+[.$AH$99]*[.X84]^2-[.Y84])^2/[.Z84]^2" office:value-type="float" office:value="9.42132354112709" calcext:value-type="float">
            <text:p>9.4213235</text:p>
          </table:table-cell>
          <table:table-cell/>
          <table:table-cell table:formula="of:=1/[.Z84]^2" office:value-type="float" office:value="21298.4568498044" calcext:value-type="float">
            <text:p>21298.4568498044</text:p>
          </table:table-cell>
          <table:table-cell table:style-name="ce38" table:formula="of:=[.X84]*[.AD84]" office:value-type="float" office:value="75353.3898669992" calcext:value-type="float">
            <text:p>75353.3898670</text:p>
          </table:table-cell>
          <table:table-cell table:formula="of:=[.X84]^2*[.AD84]" office:value-type="float" office:value="266598.34580927" calcext:value-type="float">
            <text:p>266598.34580927</text:p>
          </table:table-cell>
          <table:table-cell table:formula="of:=[.X84]^3*[.AD84]" office:value-type="float" office:value="943218.0571264" calcext:value-type="float">
            <text:p>943218.0571264</text:p>
          </table:table-cell>
          <table:table-cell table:formula="of:=[.X84]^4*[.AD84]" office:value-type="float" office:value="3337081.10824432" calcext:value-type="float">
            <text:p>3337081.10824432</text:p>
          </table:table-cell>
          <table:table-cell/>
          <table:table-cell table:style-name="ce38" table:formula="of:=[.Y84]*[.AD84]" office:value-type="float" office:value="-7946.04566854646" calcext:value-type="float">
            <text:p>-7946.0456685</text:p>
          </table:table-cell>
          <table:table-cell table:formula="of:=[.Y84]*[.AE84]" office:value-type="float" office:value="-28112.9042064125" calcext:value-type="float">
            <text:p>-28112.9042064125</text:p>
          </table:table-cell>
          <table:table-cell table:formula="of:=[.Y84]*[.AF84]" office:value-type="float" office:value="-99462.7284924097" calcext:value-type="float">
            <text:p>-99462.7284924097</text:p>
          </table:table-cell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22"/>
          <table:table-cell table:formula="of:=SUM([.W73:.W84])" office:value-type="float" office:value="12" calcext:value-type="float">
            <text:p>12</text:p>
          </table:table-cell>
          <table:table-cell table:number-columns-repeated="4"/>
          <table:table-cell table:formula="of:=SUM([.AB73:.AB84])/12" office:value-type="float" office:value="24.2156699228915" calcext:value-type="float">
            <text:p>24.2156699229</text:p>
          </table:table-cell>
          <table:table-cell/>
          <table:table-cell table:formula="of:=SUM([.AD73:.AD84])" office:value-type="float" office:value="2797589.43655897" calcext:value-type="float">
            <text:p>2797589.43655897</text:p>
          </table:table-cell>
          <table:table-cell table:formula="of:=SUM([.AE73:.AE84])" office:value-type="float" office:value="8793047.37969004" calcext:value-type="float">
            <text:p>8793047.37969004</text:p>
          </table:table-cell>
          <table:table-cell table:formula="of:=SUM([.AF73:.AF84])" office:value-type="float" office:value="27750732.8682133" calcext:value-type="float">
            <text:p>27750732.8682133</text:p>
          </table:table-cell>
          <table:table-cell table:formula="of:=SUM([.AG73:.AG84])" office:value-type="float" office:value="87950675.196076" calcext:value-type="float">
            <text:p>87950675.196076</text:p>
          </table:table-cell>
          <table:table-cell table:formula="of:=SUM([.AH73:.AH84])" office:value-type="float" office:value="279945540.077557" calcext:value-type="float">
            <text:p>279945540.077557</text:p>
          </table:table-cell>
          <table:table-cell/>
          <table:table-cell table:formula="of:=SUM([.AJ73:.AJ84])" office:value-type="float" office:value="-88316.3025248855" calcext:value-type="float">
            <text:p>-88316.3025248855</text:p>
          </table:table-cell>
          <table:table-cell table:formula="of:=SUM([.AK73:.AK84])" office:value-type="float" office:value="-373514.70815739" calcext:value-type="float">
            <text:p>-373514.70815739</text:p>
          </table:table-cell>
          <table:table-cell table:formula="of:=SUM([.AL73:.AL84])" office:value-type="float" office:value="-1490808.65171816" calcext:value-type="float">
            <text:p>-1490808.65171816</text:p>
          </table:table-cell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29"/>
          <table:table-cell table:formula="of:=[.AD87]" office:value-type="float" office:value="2797589.43655897" calcext:value-type="float">
            <text:p>2797589.43655897</text:p>
          </table:table-cell>
          <table:table-cell table:formula="of:=[.AE87]" office:value-type="float" office:value="8793047.37969004" calcext:value-type="float">
            <text:p>8793047.37969004</text:p>
          </table:table-cell>
          <table:table-cell table:formula="of:=[.AF87]" office:value-type="float" office:value="27750732.8682133" calcext:value-type="float">
            <text:p>27750732.8682133</text:p>
          </table:table-cell>
          <table:table-cell/>
          <table:table-cell table:formula="of:=[.AJ87]" office:value-type="float" office:value="-88316.3025248855" calcext:value-type="float">
            <text:p>-88316.3025248855</text:p>
          </table:table-cell>
          <table:table-cell table:number-columns-repeated="4"/>
        </table:table-row>
        <table:table-row table:style-name="ro1">
          <table:table-cell table:number-columns-repeated="29"/>
          <table:table-cell table:formula="of:=[.AE87]" office:value-type="float" office:value="8793047.37969004" calcext:value-type="float">
            <text:p>8793047.37969004</text:p>
          </table:table-cell>
          <table:table-cell table:formula="of:=[.AF87]" office:value-type="float" office:value="27750732.8682133" calcext:value-type="float">
            <text:p>27750732.8682133</text:p>
          </table:table-cell>
          <table:table-cell table:formula="of:=[.AG87]" office:value-type="float" office:value="87950675.196076" calcext:value-type="float">
            <text:p>87950675.196076</text:p>
          </table:table-cell>
          <table:table-cell/>
          <table:table-cell table:formula="of:=[.AK87]" office:value-type="float" office:value="-373514.70815739" calcext:value-type="float">
            <text:p>-373514.70815739</text:p>
          </table:table-cell>
          <table:table-cell table:number-columns-repeated="4"/>
        </table:table-row>
        <table:table-row table:style-name="ro1">
          <table:table-cell table:number-columns-repeated="29"/>
          <table:table-cell table:formula="of:=[.AF87]" office:value-type="float" office:value="27750732.8682133" calcext:value-type="float">
            <text:p>27750732.8682133</text:p>
          </table:table-cell>
          <table:table-cell table:formula="of:=[.AG87]" office:value-type="float" office:value="87950675.196076" calcext:value-type="float">
            <text:p>87950675.196076</text:p>
          </table:table-cell>
          <table:table-cell table:formula="of:=[.AH87]" office:value-type="float" office:value="279945540.077557" calcext:value-type="float">
            <text:p>279945540.077557</text:p>
          </table:table-cell>
          <table:table-cell/>
          <table:table-cell table:formula="of:=[.AL87]" office:value-type="float" office:value="-1490808.65171816" calcext:value-type="float">
            <text:p>-1490808.65171816</text:p>
          </table:table-cell>
          <table:table-cell table:number-columns-repeated="4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29"/>
          <table:table-cell table:number-matrix-columns-spanned="3" table:number-matrix-rows-spanned="3" table:formula="of:=MINVERSE([.AD91:.AF93])" office:value-type="float" office:value="0.0383387417707576" calcext:value-type="float">
            <text:p>0.0383387418</text:p>
          </table:table-cell>
          <table:table-cell office:value-type="float" office:value="-0.0239856192987918" calcext:value-type="float">
            <text:p>-0.0239856193</text:p>
          </table:table-cell>
          <table:table-cell office:value-type="float" office:value="0.00373509515690582" calcext:value-type="float">
            <text:p>0.0037350952</text:p>
          </table:table-cell>
          <table:table-cell/>
          <table:table-cell table:number-matrix-columns-spanned="1" table:number-matrix-rows-spanned="3" table:formula="of:=MMULT([.AD97:.AF99];[.AH91:.AH93])" office:value-type="float" office:value="4.73350080700311" calcext:value-type="float">
            <text:p>4.733500807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float" office:value="-0.0239856192987916" calcext:value-type="float">
            <text:p>-0.0239856193</text:p>
          </table:table-cell>
          <table:table-cell office:value-type="float" office:value="0.0150143565017127" calcext:value-type="float">
            <text:p>0.0150143565</text:p>
          </table:table-cell>
          <table:table-cell office:value-type="float" office:value="-0.00233939886286225" calcext:value-type="float">
            <text:p>-0.0023393989</text:p>
          </table:table-cell>
          <table:table-cell/>
          <table:table-cell office:value-type="float" office:value="-2.16571209474068" calcext:value-type="float">
            <text:p>-2.1657120947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float" office:value="0.00373509515690577" calcext:value-type="float">
            <text:p>0.0037350952</text:p>
          </table:table-cell>
          <table:table-cell office:value-type="float" office:value="-0.00233939886286223" calcext:value-type="float">
            <text:p>-0.0023393989</text:p>
          </table:table-cell>
          <table:table-cell office:value-type="float" office:value="0.000364717657501278" calcext:value-type="float">
            <text:p>0.0003647177</text:p>
          </table:table-cell>
          <table:table-cell/>
          <table:table-cell office:value-type="float" office:value="0.205850451907281" calcext:value-type="float">
            <text:p>0.2058504519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 table:number-rows-repeated="8">
          <table:table-cell table:number-columns-repeated="38"/>
        </table:table-row>
        <table:table-row table:style-name="ro1">
          <table:table-cell table:number-columns-repeated="27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Yx^2</text:p>
          </table:table-cell>
          <table:table-cell table:number-columns-repeated="2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21"/>
          <table:table-cell table:style-name="ce38" table:number-columns-repeated="3"/>
          <table:table-cell/>
          <table:table-cell table:style-name="ce38"/>
          <table:table-cell table:number-columns-repeated="2"/>
          <table:table-cell table:style-name="ce38"/>
          <table:table-cell table:number-columns-repeated="4"/>
          <table:table-cell table:style-name="ce38"/>
          <table:table-cell table:number-columns-repeated="4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style-name="ce38" office:value-type="float" office:value="2.08556527092154" calcext:value-type="float">
            <text:p>2.0855653</text:p>
          </table:table-cell>
          <table:table-cell table:style-name="ce38" office:value-type="float" office:value="0.65597756847724" calcext:value-type="float">
            <text:p>0.6559776</text:p>
          </table:table-cell>
          <table:table-cell table:style-name="ce38" office:value-type="float" office:value="0.00294330492054912" calcext:value-type="float">
            <text:p>0.0029433</text:p>
          </table:table-cell>
          <table:table-cell/>
          <table:table-cell table:style-name="ce38" table:formula="of:=([.$AF$134]+[.$AF$135]*[.V111]+[.$AF$136]*[.V111]^2-[.W111])^2/[.X111]^2" office:value-type="float" office:value="1.84511973859667" calcext:value-type="float">
            <text:p>1.8451197</text:p>
          </table:table-cell>
          <table:table-cell/>
          <table:table-cell table:formula="of:=1/[.X111]^2" office:value-type="float" office:value="115432.868250447" calcext:value-type="float">
            <text:p>115432.868250447</text:p>
          </table:table-cell>
          <table:table-cell table:style-name="ce38" table:formula="of:=[.V111]*[.AB111]" office:value-type="float" office:value="240742.781145994" calcext:value-type="float">
            <text:p>240742.7811460</text:p>
          </table:table-cell>
          <table:table-cell table:formula="of:=[.V111]^2*[.AB111]" office:value-type="float" office:value="502084.783583151" calcext:value-type="float">
            <text:p>502084.783583151</text:p>
          </table:table-cell>
          <table:table-cell table:formula="of:=[.V111]^3*[.AB111]" office:value-type="float" office:value="1047130.58769918" calcext:value-type="float">
            <text:p>1047130.58769918</text:p>
          </table:table-cell>
          <table:table-cell table:formula="of:=[.V111]^4*[.AB111]" office:value-type="float" office:value="2183859.18782507" calcext:value-type="float">
            <text:p>2183859.18782507</text:p>
          </table:table-cell>
          <table:table-cell/>
          <table:table-cell table:style-name="ce38" table:formula="of:=[.W111]*[.AB111]" office:value-type="float" office:value="75721.372237282" calcext:value-type="float">
            <text:p>75721.3722373</text:p>
          </table:table-cell>
          <table:table-cell table:formula="of:=[.W111]*[.AC111]" office:value-type="float" office:value="157921.864204597" calcext:value-type="float">
            <text:p>157921.864204597</text:p>
          </table:table-cell>
          <table:table-cell table:formula="of:=[.W111]*[.AD111]" office:value-type="float" office:value="329356.355504297" calcext:value-type="float">
            <text:p>329356.355504297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style-name="ce38" office:value-type="float" office:value="2.38863396935179" calcext:value-type="float">
            <text:p>2.3886340</text:p>
          </table:table-cell>
          <table:table-cell table:style-name="ce38" office:value-type="float" office:value="0.550169551744471" calcext:value-type="float">
            <text:p>0.5501696</text:p>
          </table:table-cell>
          <table:table-cell table:style-name="ce38" office:value-type="float" office:value="0.00671016121974638" calcext:value-type="float">
            <text:p>0.0067102</text:p>
          </table:table-cell>
          <table:table-cell/>
          <table:table-cell table:style-name="ce38" table:formula="of:=([.$AF$134]+[.$AF$135]*[.V112]+[.$AF$136]*[.V112]^2-[.W112])^2/[.X112]^2" office:value-type="float" office:value="16.2536299582904" calcext:value-type="float">
            <text:p>16.2536300</text:p>
          </table:table-cell>
          <table:table-cell/>
          <table:table-cell table:formula="of:=1/[.X112]^2" office:value-type="float" office:value="22209.2601108325" calcext:value-type="float">
            <text:p>22209.2601108325</text:p>
          </table:table-cell>
          <table:table-cell table:style-name="ce38" table:formula="of:=[.V112]*[.AB112]" office:value-type="float" office:value="53049.7931349041" calcext:value-type="float">
            <text:p>53049.7931349</text:p>
          </table:table-cell>
          <table:table-cell table:formula="of:=[.V112]^2*[.AB112]" office:value-type="float" office:value="126716.537949117" calcext:value-type="float">
            <text:p>126716.537949117</text:p>
          </table:table-cell>
          <table:table-cell table:formula="of:=[.V112]^3*[.AB112]" office:value-type="float" office:value="302679.427023917" calcext:value-type="float">
            <text:p>302679.427023917</text:p>
          </table:table-cell>
          <table:table-cell table:formula="of:=[.V112]^4*[.AB112]" office:value-type="float" office:value="722990.361213264" calcext:value-type="float">
            <text:p>722990.361213264</text:p>
          </table:table-cell>
          <table:table-cell/>
          <table:table-cell table:style-name="ce38" table:formula="of:=[.W112]*[.AB112]" office:value-type="float" office:value="12218.8586797531" calcext:value-type="float">
            <text:p>12218.8586798</text:p>
          </table:table-cell>
          <table:table-cell table:formula="of:=[.W112]*[.AC112]" office:value-type="float" office:value="29186.3809091671" calcext:value-type="float">
            <text:p>29186.3809091671</text:p>
          </table:table-cell>
          <table:table-cell table:formula="of:=[.W112]*[.AD112]" office:value-type="float" office:value="69715.5808820772" calcext:value-type="float">
            <text:p>69715.5808820772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style-name="ce38" office:value-type="float" office:value="2.53690990210371" calcext:value-type="float">
            <text:p>2.5369099</text:p>
          </table:table-cell>
          <table:table-cell table:style-name="ce38" office:value-type="float" office:value="0.446601900097039" calcext:value-type="float">
            <text:p>0.4466019</text:p>
          </table:table-cell>
          <table:table-cell table:style-name="ce38" office:value-type="float" office:value="0.00321716723980447" calcext:value-type="float">
            <text:p>0.0032172</text:p>
          </table:table-cell>
          <table:table-cell/>
          <table:table-cell table:style-name="ce38" table:formula="of:=([.$AF$134]+[.$AF$135]*[.V113]+[.$AF$136]*[.V113]^2-[.W113])^2/[.X113]^2" office:value-type="float" office:value="4.08720880426261" calcext:value-type="float">
            <text:p>4.0872088</text:p>
          </table:table-cell>
          <table:table-cell/>
          <table:table-cell table:formula="of:=1/[.X113]^2" office:value-type="float" office:value="96616.8167636196" calcext:value-type="float">
            <text:p>96616.8167636196</text:p>
          </table:table-cell>
          <table:table-cell table:style-name="ce38" table:formula="of:=[.V113]*[.AB113]" office:value-type="float" office:value="245108.159157366" calcext:value-type="float">
            <text:p>245108.1591574</text:p>
          </table:table-cell>
          <table:table-cell table:formula="of:=[.V113]^2*[.AB113]" office:value-type="float" office:value="621817.316052735" calcext:value-type="float">
            <text:p>621817.316052735</text:p>
          </table:table-cell>
          <table:table-cell table:formula="of:=[.V113]^3*[.AB113]" office:value-type="float" office:value="1577494.50639373" calcext:value-type="float">
            <text:p>1577494.50639373</text:p>
          </table:table-cell>
          <table:table-cell table:formula="of:=[.V113]^4*[.AB113]" office:value-type="float" office:value="4001961.43378447" calcext:value-type="float">
            <text:p>4001961.43378447</text:p>
          </table:table-cell>
          <table:table-cell/>
          <table:table-cell table:style-name="ce38" table:formula="of:=[.W113]*[.AB113]" office:value-type="float" office:value="43149.25394796" calcext:value-type="float">
            <text:p>43149.2539480</text:p>
          </table:table-cell>
          <table:table-cell table:formula="of:=[.W113]*[.AC113]" office:value-type="float" office:value="109465.769608967" calcext:value-type="float">
            <text:p>109465.769608967</text:p>
          </table:table-cell>
          <table:table-cell table:formula="of:=[.W113]*[.AD113]" office:value-type="float" office:value="277704.794862392" calcext:value-type="float">
            <text:p>277704.794862392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style-name="ce38" office:value-type="float" office:value="2.64734873383982" calcext:value-type="float">
            <text:p>2.6473487</text:p>
          </table:table-cell>
          <table:table-cell table:style-name="ce38" office:value-type="float" office:value="0.391347333567569" calcext:value-type="float">
            <text:p>0.3913473</text:p>
          </table:table-cell>
          <table:table-cell table:style-name="ce38" office:value-type="float" office:value="0.0108847908121557" calcext:value-type="float">
            <text:p>0.0108848</text:p>
          </table:table-cell>
          <table:table-cell/>
          <table:table-cell table:style-name="ce38" table:formula="of:=([.$AF$134]+[.$AF$135]*[.V114]+[.$AF$136]*[.V114]^2-[.W114])^2/[.X114]^2" office:value-type="float" office:value="3.35626041677493" calcext:value-type="float">
            <text:p>3.3562604</text:p>
          </table:table-cell>
          <table:table-cell/>
          <table:table-cell table:formula="of:=1/[.X114]^2" office:value-type="float" office:value="8440.33775323279" calcext:value-type="float">
            <text:p>8440.3377532328</text:p>
          </table:table-cell>
          <table:table-cell table:style-name="ce38" table:formula="of:=[.V114]*[.AB114]" office:value-type="float" office:value="22344.5174642013" calcext:value-type="float">
            <text:p>22344.5174642</text:p>
          </table:table-cell>
          <table:table-cell table:formula="of:=[.V114]^2*[.AB114]" office:value-type="float" office:value="59153.730017115" calcext:value-type="float">
            <text:p>59153.730017115</text:p>
          </table:table-cell>
          <table:table-cell table:formula="of:=[.V114]^3*[.AB114]" office:value-type="float" office:value="156600.552262712" calcext:value-type="float">
            <text:p>156600.552262712</text:p>
          </table:table-cell>
          <table:table-cell table:formula="of:=[.V114]^4*[.AB114]" office:value-type="float" office:value="414576.273751307" calcext:value-type="float">
            <text:p>414576.273751307</text:p>
          </table:table-cell>
          <table:table-cell/>
          <table:table-cell table:style-name="ce38" table:formula="of:=[.W114]*[.AB114]" office:value-type="float" office:value="3303.10367413734" calcext:value-type="float">
            <text:p>3303.1036741</text:p>
          </table:table-cell>
          <table:table-cell table:formula="of:=[.W114]*[.AC114]" office:value-type="float" office:value="8744.46732946916" calcext:value-type="float">
            <text:p>8744.4673294692</text:p>
          </table:table-cell>
          <table:table-cell table:formula="of:=[.W114]*[.AD114]" office:value-type="float" office:value="23149.6545127738" calcext:value-type="float">
            <text:p>23149.6545127738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style-name="ce38" office:value-type="float" office:value="2.89148421291581" calcext:value-type="float">
            <text:p>2.8914842</text:p>
          </table:table-cell>
          <table:table-cell table:style-name="ce38" office:value-type="float" office:value="0.173693723049231" calcext:value-type="float">
            <text:p>0.1736937</text:p>
          </table:table-cell>
          <table:table-cell table:style-name="ce38" office:value-type="float" office:value="0.0047122330596735" calcext:value-type="float">
            <text:p>0.0047122</text:p>
          </table:table-cell>
          <table:table-cell/>
          <table:table-cell table:style-name="ce38" table:formula="of:=([.$AF$134]+[.$AF$135]*[.V115]+[.$AF$136]*[.V115]^2-[.W115])^2/[.X115]^2" office:value-type="float" office:value="28.3462719936689" calcext:value-type="float">
            <text:p>28.3462720</text:p>
          </table:table-cell>
          <table:table-cell/>
          <table:table-cell table:formula="of:=1/[.X115]^2" office:value-type="float" office:value="45034.6172820914" calcext:value-type="float">
            <text:p>45034.6172820914</text:p>
          </table:table-cell>
          <table:table-cell table:style-name="ce38" table:formula="of:=[.V115]*[.AB115]" office:value-type="float" office:value="130216.884905873" calcext:value-type="float">
            <text:p>130216.8849059</text:p>
          </table:table-cell>
          <table:table-cell table:formula="of:=[.V115]^2*[.AB115]" office:value-type="float" office:value="376520.066960406" calcext:value-type="float">
            <text:p>376520.066960406</text:p>
          </table:table-cell>
          <table:table-cell table:formula="of:=[.V115]^3*[.AB115]" office:value-type="float" office:value="1088701.82946202" calcext:value-type="float">
            <text:p>1088701.82946202</text:p>
          </table:table-cell>
          <table:table-cell table:formula="of:=[.V115]^4*[.AB115]" office:value-type="float" office:value="3147964.15246198" calcext:value-type="float">
            <text:p>3147964.15246198</text:p>
          </table:table-cell>
          <table:table-cell/>
          <table:table-cell table:style-name="ce38" table:formula="of:=[.W115]*[.AB115]" office:value-type="float" office:value="7822.23034182369" calcext:value-type="float">
            <text:p>7822.2303418</text:p>
          </table:table-cell>
          <table:table-cell table:formula="of:=[.W115]*[.AC115]" office:value-type="float" office:value="22617.8555431743" calcext:value-type="float">
            <text:p>22617.8555431743</text:p>
          </table:table-cell>
          <table:table-cell table:formula="of:=[.W115]*[.AD115]" office:value-type="float" office:value="65399.1722330987" calcext:value-type="float">
            <text:p>65399.1722330987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style-name="ce38" office:value-type="float" office:value="2.93820940399008" calcext:value-type="float">
            <text:p>2.9382094</text:p>
          </table:table-cell>
          <table:table-cell table:style-name="ce38" office:value-type="float" office:value="0.140626624566761" calcext:value-type="float">
            <text:p>0.1406266</text:p>
          </table:table-cell>
          <table:table-cell table:style-name="ce38" office:value-type="float" office:value="0.00740722543912759" calcext:value-type="float">
            <text:p>0.0074072</text:p>
          </table:table-cell>
          <table:table-cell/>
          <table:table-cell table:style-name="ce38" table:formula="of:=([.$AF$134]+[.$AF$135]*[.V116]+[.$AF$136]*[.V116]^2-[.W116])^2/[.X116]^2" office:value-type="float" office:value="8.70571500723476" calcext:value-type="float">
            <text:p>8.7057150</text:p>
          </table:table-cell>
          <table:table-cell/>
          <table:table-cell table:formula="of:=1/[.X116]^2" office:value-type="float" office:value="18225.895453409" calcext:value-type="float">
            <text:p>18225.895453409</text:p>
          </table:table-cell>
          <table:table-cell table:style-name="ce38" table:formula="of:=[.V116]*[.AB116]" office:value-type="float" office:value="53551.4974173463" calcext:value-type="float">
            <text:p>53551.4974173</text:p>
          </table:table-cell>
          <table:table-cell table:formula="of:=[.V116]^2*[.AB116]" office:value-type="float" office:value="157345.513309397" calcext:value-type="float">
            <text:p>157345.513309397</text:p>
          </table:table-cell>
          <table:table-cell table:formula="of:=[.V116]^3*[.AB116]" office:value-type="float" office:value="462314.066881317" calcext:value-type="float">
            <text:p>462314.066881317</text:p>
          </table:table-cell>
          <table:table-cell table:formula="of:=[.V116]^4*[.AB116]" office:value-type="float" office:value="1358375.53890759" calcext:value-type="float">
            <text:p>1358375.53890759</text:p>
          </table:table-cell>
          <table:table-cell/>
          <table:table-cell table:style-name="ce38" table:formula="of:=[.W116]*[.AB116]" office:value-type="float" office:value="2563.04615731958" calcext:value-type="float">
            <text:p>2563.0461573</text:p>
          </table:table-cell>
          <table:table-cell table:formula="of:=[.W116]*[.AC116]" office:value-type="float" office:value="7530.76632229703" calcext:value-type="float">
            <text:p>7530.766322297</text:p>
          </table:table-cell>
          <table:table-cell table:formula="of:=[.W116]*[.AD116]" office:value-type="float" office:value="22126.9684274249" calcext:value-type="float">
            <text:p>22126.9684274249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style-name="ce38" office:value-type="float" office:value="2.98410271238171" calcext:value-type="float">
            <text:p>2.9841027</text:p>
          </table:table-cell>
          <table:table-cell table:style-name="ce38" office:value-type="float" office:value="0.117695548191423" calcext:value-type="float">
            <text:p>0.1176955</text:p>
          </table:table-cell>
          <table:table-cell table:style-name="ce38" office:value-type="float" office:value="0.00424936687551601" calcext:value-type="float">
            <text:p>0.0042494</text:p>
          </table:table-cell>
          <table:table-cell/>
          <table:table-cell table:style-name="ce38" table:formula="of:=([.$AF$134]+[.$AF$135]*[.V117]+[.$AF$136]*[.V117]^2-[.W117])^2/[.X117]^2" office:value-type="float" office:value="3.64455068972917" calcext:value-type="float">
            <text:p>3.6445507</text:p>
          </table:table-cell>
          <table:table-cell/>
          <table:table-cell table:formula="of:=1/[.X117]^2" office:value-type="float" office:value="55379.8204857284" calcext:value-type="float">
            <text:p>55379.8204857284</text:p>
          </table:table-cell>
          <table:table-cell table:style-name="ce38" table:formula="of:=[.V117]*[.AB117]" office:value-type="float" office:value="165259.072522674" calcext:value-type="float">
            <text:p>165259.0725227</text:p>
          </table:table-cell>
          <table:table-cell table:formula="of:=[.V117]^2*[.AB117]" office:value-type="float" office:value="493150.046560598" calcext:value-type="float">
            <text:p>493150.046560598</text:p>
          </table:table-cell>
          <table:table-cell table:formula="of:=[.V117]^3*[.AB117]" office:value-type="float" office:value="1471610.39155265" calcext:value-type="float">
            <text:p>1471610.39155265</text:p>
          </table:table-cell>
          <table:table-cell table:formula="of:=[.V117]^4*[.AB117]" office:value-type="float" office:value="4391436.56100136" calcext:value-type="float">
            <text:p>4391436.56100136</text:p>
          </table:table-cell>
          <table:table-cell/>
          <table:table-cell table:style-name="ce38" table:formula="of:=[.W117]*[.AB117]" office:value-type="float" office:value="6517.9583308104" calcext:value-type="float">
            <text:p>6517.9583308</text:p>
          </table:table-cell>
          <table:table-cell table:formula="of:=[.W117]*[.AC117]" office:value-type="float" office:value="19450.2571341622" calcext:value-type="float">
            <text:p>19450.2571341622</text:p>
          </table:table-cell>
          <table:table-cell table:formula="of:=[.W117]*[.AD117]" office:value-type="float" office:value="58041.5650705753" calcext:value-type="float">
            <text:p>58041.5650705753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style-name="ce38" office:value-type="float" office:value="3.04613173453883" calcext:value-type="float">
            <text:p>3.0461317</text:p>
          </table:table-cell>
          <table:table-cell table:style-name="ce38" office:value-type="float" office:value="0.0796569190969796" calcext:value-type="float">
            <text:p>0.0796569</text:p>
          </table:table-cell>
          <table:table-cell table:style-name="ce38" office:value-type="float" office:value="0.00533932264760285" calcext:value-type="float">
            <text:p>0.0053393</text:p>
          </table:table-cell>
          <table:table-cell/>
          <table:table-cell table:style-name="ce38" table:formula="of:=([.$AF$134]+[.$AF$135]*[.V118]+[.$AF$136]*[.V118]^2-[.W118])^2/[.X118]^2" office:value-type="float" office:value="0.885384430660801" calcext:value-type="float">
            <text:p>0.8853844</text:p>
          </table:table-cell>
          <table:table-cell/>
          <table:table-cell table:formula="of:=1/[.X118]^2" office:value-type="float" office:value="35077.4221238033" calcext:value-type="float">
            <text:p>35077.4221238033</text:p>
          </table:table-cell>
          <table:table-cell table:style-name="ce38" table:formula="of:=[.V118]*[.AB118]" office:value-type="float" office:value="106850.448697132" calcext:value-type="float">
            <text:p>106850.4486971</text:p>
          </table:table-cell>
          <table:table-cell table:formula="of:=[.V118]^2*[.AB118]" office:value-type="float" office:value="325480.542626046" calcext:value-type="float">
            <text:p>325480.542626046</text:p>
          </table:table-cell>
          <table:table-cell table:formula="of:=[.V118]^3*[.AB118]" office:value-type="float" office:value="991456.609868118" calcext:value-type="float">
            <text:p>991456.609868118</text:p>
          </table:table-cell>
          <table:table-cell table:formula="of:=[.V118]^4*[.AB118]" office:value-type="float" office:value="3020107.44273756" calcext:value-type="float">
            <text:p>3020107.44273756</text:p>
          </table:table-cell>
          <table:table-cell/>
          <table:table-cell table:style-name="ce38" table:formula="of:=[.W118]*[.AB118]" office:value-type="float" office:value="2794.1593762464" calcext:value-type="float">
            <text:p>2794.1593762</text:p>
          </table:table-cell>
          <table:table-cell table:formula="of:=[.W118]*[.AC118]" office:value-type="float" office:value="8511.37754734341" calcext:value-type="float">
            <text:p>8511.3775473434</text:p>
          </table:table-cell>
          <table:table-cell table:formula="of:=[.W118]*[.AD118]" office:value-type="float" office:value="25926.777251604" calcext:value-type="float">
            <text:p>25926.777251604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style-name="ce38" office:value-type="float" office:value="3.08384218273208" calcext:value-type="float">
            <text:p>3.0838422</text:p>
          </table:table-cell>
          <table:table-cell table:style-name="ce38" office:value-type="float" office:value="0.0351242762391205" calcext:value-type="float">
            <text:p>0.0351243</text:p>
          </table:table-cell>
          <table:table-cell table:style-name="ce38" office:value-type="float" office:value="0.0118431271926339" calcext:value-type="float">
            <text:p>0.0118431</text:p>
          </table:table-cell>
          <table:table-cell/>
          <table:table-cell table:style-name="ce38" table:formula="of:=([.$AF$134]+[.$AF$135]*[.V119]+[.$AF$136]*[.V119]^2-[.W119])^2/[.X119]^2" office:value-type="float" office:value="0.400419507838074" calcext:value-type="float">
            <text:p>0.4004195</text:p>
          </table:table-cell>
          <table:table-cell/>
          <table:table-cell table:formula="of:=1/[.X119]^2" office:value-type="float" office:value="7129.63362290465" calcext:value-type="float">
            <text:p>7129.6336229047</text:p>
          </table:table-cell>
          <table:table-cell table:style-name="ce38" table:formula="of:=[.V119]*[.AB119]" office:value-type="float" office:value="21986.6649137383" calcext:value-type="float">
            <text:p>21986.6649137</text:p>
          </table:table-cell>
          <table:table-cell table:formula="of:=[.V119]^2*[.AB119]" office:value-type="float" office:value="67803.4047185815" calcext:value-type="float">
            <text:p>67803.4047185815</text:p>
          </table:table-cell>
          <table:table-cell table:formula="of:=[.V119]^3*[.AB119]" office:value-type="float" office:value="209094.999604017" calcext:value-type="float">
            <text:p>209094.999604017</text:p>
          </table:table-cell>
          <table:table-cell table:formula="of:=[.V119]^4*[.AB119]" office:value-type="float" office:value="644815.979977215" calcext:value-type="float">
            <text:p>644815.979977215</text:p>
          </table:table-cell>
          <table:table-cell/>
          <table:table-cell table:style-name="ce38" table:formula="of:=[.W119]*[.AB119]" office:value-type="float" office:value="250.423220854624" calcext:value-type="float">
            <text:p>250.4232209</text:p>
          </table:table-cell>
          <table:table-cell table:formula="of:=[.W119]*[.AC119]" office:value-type="float" office:value="772.265692007122" calcext:value-type="float">
            <text:p>772.2656920071</text:p>
          </table:table-cell>
          <table:table-cell table:formula="of:=[.W119]*[.AD119]" office:value-type="float" office:value="2381.54551728834" calcext:value-type="float">
            <text:p>2381.5455172884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style-name="ce38" office:value-type="float" office:value="3.1136566233178" calcext:value-type="float">
            <text:p>3.1136566</text:p>
          </table:table-cell>
          <table:table-cell table:style-name="ce38" office:value-type="float" office:value="0.0133437463935756" calcext:value-type="float">
            <text:p>0.0133437</text:p>
          </table:table-cell>
          <table:table-cell table:style-name="ce38" office:value-type="float" office:value="0.0103203784658798" calcext:value-type="float">
            <text:p>0.0103204</text:p>
          </table:table-cell>
          <table:table-cell/>
          <table:table-cell table:style-name="ce38" table:formula="of:=([.$AF$134]+[.$AF$135]*[.V120]+[.$AF$136]*[.V120]^2-[.W120])^2/[.X120]^2" office:value-type="float" office:value="0.113731629529479" calcext:value-type="float">
            <text:p>0.1137316</text:p>
          </table:table-cell>
          <table:table-cell/>
          <table:table-cell table:formula="of:=1/[.X120]^2" office:value-type="float" office:value="9388.77112566294" calcext:value-type="float">
            <text:p>9388.7711256629</text:p>
          </table:table-cell>
          <table:table-cell table:style-name="ce38" table:formula="of:=[.V120]*[.AB120]" office:value-type="float" office:value="29233.4094002353" calcext:value-type="float">
            <text:p>29233.4094002</text:p>
          </table:table-cell>
          <table:table-cell table:formula="of:=[.V120]^2*[.AB120]" office:value-type="float" office:value="91022.7988012035" calcext:value-type="float">
            <text:p>91022.7988012035</text:p>
          </table:table-cell>
          <table:table-cell table:formula="of:=[.V120]^3*[.AB120]" office:value-type="float" office:value="283413.740360291" calcext:value-type="float">
            <text:p>283413.740360291</text:p>
          </table:table-cell>
          <table:table-cell table:formula="of:=[.V120]^4*[.AB120]" office:value-type="float" office:value="882453.069812091" calcext:value-type="float">
            <text:p>882453.069812091</text:p>
          </table:table-cell>
          <table:table-cell/>
          <table:table-cell table:style-name="ce38" table:formula="of:=[.W120]*[.AB120]" office:value-type="float" office:value="125.281380848172" calcext:value-type="float">
            <text:p>125.2813808</text:p>
          </table:table-cell>
          <table:table-cell table:formula="of:=[.W120]*[.AC120]" office:value-type="float" office:value="390.083201256309" calcext:value-type="float">
            <text:p>390.0832012563</text:p>
          </table:table-cell>
          <table:table-cell table:formula="of:=[.W120]*[.AD120]" office:value-type="float" office:value="1214.58514323672" calcext:value-type="float">
            <text:p>1214.5851432367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3.14860450548886" calcext:value-type="float">
            <text:p>3.1486045055</text:p>
          </table:table-cell>
          <table:table-cell office:value-type="float" office:value="0" calcext:value-type="float">
            <text:p>0</text:p>
          </table:table-cell>
          <table:table-cell office:value-type="float" office:value="0.00383000005863572" calcext:value-type="float">
            <text:p>0.0038300001</text:p>
          </table:table-cell>
          <table:table-cell/>
          <table:table-cell table:style-name="ce38" table:formula="of:=([.$AF$134]+[.$AF$135]*[.V121]+[.$AF$136]*[.V121]^2-[.W121])^2/[.X121]^2" office:value-type="float" office:value="13.2748477502317" calcext:value-type="float">
            <text:p>13.2748478</text:p>
          </table:table-cell>
          <table:table-cell/>
          <table:table-cell table:formula="of:=1/[.X121]^2" office:value-type="float" office:value="68171.4354437501" calcext:value-type="float">
            <text:p>68171.4354437501</text:p>
          </table:table-cell>
          <table:table-cell table:style-name="ce38" table:formula="of:=[.V121]*[.AB121]" office:value-type="float" office:value="214644.888783834" calcext:value-type="float">
            <text:p>214644.8887838</text:p>
          </table:table-cell>
          <table:table-cell table:formula="of:=[.V121]^2*[.AB121]" office:value-type="float" office:value="675831.863904936" calcext:value-type="float">
            <text:p>675831.863904936</text:p>
          </table:table-cell>
          <table:table-cell table:formula="of:=[.V121]^3*[.AB121]" office:value-type="float" office:value="2127927.25164402" calcext:value-type="float">
            <text:p>2127927.25164402</text:p>
          </table:table-cell>
          <table:table-cell table:formula="of:=[.V121]^4*[.AB121]" office:value-type="float" office:value="6700001.33187888" calcext:value-type="float">
            <text:p>6700001.33187888</text:p>
          </table:table-cell>
          <table:table-cell/>
          <table:table-cell table:style-name="ce38" table:formula="of:=[.W121]*[.AB121]" office:value-type="float" office:value="0" calcext:value-type="float">
            <text:p>0.0000000</text:p>
          </table:table-cell>
          <table:table-cell table:formula="of:=[.W121]*[.AC121]" office:value-type="float" office:value="0" calcext:value-type="float">
            <text:p>0</text:p>
          </table:table-cell>
          <table:table-cell table:formula="of:=[.W121]*[.AD12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20"/>
          <table:table-cell table:formula="of:=SUM([.U110:.U121])" office:value-type="float" office:value="11" calcext:value-type="float">
            <text:p>11</text:p>
          </table:table-cell>
          <table:table-cell table:number-columns-repeated="4"/>
          <table:table-cell table:formula="of:=SUM([.Z111:.Z121])" office:value-type="float" office:value="80.9131399268175" calcext:value-type="float">
            <text:p>80.9131399268</text:p>
          </table:table-cell>
          <table:table-cell/>
          <table:table-cell table:formula="of:=SUM([.AB110:.AB121])" office:value-type="float" office:value="481106.878415482" calcext:value-type="float">
            <text:p>481106.878415482</text:p>
          </table:table-cell>
          <table:table-cell table:formula="of:=SUM([.AC110:.AC121])" office:value-type="float" office:value="1282988.1175433" calcext:value-type="float">
            <text:p>1282988.1175433</text:p>
          </table:table-cell>
          <table:table-cell table:formula="of:=SUM([.AD110:.AD121])" office:value-type="float" office:value="3496926.60448329" calcext:value-type="float">
            <text:p>3496926.60448329</text:p>
          </table:table-cell>
          <table:table-cell table:formula="of:=SUM([.AE110:.AE121])" office:value-type="float" office:value="9718423.96275197" calcext:value-type="float">
            <text:p>9718423.96275197</text:p>
          </table:table-cell>
          <table:table-cell table:formula="of:=SUM([.AF110:.AF121])" office:value-type="float" office:value="27468541.3333508" calcext:value-type="float">
            <text:p>27468541.3333508</text:p>
          </table:table-cell>
          <table:table-cell/>
          <table:table-cell table:formula="of:=SUM([.AH110:.AH121])" office:value-type="float" office:value="154465.687347035" calcext:value-type="float">
            <text:p>154465.687347035</text:p>
          </table:table-cell>
          <table:table-cell table:formula="of:=SUM([.AI110:.AI121])" office:value-type="float" office:value="364591.087492441" calcext:value-type="float">
            <text:p>364591.087492441</text:p>
          </table:table-cell>
          <table:table-cell table:formula="of:=SUM([.AJ110:.AJ121])" office:value-type="float" office:value="875016.999404768" calcext:value-type="float">
            <text:p>875016.999404768</text:p>
          </table:table-cell>
          <table:table-cell table:number-columns-repeated="2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27"/>
          <table:table-cell table:formula="of:=[.AB124]" office:value-type="float" office:value="481106.878415482" calcext:value-type="float">
            <text:p>481106.878415482</text:p>
          </table:table-cell>
          <table:table-cell table:formula="of:=[.AC124]" office:value-type="float" office:value="1282988.1175433" calcext:value-type="float">
            <text:p>1282988.1175433</text:p>
          </table:table-cell>
          <table:table-cell table:formula="of:=[.AD124]" office:value-type="float" office:value="3496926.60448329" calcext:value-type="float">
            <text:p>3496926.60448329</text:p>
          </table:table-cell>
          <table:table-cell/>
          <table:table-cell table:formula="of:=[.AH124]" office:value-type="float" office:value="154465.687347035" calcext:value-type="float">
            <text:p>154465.687347035</text:p>
          </table:table-cell>
          <table:table-cell table:number-columns-repeated="6"/>
        </table:table-row>
        <table:table-row table:style-name="ro1">
          <table:table-cell table:number-columns-repeated="27"/>
          <table:table-cell table:formula="of:=[.AC124]" office:value-type="float" office:value="1282988.1175433" calcext:value-type="float">
            <text:p>1282988.1175433</text:p>
          </table:table-cell>
          <table:table-cell table:formula="of:=[.AD124]" office:value-type="float" office:value="3496926.60448329" calcext:value-type="float">
            <text:p>3496926.60448329</text:p>
          </table:table-cell>
          <table:table-cell table:formula="of:=[.AE124]" office:value-type="float" office:value="9718423.96275197" calcext:value-type="float">
            <text:p>9718423.96275197</text:p>
          </table:table-cell>
          <table:table-cell/>
          <table:table-cell table:formula="of:=[.AI124]" office:value-type="float" office:value="364591.087492441" calcext:value-type="float">
            <text:p>364591.087492441</text:p>
          </table:table-cell>
          <table:table-cell table:number-columns-repeated="6"/>
        </table:table-row>
        <table:table-row table:style-name="ro1">
          <table:table-cell table:number-columns-repeated="27"/>
          <table:table-cell table:formula="of:=[.AD124]" office:value-type="float" office:value="3496926.60448329" calcext:value-type="float">
            <text:p>3496926.60448329</text:p>
          </table:table-cell>
          <table:table-cell table:formula="of:=[.AE124]" office:value-type="float" office:value="9718423.96275197" calcext:value-type="float">
            <text:p>9718423.96275197</text:p>
          </table:table-cell>
          <table:table-cell table:formula="of:=[.AF124]" office:value-type="float" office:value="27468541.3333508" calcext:value-type="float">
            <text:p>27468541.3333508</text:p>
          </table:table-cell>
          <table:table-cell/>
          <table:table-cell table:formula="of:=[.AJ124]" office:value-type="float" office:value="875016.999404768" calcext:value-type="float">
            <text:p>875016.999404768</text:p>
          </table:table-cell>
          <table:table-cell table:number-columns-repeated="6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27"/>
          <table:table-cell table:number-matrix-columns-spanned="3" table:number-matrix-rows-spanned="3" table:formula="of:=MINVERSE([.AB128:.AD130])" office:value-type="float" office:value="0.00741373821456352" calcext:value-type="float">
            <text:p>0.0074137382</text:p>
          </table:table-cell>
          <table:table-cell office:value-type="float" office:value="-0.00579739876168918" calcext:value-type="float">
            <text:p>-0.0057973988</text:p>
          </table:table-cell>
          <table:table-cell office:value-type="float" office:value="0.00110731328165276" calcext:value-type="float">
            <text:p>0.0011073133</text:p>
          </table:table-cell>
          <table:table-cell/>
          <table:table-cell table:number-matrix-columns-spanned="1" table:number-matrix-rows-spanned="3" table:formula="of:=MMULT([.AB134:.AD136];[.AF128:.AF130])" office:value-type="float" office:value="0.406195084789488" calcext:value-type="float">
            <text:p>0.4061950848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27"/>
          <table:table-cell office:value-type="float" office:value="-0.00579739876168919" calcext:value-type="float">
            <text:p>-0.0057973988</text:p>
          </table:table-cell>
          <table:table-cell office:value-type="float" office:value="0.00455053834001232" calcext:value-type="float">
            <text:p>0.0045505383</text:p>
          </table:table-cell>
          <table:table-cell office:value-type="float" office:value="-0.000871942291721476" calcext:value-type="float">
            <text:p>-0.0008719423</text:p>
          </table:table-cell>
          <table:table-cell/>
          <table:table-cell office:value-type="float" office:value="0.622209755728363" calcext:value-type="float">
            <text:p>0.6222097557</text:p>
          </table:table-cell>
          <table:table-cell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27"/>
          <table:table-cell office:value-type="float" office:value="0.00110731328165276" calcext:value-type="float">
            <text:p>0.0011073133</text:p>
          </table:table-cell>
          <table:table-cell office:value-type="float" office:value="-0.000871942291721476" calcext:value-type="float">
            <text:p>-0.0008719423</text:p>
          </table:table-cell>
          <table:table-cell office:value-type="float" office:value="0.000167563014432997" calcext:value-type="float">
            <text:p>0.000167563</text:p>
          </table:table-cell>
          <table:table-cell/>
          <table:table-cell office:value-type="float" office:value="-0.239995110010824" calcext:value-type="float">
            <text:p>-0.23999511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number-rows-repeated="15">
          <table:table-cell table:number-columns-repeated="38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1173.228" calcext:value-type="float">
            <text:p>1173.228</text:p>
          </table:table-cell>
          <table:table-cell table:number-columns-repeated="2"/>
          <table:table-cell office:value-type="float" office:value="0.002139" calcext:value-type="float">
            <text:p>0.002139</text:p>
          </table:table-cell>
          <table:table-cell table:number-columns-repeated="2"/>
          <table:table-cell office:value-type="float" office:value="0.000021" calcext:value-type="float">
            <text:p>0.000021</text:p>
          </table:table-cell>
          <table:table-cell office:value-type="string" calcext:value-type="string">
            <text:p>blue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332.492" calcext:value-type="float">
            <text:p>1332.492</text:p>
          </table:table-cell>
          <table:table-cell table:number-columns-repeated="2"/>
          <table:table-cell office:value-type="float" office:value="0.001965" calcext:value-type="float">
            <text:p>0.001965</text:p>
          </table:table-cell>
          <table:table-cell table:number-columns-repeated="2"/>
          <table:table-cell office:value-type="float" office:value="0.00002" calcext:value-type="float">
            <text:p>0.00002</text:p>
          </table:table-cell>
          <table:table-cell office:value-type="string" calcext:value-type="string">
            <text:p>blue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.8" calcext:value-type="float">
            <text:p>121.8</text:p>
          </table:table-cell>
          <table:table-cell table:number-columns-repeated="2"/>
          <table:table-cell office:value-type="float" office:value="0.008745" calcext:value-type="float">
            <text:p>0.008745</text:p>
          </table:table-cell>
          <table:table-cell table:number-columns-repeated="2"/>
          <table:table-cell office:value-type="float" office:value="0.000351" calcext:value-type="float">
            <text:p>0.000351</text:p>
          </table:table-cell>
          <table:table-cell office:value-type="string" calcext:value-type="string">
            <text:p>red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4.7" calcext:value-type="float">
            <text:p>244.7</text:p>
          </table:table-cell>
          <table:table-cell table:number-columns-repeated="2"/>
          <table:table-cell office:value-type="float" office:value="0.006853" calcext:value-type="float">
            <text:p>0.006853</text:p>
          </table:table-cell>
          <table:table-cell table:number-columns-repeated="2"/>
          <table:table-cell office:value-type="float" office:value="0.000288" calcext:value-type="float">
            <text:p>0.000288</text:p>
          </table:table-cell>
          <table:table-cell office:value-type="string" calcext:value-type="string">
            <text:p>red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4.3" calcext:value-type="float">
            <text:p>344.3</text:p>
          </table:table-cell>
          <table:table-cell table:number-columns-repeated="2"/>
          <table:table-cell office:value-type="float" office:value="0.005482" calcext:value-type="float">
            <text:p>0.005482</text:p>
          </table:table-cell>
          <table:table-cell table:number-columns-repeated="2"/>
          <table:table-cell office:value-type="float" office:value="0.000221" calcext:value-type="float">
            <text:p>0.000221</text:p>
          </table:table-cell>
          <table:table-cell office:value-type="string" calcext:value-type="string">
            <text:p>red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0.004865" calcext:value-type="float">
            <text:p>0.004865</text:p>
          </table:table-cell>
          <table:table-cell table:number-columns-repeated="2"/>
          <table:table-cell office:value-type="float" office:value="0.000235" calcext:value-type="float">
            <text:p>0.000235</text:p>
          </table:table-cell>
          <table:table-cell office:value-type="string" calcext:value-type="string">
            <text:p>red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78.9" calcext:value-type="float">
            <text:p>778.9</text:p>
          </table:table-cell>
          <table:table-cell table:number-columns-repeated="2"/>
          <table:table-cell office:value-type="float" office:value="0.002896" calcext:value-type="float">
            <text:p>0.002896</text:p>
          </table:table-cell>
          <table:table-cell table:number-columns-repeated="2"/>
          <table:table-cell office:value-type="float" office:value="0.000121" calcext:value-type="float">
            <text:p>0.000121</text:p>
          </table:table-cell>
          <table:table-cell office:value-type="string" calcext:value-type="string">
            <text:p>red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67.4" calcext:value-type="float">
            <text:p>867.4</text:p>
          </table:table-cell>
          <table:table-cell table:number-columns-repeated="2"/>
          <table:table-cell office:value-type="float" office:value="0.002683" calcext:value-type="float">
            <text:p>0.002683</text:p>
          </table:table-cell>
          <table:table-cell table:number-columns-repeated="2"/>
          <table:table-cell office:value-type="float" office:value="0.000113" calcext:value-type="float">
            <text:p>0.000113</text:p>
          </table:table-cell>
          <table:table-cell office:value-type="string" calcext:value-type="string">
            <text:p>red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4.1" calcext:value-type="float">
            <text:p>964.1</text:p>
          </table:table-cell>
          <table:table-cell table:number-columns-repeated="2"/>
          <table:table-cell office:value-type="float" office:value="0.002538" calcext:value-type="float">
            <text:p>0.002538</text:p>
          </table:table-cell>
          <table:table-cell table:number-columns-repeated="2"/>
          <table:table-cell office:value-type="float" office:value="0.000102" calcext:value-type="float">
            <text:p>0.000102</text:p>
          </table:table-cell>
          <table:table-cell office:value-type="string" calcext:value-type="string">
            <text:p>red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12.1" calcext:value-type="float">
            <text:p>1112.1</text:p>
          </table:table-cell>
          <table:table-cell table:number-columns-repeated="2"/>
          <table:table-cell office:value-type="float" office:value="0.00228" calcext:value-type="float">
            <text:p>0.00228</text:p>
          </table:table-cell>
          <table:table-cell table:number-columns-repeated="2"/>
          <table:table-cell office:value-type="float" office:value="0.000092" calcext:value-type="float">
            <text:p>0.000092</text:p>
          </table:table-cell>
          <table:table-cell office:value-type="string" calcext:value-type="string">
            <text:p>red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12.9" calcext:value-type="float">
            <text:p>1212.9</text:p>
          </table:table-cell>
          <table:table-cell table:number-columns-repeated="2"/>
          <table:table-cell office:value-type="float" office:value="0.002104" calcext:value-type="float">
            <text:p>0.002104</text:p>
          </table:table-cell>
          <table:table-cell table:number-columns-repeated="2"/>
          <table:table-cell office:value-type="float" office:value="0.000092" calcext:value-type="float">
            <text:p>0.000092</text:p>
          </table:table-cell>
          <table:table-cell office:value-type="string" calcext:value-type="string">
            <text:p>red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99.1" calcext:value-type="float">
            <text:p>1299.1</text:p>
          </table:table-cell>
          <table:table-cell table:number-columns-repeated="2"/>
          <table:table-cell office:value-type="float" office:value="0.002008" calcext:value-type="float">
            <text:p>0.002008</text:p>
          </table:table-cell>
          <table:table-cell table:number-columns-repeated="2"/>
          <table:table-cell office:value-type="float" office:value="0.000082" calcext:value-type="float">
            <text:p>0.000082</text:p>
          </table:table-cell>
          <table:table-cell office:value-type="string" calcext:value-type="string">
            <text:p>red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08" calcext:value-type="float">
            <text:p>1408</text:p>
          </table:table-cell>
          <table:table-cell table:number-columns-repeated="2"/>
          <table:table-cell office:value-type="float" office:value="0.00193" calcext:value-type="float">
            <text:p>0.00193</text:p>
          </table:table-cell>
          <table:table-cell table:number-columns-repeated="2"/>
          <table:table-cell office:value-type="float" office:value="0.000078" calcext:value-type="float">
            <text:p>0.000078</text:p>
          </table:table-cell>
          <table:table-cell office:value-type="string" calcext:value-type="string">
            <text:p>red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46.5" calcext:value-type="float">
            <text:p>846.5</text:p>
          </table:table-cell>
          <table:table-cell table:number-columns-repeated="2"/>
          <table:table-cell office:value-type="float" office:value="0.002928" calcext:value-type="float">
            <text:p>0.002928</text:p>
          </table:table-cell>
          <table:table-cell table:number-columns-repeated="2"/>
          <table:table-cell office:value-type="float" office:value="0.000106" calcext:value-type="float">
            <text:p>0.000106</text:p>
          </table:table-cell>
          <table:table-cell office:value-type="string" calcext:value-type="string">
            <text:p>green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7.8" calcext:value-type="float">
            <text:p>1037.8</text:p>
          </table:table-cell>
          <table:table-cell table:number-columns-repeated="2"/>
          <table:table-cell office:value-type="float" office:value="0.002296" calcext:value-type="float">
            <text:p>0.002296</text:p>
          </table:table-cell>
          <table:table-cell table:number-columns-repeated="2"/>
          <table:table-cell office:value-type="float" office:value="0.000083" calcext:value-type="float">
            <text:p>0.000083</text:p>
          </table:table-cell>
          <table:table-cell office:value-type="string" calcext:value-type="string">
            <text:p>green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38.3" calcext:value-type="float">
            <text:p>1238.3</text:p>
          </table:table-cell>
          <table:table-cell table:number-columns-repeated="2"/>
          <table:table-cell office:value-type="float" office:value="0.002006" calcext:value-type="float">
            <text:p>0.002006</text:p>
          </table:table-cell>
          <table:table-cell table:number-columns-repeated="2"/>
          <table:table-cell office:value-type="float" office:value="0.000072" calcext:value-type="float">
            <text:p>0.000072</text:p>
          </table:table-cell>
          <table:table-cell office:value-type="string" calcext:value-type="string">
            <text:p>green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0.2" calcext:value-type="float">
            <text:p>1360.2</text:p>
          </table:table-cell>
          <table:table-cell table:number-columns-repeated="2"/>
          <table:table-cell office:value-type="float" office:value="0.001869" calcext:value-type="float">
            <text:p>0.001869</text:p>
          </table:table-cell>
          <table:table-cell table:number-columns-repeated="2"/>
          <table:table-cell office:value-type="float" office:value="0.000068" calcext:value-type="float">
            <text:p>0.000068</text:p>
          </table:table-cell>
          <table:table-cell office:value-type="string" calcext:value-type="string">
            <text:p>green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15.2" calcext:value-type="float">
            <text:p>2015.2</text:p>
          </table:table-cell>
          <table:table-cell table:number-columns-repeated="2"/>
          <table:table-cell office:value-type="float" office:value="0.00137" calcext:value-type="float">
            <text:p>0.00137</text:p>
          </table:table-cell>
          <table:table-cell table:number-columns-repeated="2"/>
          <table:table-cell office:value-type="float" office:value="0.000051" calcext:value-type="float">
            <text:p>0.000051</text:p>
          </table:table-cell>
          <table:table-cell office:value-type="string" calcext:value-type="string">
            <text:p>green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34.8" calcext:value-type="float">
            <text:p>2034.8</text:p>
          </table:table-cell>
          <table:table-cell table:number-columns-repeated="2"/>
          <table:table-cell office:value-type="float" office:value="0.001368" calcext:value-type="float">
            <text:p>0.001368</text:p>
          </table:table-cell>
          <table:table-cell table:number-columns-repeated="2"/>
          <table:table-cell office:value-type="float" office:value="0.00005" calcext:value-type="float">
            <text:p>0.00005</text:p>
          </table:table-cell>
          <table:table-cell office:value-type="string" calcext:value-type="string">
            <text:p>green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598.5" calcext:value-type="float">
            <text:p>2598.5</text:p>
          </table:table-cell>
          <table:table-cell table:number-columns-repeated="2"/>
          <table:table-cell office:value-type="float" office:value="0.001135" calcext:value-type="float">
            <text:p>0.001135</text:p>
          </table:table-cell>
          <table:table-cell table:number-columns-repeated="2"/>
          <table:table-cell office:value-type="float" office:value="0.000041" calcext:value-type="float">
            <text:p>0.000041</text:p>
          </table:table-cell>
          <table:table-cell office:value-type="string" calcext:value-type="string">
            <text:p>green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09.6" calcext:value-type="float">
            <text:p>3009.6</text:p>
          </table:table-cell>
          <table:table-cell table:number-columns-repeated="2"/>
          <table:table-cell office:value-type="float" office:value="0.000993" calcext:value-type="float">
            <text:p>0.000993</text:p>
          </table:table-cell>
          <table:table-cell table:number-columns-repeated="2"/>
          <table:table-cell office:value-type="float" office:value="0.00004" calcext:value-type="float">
            <text:p>0.00004</text:p>
          </table:table-cell>
          <table:table-cell office:value-type="string" calcext:value-type="string">
            <text:p>green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202" calcext:value-type="float">
            <text:p>3202</text:p>
          </table:table-cell>
          <table:table-cell table:number-columns-repeated="2"/>
          <table:table-cell office:value-type="float" office:value="0.000913" calcext:value-type="float">
            <text:p>0.000913</text:p>
          </table:table-cell>
          <table:table-cell table:number-columns-repeated="2"/>
          <table:table-cell office:value-type="float" office:value="0.000034" calcext:value-type="float">
            <text:p>0.000034</text:p>
          </table:table-cell>
          <table:table-cell office:value-type="string" calcext:value-type="string">
            <text:p>green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253.5" calcext:value-type="float">
            <text:p>3253.5</text:p>
          </table:table-cell>
          <table:table-cell table:number-columns-repeated="2"/>
          <table:table-cell office:value-type="float" office:value="0.000903" calcext:value-type="float">
            <text:p>0.000903</text:p>
          </table:table-cell>
          <table:table-cell table:number-columns-repeated="2"/>
          <table:table-cell office:value-type="float" office:value="0.000033" calcext:value-type="float">
            <text:p>0.000033</text:p>
          </table:table-cell>
          <table:table-cell office:value-type="string" calcext:value-type="string">
            <text:p>green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73.1" calcext:value-type="float">
            <text:p>3273.1</text:p>
          </table:table-cell>
          <table:table-cell table:number-columns-repeated="2"/>
          <table:table-cell office:value-type="float" office:value="0.000895" calcext:value-type="float">
            <text:p>0.000895</text:p>
          </table:table-cell>
          <table:table-cell table:number-columns-repeated="2"/>
          <table:table-cell office:value-type="float" office:value="0.000034" calcext:value-type="float">
            <text:p>0.000034</text:p>
          </table:table-cell>
          <table:table-cell office:value-type="string" calcext:value-type="string">
            <text:p>green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451.2" calcext:value-type="float">
            <text:p>3451.2</text:p>
          </table:table-cell>
          <table:table-cell table:number-columns-repeated="2"/>
          <table:table-cell office:value-type="float" office:value="0.00085" calcext:value-type="float">
            <text:p>0.00085</text:p>
          </table:table-cell>
          <table:table-cell table:number-columns-repeated="2"/>
          <table:table-cell office:value-type="float" office:value="0.000034" calcext:value-type="float">
            <text:p>0.000034</text:p>
          </table:table-cell>
          <table:table-cell office:value-type="string" calcext:value-type="string">
            <text:p>green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3.2" calcext:value-type="float">
            <text:p>53.2</text:p>
          </table:table-cell>
          <table:table-cell table:number-columns-repeated="2"/>
          <table:table-cell office:value-type="float" office:value="0.001028" calcext:value-type="float">
            <text:p>0.001028</text:p>
          </table:table-cell>
          <table:table-cell table:number-columns-repeated="2"/>
          <table:table-cell office:value-type="float" office:value="0.000069" calcext:value-type="float">
            <text:p>0.000069</text:p>
          </table:table-cell>
          <table:table-cell office:value-type="string" calcext:value-type="string">
            <text:p>pink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0.004524" calcext:value-type="float">
            <text:p>0.004524</text:p>
          </table:table-cell>
          <table:table-cell table:number-columns-repeated="2"/>
          <table:table-cell office:value-type="float" office:value="0.000209" calcext:value-type="float">
            <text:p>0.000209</text:p>
          </table:table-cell>
          <table:table-cell office:value-type="string" calcext:value-type="string">
            <text:p>pink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float" office:value="27" calcext:value-type="float">
            <text:p>27</text:p>
          </table:table-cell>
          <table:table-cell/>
          <table:table-cell office:value-type="float" office:value="276.4" calcext:value-type="float">
            <text:p>276.4</text:p>
          </table:table-cell>
          <table:table-cell table:number-columns-repeated="2"/>
          <table:table-cell office:value-type="float" office:value="0.006581" calcext:value-type="float">
            <text:p>0.006581</text:p>
          </table:table-cell>
          <table:table-cell table:number-columns-repeated="2"/>
          <table:table-cell office:value-type="float" office:value="0.000299" calcext:value-type="float">
            <text:p>0.000299</text:p>
          </table:table-cell>
          <table:table-cell office:value-type="string" calcext:value-type="string">
            <text:p>pink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8" calcext:value-type="float">
            <text:p>28</text:p>
          </table:table-cell>
          <table:table-cell/>
          <table:table-cell office:value-type="float" office:value="302.9" calcext:value-type="float">
            <text:p>302.9</text:p>
          </table:table-cell>
          <table:table-cell table:number-columns-repeated="2"/>
          <table:table-cell office:value-type="float" office:value="0.005964" calcext:value-type="float">
            <text:p>0.005964</text:p>
          </table:table-cell>
          <table:table-cell table:number-columns-repeated="2"/>
          <table:table-cell office:value-type="float" office:value="0.000272" calcext:value-type="float">
            <text:p>0.000272</text:p>
          </table:table-cell>
          <table:table-cell office:value-type="string" calcext:value-type="string">
            <text:p>pink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29" calcext:value-type="float">
            <text:p>29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0.00545" calcext:value-type="float">
            <text:p>0.00545</text:p>
          </table:table-cell>
          <table:table-cell table:number-columns-repeated="2"/>
          <table:table-cell office:value-type="float" office:value="0.000249" calcext:value-type="float">
            <text:p>0.000249</text:p>
          </table:table-cell>
          <table:table-cell office:value-type="string" calcext:value-type="string">
            <text:p>pink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30" calcext:value-type="float">
            <text:p>30</text:p>
          </table:table-cell>
          <table:table-cell/>
          <table:table-cell office:value-type="float" office:value="383.8" calcext:value-type="float">
            <text:p>383.8</text:p>
          </table:table-cell>
          <table:table-cell table:number-columns-repeated="2"/>
          <table:table-cell office:value-type="float" office:value="0.005141" calcext:value-type="float">
            <text:p>0.005141</text:p>
          </table:table-cell>
          <table:table-cell table:number-columns-repeated="2"/>
          <table:table-cell office:value-type="float" office:value="0.000236" calcext:value-type="float">
            <text:p>0.000236</text:p>
          </table:table-cell>
          <table:table-cell office:value-type="string" calcext:value-type="string">
            <text:p>pink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3" number:min-integer-digits="1"/>
    </number:number-style>
    <number:number-style style:name="N133">
      <number:number number:decimal-places="1" number:min-integer-digits="1"/>
    </number:number-style>
    <number:time-style style:name="N134">
      <number:hours number:style="long"/>
    </number:time-style>
    <number:date-style style:name="N135">
      <number:month number:style="long"/>
    </number:date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integer-digits="3" number:min-exponent-digits="1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number-style style:name="N170">
      <number:number number:decimal-places="0" number:min-integer-digits="5"/>
    </number:number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13" number:min-integer-digits="1"/>
    </number:number-style>
    <number:number-style style:name="N173">
      <number:number number:decimal-places="14" number:min-integer-digits="1"/>
    </number:number-style>
    <number:number-style style:name="N174">
      <number:number number:decimal-places="15" number:min-integer-digits="1"/>
    </number:number-style>
    <number:number-style style:name="N175">
      <number:number number:decimal-places="16" number:min-integer-digits="1"/>
    </number:number-style>
    <number:number-style style:name="N176">
      <number:number number:decimal-places="0" number:min-integer-digits="0"/>
    </number:number-style>
    <number:number-style style:name="N177">
      <number:number number:decimal-places="1" number:min-integer-digits="0" number:decimal-replacement=""/>
      <number:text> m</number:text>
    </number:number-style>
    <number:number-style style:name="N178">
      <number:number number:decimal-places="3" number:min-integer-digits="0"/>
      <number:text> m</number:text>
    </number:number-style>
    <number:number-style style:name="N179">
      <number:number number:decimal-places="3" number:min-integer-digits="1"/>
      <number:text> m</number:text>
    </number:number-style>
    <number:number-style style:name="N180">
      <number:number number:decimal-places="3" number:min-integer-digits="1"/>
      <number:text> (13)</number:text>
    </number:number-style>
    <number:number-style style:name="N181">
      <number:number number:decimal-places="3" number:min-integer-digits="1"/>
      <number:text> (=I2)</number:text>
    </number:number-style>
    <number:number-style style:name="N182">
      <number:number number:decimal-places="0" number:min-integer-digits="0" number:grouping="true"/>
    </number:number-style>
    <number:currency-style style:name="N183">
      <number:number number:decimal-places="1" number:min-integer-digits="0" number:decimal-replacement=""/>
      <number:text> </number:text>
      <number:currency-symbol/>
      <number:text>pm$ </number:text>
    </number:currency-style>
    <number:number-style style:name="N184">
      <number:number number:decimal-places="1" number:min-integer-digits="0" number:decimal-replacement=""/>
      <number:text> </number:text>
    </number:number-style>
    <number:number-style style:name="N185">
      <number:number number:decimal-places="1" number:min-integer-digits="1"/>
      <number:text> =I</number:text>
    </number:number-style>
    <number:number-style style:name="N186">
      <number:number number:decimal-places="2" number:min-integer-digits="0" number:decimal-replacement="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2">00/00/0000</text:date>, <text:time style:data-style-name="N2" text:time-value="11:16:28.546651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4:04:26.805535811</meta:creation-date>
    <dc:date>2015-01-02T17:02:13.660437321</dc:date>
    <meta:editing-duration>P10DT14H8M49S</meta:editing-duration>
    <meta:editing-cycles>9</meta:editing-cycles>
    <meta:generator>LibreOffice/4.3.0.4$Linux_X86_64 LibreOffice_project/62ad5818884a2fc2e5780dd45466868d41009ec0</meta:generator>
    <meta:document-statistic meta:table-count="1" meta:cell-count="1391" meta:object-count="0"/>
  </office:meta>
</office:document-meta>
</file>